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69.99pt"/>
    </style:style>
    <style:style style:name="co4" style:family="table-column">
      <style:table-column-properties fo:break-before="auto" style:column-width="92.24pt"/>
    </style:style>
    <style:style style:name="co5" style:family="table-column">
      <style:table-column-properties fo:break-before="auto" style:column-width="3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style:style style:name="ce2" style:family="table-cell" style:parent-style-name="Default" style:data-style-name="N10000"/>
    <style:style style:name="ce3" style:family="table-cell" style:parent-style-name="Default" style:data-style-name="N121"/>
    <style:style style:name="ce5" style:family="table-cell" style:parent-style-name="Default" style:data-style-name="N10000">
      <style:table-cell-properties fo:background-color="#999999"/>
    </style:style>
    <style:style style:name="ce6" style:family="table-cell" style:parent-style-name="Default" style:data-style-name="N10000">
      <style:table-cell-properties fo:border-bottom="none" fo:border-left="none" fo:border-right="1.5pt solid #000000" fo:border-top="none"/>
    </style:style>
    <style:style style:name="ce7" style:family="table-cell" style:parent-style-name="Default" style:data-style-name="N10000">
      <style:table-cell-properties fo:border-bottom="none" fo:background-color="#999999" fo:border-left="none" fo:border-right="1.5pt solid #000000" fo:border-top="none"/>
    </style:style>
    <style:style style:name="ce8" style:family="table-cell" style:parent-style-name="Default" style:data-style-name="N10000">
      <style:text-properties fo:font-weight="bold" style:font-weight-asian="bold" style:font-weight-complex="bold"/>
    </style:style>
    <style:style style:name="ce9" style:family="table-cell" style:parent-style-name="Default" style:data-style-name="N10000">
      <style:table-cell-properties fo:background-color="#999999"/>
      <style:text-properties fo:font-weight="bold" style:font-weight-asian="bold" style:font-weight-complex="bold"/>
    </style:style>
    <style:style style:name="ce10" style:family="table-cell" style:parent-style-name="Default" style:data-style-name="N121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med1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1" table:number-columns-repeated="2" table:default-cell-style-name="ce2"/>
        <table:table-column table:style-name="co2" table:default-cell-style-name="ce3"/>
        <table:table-column table:style-name="co1" table:number-columns-repeated="1011" table:default-cell-style-name="ce2"/>
        <table:table-row table:style-name="ro1">
          <table:table-cell table:formula="of:=RAND()" office:value-type="float" office:value="0.151136945356975" calcext:value-type="float">
            <text:p>0,151136945356975</text:p>
          </table:table-cell>
          <table:table-cell table:formula="of:=ROUND([.A$1:.A$1048576];4)*100" office:value-type="float" office:value="15.11" calcext:value-type="float">
            <text:p>15,11</text:p>
          </table:table-cell>
          <table:table-cell table:style-name="ce2" table:formula="of:=MEDIAN([.B1])" office:value-type="float" office:value="15.11" calcext:value-type="float">
            <text:p>15,11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225160544714327" calcext:value-type="float">
            <text:p>0,225160544714327</text:p>
          </table:table-cell>
          <table:table-cell table:formula="of:=ROUND([.A$1:.A$1048576];4)*100" office:value-type="float" office:value="22.52" calcext:value-type="float">
            <text:p>22,52</text:p>
          </table:table-cell>
          <table:table-cell table:style-name="ce2" table:formula="of:=MEDIAN([.B2])" office:value-type="float" office:value="22.52" calcext:value-type="float">
            <text:p>22,52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359870130543352" calcext:value-type="float">
            <text:p>0,359870130543352</text:p>
          </table:table-cell>
          <table:table-cell table:formula="of:=ROUND([.A$1:.A$1048576];4)*100" office:value-type="float" office:value="35.99" calcext:value-type="float">
            <text:p>35,99</text:p>
          </table:table-cell>
          <table:table-cell table:style-name="ce2" table:formula="of:=MEDIAN([.B3])" office:value-type="float" office:value="35.99" calcext:value-type="float">
            <text:p>35,99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671081726129886" calcext:value-type="float">
            <text:p>0,671081726129886</text:p>
          </table:table-cell>
          <table:table-cell table:formula="of:=ROUND([.A$1:.A$1048576];4)*100" office:value-type="float" office:value="67.11" calcext:value-type="float">
            <text:p>67,11</text:p>
          </table:table-cell>
          <table:table-cell table:style-name="ce2" table:formula="of:=MEDIAN([.B4])" office:value-type="float" office:value="67.11" calcext:value-type="float">
            <text:p>67,11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725909679622796" calcext:value-type="float">
            <text:p>0,725909679622796</text:p>
          </table:table-cell>
          <table:table-cell table:formula="of:=ROUND([.A$1:.A$1048576];4)*100" office:value-type="float" office:value="72.59" calcext:value-type="float">
            <text:p>72,59</text:p>
          </table:table-cell>
          <table:table-cell table:style-name="ce2" table:formula="of:=MEDIAN([.B5])" office:value-type="float" office:value="72.59" calcext:value-type="float">
            <text:p>72,59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208563708975819" calcext:value-type="float">
            <text:p>0,208563708975819</text:p>
          </table:table-cell>
          <table:table-cell table:formula="of:=ROUND([.A$1:.A$1048576];4)*100" office:value-type="float" office:value="20.86" calcext:value-type="float">
            <text:p>20,86</text:p>
          </table:table-cell>
          <table:table-cell table:style-name="ce2" table:formula="of:=MEDIAN([.B6])" office:value-type="float" office:value="20.86" calcext:value-type="float">
            <text:p>20,86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771487373420062" calcext:value-type="float">
            <text:p>0,771487373420062</text:p>
          </table:table-cell>
          <table:table-cell table:formula="of:=ROUND([.A$1:.A$1048576];4)*100" office:value-type="float" office:value="77.15" calcext:value-type="float">
            <text:p>77,15</text:p>
          </table:table-cell>
          <table:table-cell table:style-name="ce2" table:formula="of:=MEDIAN([.B7])" office:value-type="float" office:value="77.15" calcext:value-type="float">
            <text:p>77,15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697445413932219" calcext:value-type="float">
            <text:p>0,697445413932219</text:p>
          </table:table-cell>
          <table:table-cell table:formula="of:=ROUND([.A$1:.A$1048576];4)*100" office:value-type="float" office:value="69.74" calcext:value-type="float">
            <text:p>69,74</text:p>
          </table:table-cell>
          <table:table-cell table:style-name="ce2" table:formula="of:=MEDIAN([.B8])" office:value-type="float" office:value="69.74" calcext:value-type="float">
            <text:p>69,74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146371967245968" calcext:value-type="float">
            <text:p>0,146371967245968</text:p>
          </table:table-cell>
          <table:table-cell table:formula="of:=ROUND([.A$1:.A$1048576];4)*100" office:value-type="float" office:value="14.64" calcext:value-type="float">
            <text:p>14,64</text:p>
          </table:table-cell>
          <table:table-cell table:style-name="ce2" table:formula="of:=MEDIAN([.B9])" office:value-type="float" office:value="14.64" calcext:value-type="float">
            <text:p>14,64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123572533100228" calcext:value-type="float">
            <text:p>0,123572533100228</text:p>
          </table:table-cell>
          <table:table-cell table:formula="of:=ROUND([.A$1:.A$1048576];4)*100" office:value-type="float" office:value="12.36" calcext:value-type="float">
            <text:p>12,36</text:p>
          </table:table-cell>
          <table:table-cell table:style-name="ce2" table:formula="of:=MEDIAN([.B10])" office:value-type="float" office:value="12.36" calcext:value-type="float">
            <text:p>12,36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946158306850783" calcext:value-type="float">
            <text:p>0,946158306850783</text:p>
          </table:table-cell>
          <table:table-cell table:formula="of:=ROUND([.A$1:.A$1048576];4)*100" office:value-type="float" office:value="94.62" calcext:value-type="float">
            <text:p>94,62</text:p>
          </table:table-cell>
          <table:table-cell table:style-name="ce2" table:formula="of:=MEDIAN([.B11])" office:value-type="float" office:value="94.62" calcext:value-type="float">
            <text:p>94,62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47074079590936" calcext:value-type="float">
            <text:p>0,47074079590936</text:p>
          </table:table-cell>
          <table:table-cell table:formula="of:=ROUND([.A$1:.A$1048576];4)*100" office:value-type="float" office:value="47.07" calcext:value-type="float">
            <text:p>47,07</text:p>
          </table:table-cell>
          <table:table-cell table:style-name="ce2" table:formula="of:=MEDIAN([.B12])" office:value-type="float" office:value="47.07" calcext:value-type="float">
            <text:p>47,07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262750280758972" calcext:value-type="float">
            <text:p>0,262750280758972</text:p>
          </table:table-cell>
          <table:table-cell table:formula="of:=ROUND([.A$1:.A$1048576];4)*100" office:value-type="float" office:value="26.28" calcext:value-type="float">
            <text:p>26,28</text:p>
          </table:table-cell>
          <table:table-cell table:style-name="ce2" table:formula="of:=MEDIAN([.B13])" office:value-type="float" office:value="26.28" calcext:value-type="float">
            <text:p>26,28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336820575125321" calcext:value-type="float">
            <text:p>0,336820575125321</text:p>
          </table:table-cell>
          <table:table-cell table:formula="of:=ROUND([.A$1:.A$1048576];4)*100" office:value-type="float" office:value="33.68" calcext:value-type="float">
            <text:p>33,68</text:p>
          </table:table-cell>
          <table:table-cell table:style-name="ce2" table:formula="of:=MEDIAN([.B14])" office:value-type="float" office:value="33.68" calcext:value-type="float">
            <text:p>33,68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594974746572112" calcext:value-type="float">
            <text:p>0,594974746572112</text:p>
          </table:table-cell>
          <table:table-cell table:formula="of:=ROUND([.A$1:.A$1048576];4)*100" office:value-type="float" office:value="59.5" calcext:value-type="float">
            <text:p>59,5</text:p>
          </table:table-cell>
          <table:table-cell table:style-name="ce2" table:formula="of:=MEDIAN([.B15])" office:value-type="float" office:value="59.5" calcext:value-type="float">
            <text:p>59,5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153237603663585" calcext:value-type="float">
            <text:p>0,153237603663585</text:p>
          </table:table-cell>
          <table:table-cell table:formula="of:=ROUND([.A$1:.A$1048576];4)*100" office:value-type="float" office:value="15.32" calcext:value-type="float">
            <text:p>15,32</text:p>
          </table:table-cell>
          <table:table-cell table:style-name="ce2" table:formula="of:=MEDIAN([.B16])" office:value-type="float" office:value="15.32" calcext:value-type="float">
            <text:p>15,32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0231579817831689" calcext:value-type="float">
            <text:p>0,023157981783169</text:p>
          </table:table-cell>
          <table:table-cell table:formula="of:=ROUND([.A$1:.A$1048576];4)*100" office:value-type="float" office:value="2.32" calcext:value-type="float">
            <text:p>2,32</text:p>
          </table:table-cell>
          <table:table-cell table:style-name="ce2" table:formula="of:=MEDIAN([.B17])" office:value-type="float" office:value="2.32" calcext:value-type="float">
            <text:p>2,32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00620988139490084" calcext:value-type="float">
            <text:p>0,006209881394901</text:p>
          </table:table-cell>
          <table:table-cell table:formula="of:=ROUND([.A$1:.A$1048576];4)*100" office:value-type="float" office:value="0.62" calcext:value-type="float">
            <text:p>0,62</text:p>
          </table:table-cell>
          <table:table-cell table:style-name="ce2" table:formula="of:=MEDIAN([.B18])" office:value-type="float" office:value="0.62" calcext:value-type="float">
            <text:p>0,62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249053880906733" calcext:value-type="float">
            <text:p>0,249053880906733</text:p>
          </table:table-cell>
          <table:table-cell table:formula="of:=ROUND([.A$1:.A$1048576];4)*100" office:value-type="float" office:value="24.91" calcext:value-type="float">
            <text:p>24,91</text:p>
          </table:table-cell>
          <table:table-cell table:style-name="ce2" table:formula="of:=MEDIAN([.B19])" office:value-type="float" office:value="24.91" calcext:value-type="float">
            <text:p>24,91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970097327611936" calcext:value-type="float">
            <text:p>0,970097327611936</text:p>
          </table:table-cell>
          <table:table-cell table:formula="of:=ROUND([.A$1:.A$1048576];4)*100" office:value-type="float" office:value="97.01" calcext:value-type="float">
            <text:p>97,01</text:p>
          </table:table-cell>
          <table:table-cell table:style-name="ce2" table:formula="of:=MEDIAN([.B20])" office:value-type="float" office:value="97.01" calcext:value-type="float">
            <text:p>97,01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789864266517794" calcext:value-type="float">
            <text:p>0,789864266517794</text:p>
          </table:table-cell>
          <table:table-cell table:formula="of:=ROUND([.A$1:.A$1048576];4)*100" office:value-type="float" office:value="78.99" calcext:value-type="float">
            <text:p>78,99</text:p>
          </table:table-cell>
          <table:table-cell table:style-name="ce2" table:formula="of:=MEDIAN([.B21])" office:value-type="float" office:value="78.99" calcext:value-type="float">
            <text:p>78,99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823764650145593" calcext:value-type="float">
            <text:p>0,823764650145593</text:p>
          </table:table-cell>
          <table:table-cell table:formula="of:=ROUND([.A$1:.A$1048576];4)*100" office:value-type="float" office:value="82.38" calcext:value-type="float">
            <text:p>82,38</text:p>
          </table:table-cell>
          <table:table-cell table:style-name="ce2" table:formula="of:=MEDIAN([.B22])" office:value-type="float" office:value="82.38" calcext:value-type="float">
            <text:p>82,38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906927805076634" calcext:value-type="float">
            <text:p>0,906927805076634</text:p>
          </table:table-cell>
          <table:table-cell table:formula="of:=ROUND([.A$1:.A$1048576];4)*100" office:value-type="float" office:value="90.69" calcext:value-type="float">
            <text:p>90,69</text:p>
          </table:table-cell>
          <table:table-cell table:style-name="ce2" table:formula="of:=MEDIAN([.B23])" office:value-type="float" office:value="90.69" calcext:value-type="float">
            <text:p>90,69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39770778405645" calcext:value-type="float">
            <text:p>0,39770778405645</text:p>
          </table:table-cell>
          <table:table-cell table:formula="of:=ROUND([.A$1:.A$1048576];4)*100" office:value-type="float" office:value="39.77" calcext:value-type="float">
            <text:p>39,77</text:p>
          </table:table-cell>
          <table:table-cell table:style-name="ce2" table:formula="of:=MEDIAN([.B24])" office:value-type="float" office:value="39.77" calcext:value-type="float">
            <text:p>39,77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199607376866328" calcext:value-type="float">
            <text:p>0,199607376866328</text:p>
          </table:table-cell>
          <table:table-cell table:formula="of:=ROUND([.A$1:.A$1048576];4)*100" office:value-type="float" office:value="19.96" calcext:value-type="float">
            <text:p>19,96</text:p>
          </table:table-cell>
          <table:table-cell table:style-name="ce2" table:formula="of:=MEDIAN([.B25])" office:value-type="float" office:value="19.96" calcext:value-type="float">
            <text:p>19,96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955252311854213" calcext:value-type="float">
            <text:p>0,955252311854213</text:p>
          </table:table-cell>
          <table:table-cell table:formula="of:=ROUND([.A$1:.A$1048576];4)*100" office:value-type="float" office:value="95.53" calcext:value-type="float">
            <text:p>95,53</text:p>
          </table:table-cell>
          <table:table-cell table:style-name="ce2" table:formula="of:=MEDIAN([.B26])" office:value-type="float" office:value="95.53" calcext:value-type="float">
            <text:p>95,53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549101371062461" calcext:value-type="float">
            <text:p>0,549101371062461</text:p>
          </table:table-cell>
          <table:table-cell table:formula="of:=ROUND([.A$1:.A$1048576];4)*100" office:value-type="float" office:value="54.91" calcext:value-type="float">
            <text:p>54,91</text:p>
          </table:table-cell>
          <table:table-cell table:style-name="ce2" table:formula="of:=MEDIAN([.B27])" office:value-type="float" office:value="54.91" calcext:value-type="float">
            <text:p>54,91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0315888198413927" calcext:value-type="float">
            <text:p>0,031588819841393</text:p>
          </table:table-cell>
          <table:table-cell table:formula="of:=ROUND([.A$1:.A$1048576];4)*100" office:value-type="float" office:value="3.16" calcext:value-type="float">
            <text:p>3,16</text:p>
          </table:table-cell>
          <table:table-cell table:style-name="ce2" table:formula="of:=MEDIAN([.B28])" office:value-type="float" office:value="3.16" calcext:value-type="float">
            <text:p>3,16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215364296973912" calcext:value-type="float">
            <text:p>0,215364296973912</text:p>
          </table:table-cell>
          <table:table-cell table:formula="of:=ROUND([.A$1:.A$1048576];4)*100" office:value-type="float" office:value="21.54" calcext:value-type="float">
            <text:p>21,54</text:p>
          </table:table-cell>
          <table:table-cell table:style-name="ce2" table:formula="of:=MEDIAN([.B29])" office:value-type="float" office:value="21.54" calcext:value-type="float">
            <text:p>21,54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396269853628461" calcext:value-type="float">
            <text:p>0,396269853628461</text:p>
          </table:table-cell>
          <table:table-cell table:formula="of:=ROUND([.A$1:.A$1048576];4)*100" office:value-type="float" office:value="39.63" calcext:value-type="float">
            <text:p>39,63</text:p>
          </table:table-cell>
          <table:table-cell table:style-name="ce2" table:formula="of:=MEDIAN([.B30])" office:value-type="float" office:value="39.63" calcext:value-type="float">
            <text:p>39,63</text:p>
          </table:table-cell>
          <table:table-cell table:style-name="ce2"/>
          <table:table-cell table:number-columns-repeated="8"/>
          <table:table-cell table:style-name="ce2"/>
          <table:table-cell table:number-columns-repeated="1011"/>
        </table:table-row>
        <table:table-row table:style-name="ro1">
          <table:table-cell table:formula="of:=RAND()" office:value-type="float" office:value="0.852490949645501" calcext:value-type="float">
            <text:p>0,852490949645501</text:p>
          </table:table-cell>
          <table:table-cell table:formula="of:=ROUND([.A$1:.A$1048576];4)*100" office:value-type="float" office:value="85.25" calcext:value-type="float">
            <text:p>85,25</text:p>
          </table:table-cell>
          <table:table-cell table:style-name="ce2" table:formula="of:=MEDIAN([.B31])" office:value-type="float" office:value="85.25" calcext:value-type="float">
            <text:p>85,25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629114969702182" calcext:value-type="float">
            <text:p>0,629114969702182</text:p>
          </table:table-cell>
          <table:table-cell table:formula="of:=ROUND([.A$1:.A$1048576];4)*100" office:value-type="float" office:value="62.91" calcext:value-type="float">
            <text:p>62,91</text:p>
          </table:table-cell>
          <table:table-cell table:style-name="ce2" table:formula="of:=MEDIAN([.B32])" office:value-type="float" office:value="62.91" calcext:value-type="float">
            <text:p>62,91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25112108460408" calcext:value-type="float">
            <text:p>0,925112108460408</text:p>
          </table:table-cell>
          <table:table-cell table:formula="of:=ROUND([.A$1:.A$1048576];4)*100" office:value-type="float" office:value="92.51" calcext:value-type="float">
            <text:p>92,51</text:p>
          </table:table-cell>
          <table:table-cell table:style-name="ce2" table:formula="of:=MEDIAN([.B33])" office:value-type="float" office:value="92.51" calcext:value-type="float">
            <text:p>92,51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898846400033995" calcext:value-type="float">
            <text:p>0,898846400033995</text:p>
          </table:table-cell>
          <table:table-cell table:formula="of:=ROUND([.A$1:.A$1048576];4)*100" office:value-type="float" office:value="89.88" calcext:value-type="float">
            <text:p>89,88</text:p>
          </table:table-cell>
          <table:table-cell table:style-name="ce2" table:formula="of:=MEDIAN([.B34])" office:value-type="float" office:value="89.88" calcext:value-type="float">
            <text:p>89,8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344793781557191" calcext:value-type="float">
            <text:p>0,344793781557191</text:p>
          </table:table-cell>
          <table:table-cell table:formula="of:=ROUND([.A$1:.A$1048576];4)*100" office:value-type="float" office:value="34.48" calcext:value-type="float">
            <text:p>34,48</text:p>
          </table:table-cell>
          <table:table-cell table:style-name="ce2" table:formula="of:=MEDIAN([.B35])" office:value-type="float" office:value="34.48" calcext:value-type="float">
            <text:p>34,4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0379503779914385" calcext:value-type="float">
            <text:p>0,037950377991439</text:p>
          </table:table-cell>
          <table:table-cell table:formula="of:=ROUND([.A$1:.A$1048576];4)*100" office:value-type="float" office:value="3.8" calcext:value-type="float">
            <text:p>3,8</text:p>
          </table:table-cell>
          <table:table-cell table:style-name="ce2" table:formula="of:=MEDIAN([.B36])" office:value-type="float" office:value="3.8" calcext:value-type="float">
            <text:p>3,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594613485340699" calcext:value-type="float">
            <text:p>0,594613485340699</text:p>
          </table:table-cell>
          <table:table-cell table:formula="of:=ROUND([.A$1:.A$1048576];4)*100" office:value-type="float" office:value="59.46" calcext:value-type="float">
            <text:p>59,46</text:p>
          </table:table-cell>
          <table:table-cell table:style-name="ce2" table:formula="of:=MEDIAN([.B37])" office:value-type="float" office:value="59.46" calcext:value-type="float">
            <text:p>59,46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0236237703938735" calcext:value-type="float">
            <text:p>0,023623770393874</text:p>
          </table:table-cell>
          <table:table-cell table:formula="of:=ROUND([.A$1:.A$1048576];4)*100" office:value-type="float" office:value="2.36" calcext:value-type="float">
            <text:p>2,36</text:p>
          </table:table-cell>
          <table:table-cell table:style-name="ce2" table:formula="of:=MEDIAN([.B38])" office:value-type="float" office:value="2.36" calcext:value-type="float">
            <text:p>2,36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753820481072112" calcext:value-type="float">
            <text:p>0,753820481072112</text:p>
          </table:table-cell>
          <table:table-cell table:formula="of:=ROUND([.A$1:.A$1048576];4)*100" office:value-type="float" office:value="75.38" calcext:value-type="float">
            <text:p>75,38</text:p>
          </table:table-cell>
          <table:table-cell table:style-name="ce2" table:formula="of:=MEDIAN([.B39])" office:value-type="float" office:value="75.38" calcext:value-type="float">
            <text:p>75,3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48374917326043" calcext:value-type="float">
            <text:p>0,48374917326043</text:p>
          </table:table-cell>
          <table:table-cell table:formula="of:=ROUND([.A$1:.A$1048576];4)*100" office:value-type="float" office:value="48.37" calcext:value-type="float">
            <text:p>48,37</text:p>
          </table:table-cell>
          <table:table-cell table:style-name="ce2" table:formula="of:=MEDIAN([.B40])" office:value-type="float" office:value="48.37" calcext:value-type="float">
            <text:p>48,37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488309103224759" calcext:value-type="float">
            <text:p>0,488309103224759</text:p>
          </table:table-cell>
          <table:table-cell table:formula="of:=ROUND([.A$1:.A$1048576];4)*100" office:value-type="float" office:value="48.83" calcext:value-type="float">
            <text:p>48,83</text:p>
          </table:table-cell>
          <table:table-cell table:style-name="ce2" table:formula="of:=MEDIAN([.B41])" office:value-type="float" office:value="48.83" calcext:value-type="float">
            <text:p>48,83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8845361787742" calcext:value-type="float">
            <text:p>0,8845361787742</text:p>
          </table:table-cell>
          <table:table-cell table:formula="of:=ROUND([.A$1:.A$1048576];4)*100" office:value-type="float" office:value="88.45" calcext:value-type="float">
            <text:p>88,45</text:p>
          </table:table-cell>
          <table:table-cell table:style-name="ce2" table:formula="of:=MEDIAN([.B42])" office:value-type="float" office:value="88.45" calcext:value-type="float">
            <text:p>88,45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267593512717194" calcext:value-type="float">
            <text:p>0,267593512717194</text:p>
          </table:table-cell>
          <table:table-cell table:formula="of:=ROUND([.A$1:.A$1048576];4)*100" office:value-type="float" office:value="26.76" calcext:value-type="float">
            <text:p>26,76</text:p>
          </table:table-cell>
          <table:table-cell table:style-name="ce2" table:formula="of:=MEDIAN([.B43])" office:value-type="float" office:value="26.76" calcext:value-type="float">
            <text:p>26,76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91819343427331" calcext:value-type="float">
            <text:p>0,991819343427331</text:p>
          </table:table-cell>
          <table:table-cell table:formula="of:=ROUND([.A$1:.A$1048576];4)*100" office:value-type="float" office:value="99.18" calcext:value-type="float">
            <text:p>99,18</text:p>
          </table:table-cell>
          <table:table-cell table:style-name="ce2" table:formula="of:=MEDIAN([.B44])" office:value-type="float" office:value="99.18" calcext:value-type="float">
            <text:p>99,1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219596279622878" calcext:value-type="float">
            <text:p>0,219596279622878</text:p>
          </table:table-cell>
          <table:table-cell table:formula="of:=ROUND([.A$1:.A$1048576];4)*100" office:value-type="float" office:value="21.96" calcext:value-type="float">
            <text:p>21,96</text:p>
          </table:table-cell>
          <table:table-cell table:style-name="ce2" table:formula="of:=MEDIAN([.B45])" office:value-type="float" office:value="21.96" calcext:value-type="float">
            <text:p>21,96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405378885804654" calcext:value-type="float">
            <text:p>0,405378885804654</text:p>
          </table:table-cell>
          <table:table-cell table:formula="of:=ROUND([.A$1:.A$1048576];4)*100" office:value-type="float" office:value="40.54" calcext:value-type="float">
            <text:p>40,54</text:p>
          </table:table-cell>
          <table:table-cell table:style-name="ce2" table:formula="of:=MEDIAN([.B46])" office:value-type="float" office:value="40.54" calcext:value-type="float">
            <text:p>40,54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677780647208897" calcext:value-type="float">
            <text:p>0,677780647208897</text:p>
          </table:table-cell>
          <table:table-cell table:formula="of:=ROUND([.A$1:.A$1048576];4)*100" office:value-type="float" office:value="67.78" calcext:value-type="float">
            <text:p>67,78</text:p>
          </table:table-cell>
          <table:table-cell table:style-name="ce2" table:formula="of:=MEDIAN([.B47])" office:value-type="float" office:value="67.78" calcext:value-type="float">
            <text:p>67,78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512564932372968" calcext:value-type="float">
            <text:p>0,512564932372968</text:p>
          </table:table-cell>
          <table:table-cell table:formula="of:=ROUND([.A$1:.A$1048576];4)*100" office:value-type="float" office:value="51.26" calcext:value-type="float">
            <text:p>51,26</text:p>
          </table:table-cell>
          <table:table-cell table:style-name="ce2" table:formula="of:=MEDIAN([.B48])" office:value-type="float" office:value="51.26" calcext:value-type="float">
            <text:p>51,26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958606106441624" calcext:value-type="float">
            <text:p>0,958606106441624</text:p>
          </table:table-cell>
          <table:table-cell table:formula="of:=ROUND([.A$1:.A$1048576];4)*100" office:value-type="float" office:value="95.86" calcext:value-type="float">
            <text:p>95,86</text:p>
          </table:table-cell>
          <table:table-cell table:style-name="ce2" table:formula="of:=MEDIAN([.B49])" office:value-type="float" office:value="95.86" calcext:value-type="float">
            <text:p>95,86</text:p>
          </table:table-cell>
          <table:table-cell table:number-columns-repeated="1021"/>
        </table:table-row>
        <table:table-row table:style-name="ro1">
          <table:table-cell table:formula="of:=RAND()" office:value-type="float" office:value="0.225228530370093" calcext:value-type="float">
            <text:p>0,225228530370093</text:p>
          </table:table-cell>
          <table:table-cell table:formula="of:=ROUND([.A$1:.A$1048576];4)*100" office:value-type="float" office:value="22.52" calcext:value-type="float">
            <text:p>22,52</text:p>
          </table:table-cell>
          <table:table-cell table:style-name="ce2" table:formula="of:=MEDIAN([.B50])" office:value-type="float" office:value="22.52" calcext:value-type="float">
            <text:p>22,52</text:p>
          </table:table-cell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2" table:style-name="ta1">
        <table:table-column table:style-name="co1" table:default-cell-style-name="ce2"/>
        <table:table-column table:style-name="co5" table:default-cell-style-name="ce6"/>
        <table:table-column table:style-name="co1" table:default-cell-style-name="ce2"/>
        <table:table-column table:style-name="co5" table:default-cell-style-name="ce6"/>
        <table:table-column table:style-name="co2" table:default-cell-style-name="ce10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formula="of:=RAND()" office:value-type="float" office:value="0.42800577032598" calcext:value-type="float">
            <text:p>0,42800577032598</text:p>
          </table:table-cell>
          <table:table-cell table:formula="of:=ROUND([.A$1:.A$1048576];4)*100" office:value-type="float" office:value="42.8" calcext:value-type="float">
            <text:p>42,8</text:p>
          </table:table-cell>
          <table:table-cell table:formula="of:=RAND()" office:value-type="float" office:value="0.713779739549147" calcext:value-type="float">
            <text:p>0,713779739549147</text:p>
          </table:table-cell>
          <table:table-cell table:formula="of:=ROUND([.C$1:.C$1048576];4)*100" office:value-type="float" office:value="71.38" calcext:value-type="float">
            <text:p>71,38</text:p>
          </table:table-cell>
          <table:table-cell table:style-name="ce8" table:formula="of:=MEDIAN([.B1];[.D1])" office:value-type="float" office:value="57.09" calcext:value-type="float">
            <text:p>57,09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0918038757634633" calcext:value-type="float">
            <text:p>0,091803875763463</text:p>
          </table:table-cell>
          <table:table-cell table:style-name="ce7" table:formula="of:=ROUND([.A$1:.A$1048576];4)*100" office:value-type="float" office:value="9.18" calcext:value-type="float">
            <text:p>9,18</text:p>
          </table:table-cell>
          <table:table-cell table:style-name="ce5" table:formula="of:=RAND()" office:value-type="float" office:value="0.0850676536337218" calcext:value-type="float">
            <text:p>0,085067653633722</text:p>
          </table:table-cell>
          <table:table-cell table:style-name="ce7" table:formula="of:=ROUND([.C$1:.C$1048576];4)*100" office:value-type="float" office:value="8.51" calcext:value-type="float">
            <text:p>8,51</text:p>
          </table:table-cell>
          <table:table-cell table:style-name="ce9" table:formula="of:=MEDIAN([.B2];[.D2])" office:value-type="float" office:value="8.845" calcext:value-type="float">
            <text:p>8,845</text:p>
          </table:table-cell>
          <table:table-cell table:style-name="ce11" table:number-columns-repeated="10"/>
          <table:table-cell/>
          <table:table-cell table:style-name="ce11" table:number-columns-repeated="1008"/>
        </table:table-row>
        <table:table-row table:style-name="ro1">
          <table:table-cell table:formula="of:=RAND()" office:value-type="float" office:value="0.567205905769774" calcext:value-type="float">
            <text:p>0,567205905769774</text:p>
          </table:table-cell>
          <table:table-cell table:formula="of:=ROUND([.A$1:.A$1048576];4)*100" office:value-type="float" office:value="56.72" calcext:value-type="float">
            <text:p>56,72</text:p>
          </table:table-cell>
          <table:table-cell table:formula="of:=RAND()" office:value-type="float" office:value="0.565991699592123" calcext:value-type="float">
            <text:p>0,565991699592123</text:p>
          </table:table-cell>
          <table:table-cell table:formula="of:=ROUND([.C$1:.C$1048576];4)*100" office:value-type="float" office:value="56.6" calcext:value-type="float">
            <text:p>56,6</text:p>
          </table:table-cell>
          <table:table-cell table:style-name="ce8" table:formula="of:=MEDIAN([.B3];[.D3])" office:value-type="float" office:value="56.66" calcext:value-type="float">
            <text:p>56,66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338218007910157" calcext:value-type="float">
            <text:p>0,338218007910157</text:p>
          </table:table-cell>
          <table:table-cell table:style-name="ce7" table:formula="of:=ROUND([.A$1:.A$1048576];4)*100" office:value-type="float" office:value="33.82" calcext:value-type="float">
            <text:p>33,82</text:p>
          </table:table-cell>
          <table:table-cell table:style-name="ce5" table:formula="of:=RAND()" office:value-type="float" office:value="0.0249442872370315" calcext:value-type="float">
            <text:p>0,024944287237032</text:p>
          </table:table-cell>
          <table:table-cell table:style-name="ce7" table:formula="of:=ROUND([.C$1:.C$1048576];4)*100" office:value-type="float" office:value="2.49" calcext:value-type="float">
            <text:p>2,49</text:p>
          </table:table-cell>
          <table:table-cell table:style-name="ce9" table:formula="of:=MEDIAN([.B4];[.D4])" office:value-type="float" office:value="18.155" calcext:value-type="float">
            <text:p>18,15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522054632421721" calcext:value-type="float">
            <text:p>0,522054632421721</text:p>
          </table:table-cell>
          <table:table-cell table:formula="of:=ROUND([.A$1:.A$1048576];4)*100" office:value-type="float" office:value="52.21" calcext:value-type="float">
            <text:p>52,21</text:p>
          </table:table-cell>
          <table:table-cell table:formula="of:=RAND()" office:value-type="float" office:value="0.865137103827464" calcext:value-type="float">
            <text:p>0,865137103827464</text:p>
          </table:table-cell>
          <table:table-cell table:formula="of:=ROUND([.C$1:.C$1048576];4)*100" office:value-type="float" office:value="86.51" calcext:value-type="float">
            <text:p>86,51</text:p>
          </table:table-cell>
          <table:table-cell table:style-name="ce8" table:formula="of:=MEDIAN([.B5];[.D5])" office:value-type="float" office:value="69.36" calcext:value-type="float">
            <text:p>69,36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317336256368326" calcext:value-type="float">
            <text:p>0,317336256368326</text:p>
          </table:table-cell>
          <table:table-cell table:style-name="ce7" table:formula="of:=ROUND([.A$1:.A$1048576];4)*100" office:value-type="float" office:value="31.73" calcext:value-type="float">
            <text:p>31,73</text:p>
          </table:table-cell>
          <table:table-cell table:style-name="ce5" table:formula="of:=RAND()" office:value-type="float" office:value="0.248008272061035" calcext:value-type="float">
            <text:p>0,248008272061035</text:p>
          </table:table-cell>
          <table:table-cell table:style-name="ce7" table:formula="of:=ROUND([.C$1:.C$1048576];4)*100" office:value-type="float" office:value="24.8" calcext:value-type="float">
            <text:p>24,8</text:p>
          </table:table-cell>
          <table:table-cell table:style-name="ce9" table:formula="of:=MEDIAN([.B6];[.D6])" office:value-type="float" office:value="28.265" calcext:value-type="float">
            <text:p>28,26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289984034716372" calcext:value-type="float">
            <text:p>0,289984034716372</text:p>
          </table:table-cell>
          <table:table-cell table:formula="of:=ROUND([.A$1:.A$1048576];4)*100" office:value-type="float" office:value="29" calcext:value-type="float">
            <text:p>29</text:p>
          </table:table-cell>
          <table:table-cell table:formula="of:=RAND()" office:value-type="float" office:value="0.110896278649119" calcext:value-type="float">
            <text:p>0,110896278649119</text:p>
          </table:table-cell>
          <table:table-cell table:formula="of:=ROUND([.C$1:.C$1048576];4)*100" office:value-type="float" office:value="11.09" calcext:value-type="float">
            <text:p>11,09</text:p>
          </table:table-cell>
          <table:table-cell table:style-name="ce8" table:formula="of:=MEDIAN([.B7];[.D7])" office:value-type="float" office:value="20.045" calcext:value-type="float">
            <text:p>20,045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963672852342047" calcext:value-type="float">
            <text:p>0,963672852342047</text:p>
          </table:table-cell>
          <table:table-cell table:style-name="ce7" table:formula="of:=ROUND([.A$1:.A$1048576];4)*100" office:value-type="float" office:value="96.37" calcext:value-type="float">
            <text:p>96,37</text:p>
          </table:table-cell>
          <table:table-cell table:style-name="ce5" table:formula="of:=RAND()" office:value-type="float" office:value="0.69135799471811" calcext:value-type="float">
            <text:p>0,69135799471811</text:p>
          </table:table-cell>
          <table:table-cell table:style-name="ce7" table:formula="of:=ROUND([.C$1:.C$1048576];4)*100" office:value-type="float" office:value="69.14" calcext:value-type="float">
            <text:p>69,14</text:p>
          </table:table-cell>
          <table:table-cell table:style-name="ce9" table:formula="of:=MEDIAN([.B8];[.D8])" office:value-type="float" office:value="82.755" calcext:value-type="float">
            <text:p>82,75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0319718030352737" calcext:value-type="float">
            <text:p>0,031971803035274</text:p>
          </table:table-cell>
          <table:table-cell table:formula="of:=ROUND([.A$1:.A$1048576];4)*100" office:value-type="float" office:value="3.2" calcext:value-type="float">
            <text:p>3,2</text:p>
          </table:table-cell>
          <table:table-cell table:formula="of:=RAND()" office:value-type="float" office:value="0.150954130932188" calcext:value-type="float">
            <text:p>0,150954130932188</text:p>
          </table:table-cell>
          <table:table-cell table:formula="of:=ROUND([.C$1:.C$1048576];4)*100" office:value-type="float" office:value="15.1" calcext:value-type="float">
            <text:p>15,1</text:p>
          </table:table-cell>
          <table:table-cell table:style-name="ce8" table:formula="of:=MEDIAN([.B9];[.D9])" office:value-type="float" office:value="9.15" calcext:value-type="float">
            <text:p>9,15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747323177256077" calcext:value-type="float">
            <text:p>0,747323177256077</text:p>
          </table:table-cell>
          <table:table-cell table:style-name="ce7" table:formula="of:=ROUND([.A$1:.A$1048576];4)*100" office:value-type="float" office:value="74.73" calcext:value-type="float">
            <text:p>74,73</text:p>
          </table:table-cell>
          <table:table-cell table:style-name="ce5" table:formula="of:=RAND()" office:value-type="float" office:value="0.0626072714766291" calcext:value-type="float">
            <text:p>0,062607271476629</text:p>
          </table:table-cell>
          <table:table-cell table:style-name="ce7" table:formula="of:=ROUND([.C$1:.C$1048576];4)*100" office:value-type="float" office:value="6.26" calcext:value-type="float">
            <text:p>6,26</text:p>
          </table:table-cell>
          <table:table-cell table:style-name="ce9" table:formula="of:=MEDIAN([.B10];[.D10])" office:value-type="float" office:value="40.495" calcext:value-type="float">
            <text:p>40,49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249415302875849" calcext:value-type="float">
            <text:p>0,249415302875849</text:p>
          </table:table-cell>
          <table:table-cell table:formula="of:=ROUND([.A$1:.A$1048576];4)*100" office:value-type="float" office:value="24.94" calcext:value-type="float">
            <text:p>24,94</text:p>
          </table:table-cell>
          <table:table-cell table:formula="of:=RAND()" office:value-type="float" office:value="0.352209438223587" calcext:value-type="float">
            <text:p>0,352209438223587</text:p>
          </table:table-cell>
          <table:table-cell table:formula="of:=ROUND([.C$1:.C$1048576];4)*100" office:value-type="float" office:value="35.22" calcext:value-type="float">
            <text:p>35,22</text:p>
          </table:table-cell>
          <table:table-cell table:style-name="ce8" table:formula="of:=MEDIAN([.B11];[.D11])" office:value-type="float" office:value="30.08" calcext:value-type="float">
            <text:p>30,08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485189963056767" calcext:value-type="float">
            <text:p>0,485189963056767</text:p>
          </table:table-cell>
          <table:table-cell table:style-name="ce7" table:formula="of:=ROUND([.A$1:.A$1048576];4)*100" office:value-type="float" office:value="48.52" calcext:value-type="float">
            <text:p>48,52</text:p>
          </table:table-cell>
          <table:table-cell table:style-name="ce5" table:formula="of:=RAND()" office:value-type="float" office:value="0.749123963643196" calcext:value-type="float">
            <text:p>0,749123963643196</text:p>
          </table:table-cell>
          <table:table-cell table:style-name="ce7" table:formula="of:=ROUND([.C$1:.C$1048576];4)*100" office:value-type="float" office:value="74.91" calcext:value-type="float">
            <text:p>74,91</text:p>
          </table:table-cell>
          <table:table-cell table:style-name="ce9" table:formula="of:=MEDIAN([.B12];[.D12])" office:value-type="float" office:value="61.715" calcext:value-type="float">
            <text:p>61,71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292587028365078" calcext:value-type="float">
            <text:p>0,292587028365078</text:p>
          </table:table-cell>
          <table:table-cell table:formula="of:=ROUND([.A$1:.A$1048576];4)*100" office:value-type="float" office:value="29.26" calcext:value-type="float">
            <text:p>29,26</text:p>
          </table:table-cell>
          <table:table-cell table:formula="of:=RAND()" office:value-type="float" office:value="0.348438373930811" calcext:value-type="float">
            <text:p>0,348438373930811</text:p>
          </table:table-cell>
          <table:table-cell table:formula="of:=ROUND([.C$1:.C$1048576];4)*100" office:value-type="float" office:value="34.84" calcext:value-type="float">
            <text:p>34,84</text:p>
          </table:table-cell>
          <table:table-cell table:style-name="ce8" table:formula="of:=MEDIAN([.B13];[.D13])" office:value-type="float" office:value="32.05" calcext:value-type="float">
            <text:p>32,05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353709259133795" calcext:value-type="float">
            <text:p>0,353709259133795</text:p>
          </table:table-cell>
          <table:table-cell table:style-name="ce7" table:formula="of:=ROUND([.A$1:.A$1048576];4)*100" office:value-type="float" office:value="35.37" calcext:value-type="float">
            <text:p>35,37</text:p>
          </table:table-cell>
          <table:table-cell table:style-name="ce5" table:formula="of:=RAND()" office:value-type="float" office:value="0.268316358614602" calcext:value-type="float">
            <text:p>0,268316358614602</text:p>
          </table:table-cell>
          <table:table-cell table:style-name="ce7" table:formula="of:=ROUND([.C$1:.C$1048576];4)*100" office:value-type="float" office:value="26.83" calcext:value-type="float">
            <text:p>26,83</text:p>
          </table:table-cell>
          <table:table-cell table:style-name="ce9" table:formula="of:=MEDIAN([.B14];[.D14])" office:value-type="float" office:value="31.1" calcext:value-type="float">
            <text:p>31,1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157219165090144" calcext:value-type="float">
            <text:p>0,157219165090144</text:p>
          </table:table-cell>
          <table:table-cell table:formula="of:=ROUND([.A$1:.A$1048576];4)*100" office:value-type="float" office:value="15.72" calcext:value-type="float">
            <text:p>15,72</text:p>
          </table:table-cell>
          <table:table-cell table:formula="of:=RAND()" office:value-type="float" office:value="0.0975514049718931" calcext:value-type="float">
            <text:p>0,097551404971893</text:p>
          </table:table-cell>
          <table:table-cell table:formula="of:=ROUND([.C$1:.C$1048576];4)*100" office:value-type="float" office:value="9.76" calcext:value-type="float">
            <text:p>9,76</text:p>
          </table:table-cell>
          <table:table-cell table:style-name="ce8" table:formula="of:=MEDIAN([.B15];[.D15])" office:value-type="float" office:value="12.74" calcext:value-type="float">
            <text:p>12,74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171412387555678" calcext:value-type="float">
            <text:p>0,171412387555678</text:p>
          </table:table-cell>
          <table:table-cell table:style-name="ce7" table:formula="of:=ROUND([.A$1:.A$1048576];4)*100" office:value-type="float" office:value="17.14" calcext:value-type="float">
            <text:p>17,14</text:p>
          </table:table-cell>
          <table:table-cell table:style-name="ce5" table:formula="of:=RAND()" office:value-type="float" office:value="0.944698501983054" calcext:value-type="float">
            <text:p>0,944698501983054</text:p>
          </table:table-cell>
          <table:table-cell table:style-name="ce7" table:formula="of:=ROUND([.C$1:.C$1048576];4)*100" office:value-type="float" office:value="94.47" calcext:value-type="float">
            <text:p>94,47</text:p>
          </table:table-cell>
          <table:table-cell table:style-name="ce9" table:formula="of:=MEDIAN([.B16];[.D16])" office:value-type="float" office:value="55.805" calcext:value-type="float">
            <text:p>55,80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436287024363112" calcext:value-type="float">
            <text:p>0,436287024363112</text:p>
          </table:table-cell>
          <table:table-cell table:formula="of:=ROUND([.A$1:.A$1048576];4)*100" office:value-type="float" office:value="43.63" calcext:value-type="float">
            <text:p>43,63</text:p>
          </table:table-cell>
          <table:table-cell table:formula="of:=RAND()" office:value-type="float" office:value="0.5882826690214" calcext:value-type="float">
            <text:p>0,5882826690214</text:p>
          </table:table-cell>
          <table:table-cell table:formula="of:=ROUND([.C$1:.C$1048576];4)*100" office:value-type="float" office:value="58.83" calcext:value-type="float">
            <text:p>58,83</text:p>
          </table:table-cell>
          <table:table-cell table:style-name="ce8" table:formula="of:=MEDIAN([.B17];[.D17])" office:value-type="float" office:value="51.23" calcext:value-type="float">
            <text:p>51,23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310406166395677" calcext:value-type="float">
            <text:p>0,310406166395677</text:p>
          </table:table-cell>
          <table:table-cell table:style-name="ce7" table:formula="of:=ROUND([.A$1:.A$1048576];4)*100" office:value-type="float" office:value="31.04" calcext:value-type="float">
            <text:p>31,04</text:p>
          </table:table-cell>
          <table:table-cell table:style-name="ce5" table:formula="of:=RAND()" office:value-type="float" office:value="0.273661078589356" calcext:value-type="float">
            <text:p>0,273661078589356</text:p>
          </table:table-cell>
          <table:table-cell table:style-name="ce7" table:formula="of:=ROUND([.C$1:.C$1048576];4)*100" office:value-type="float" office:value="27.37" calcext:value-type="float">
            <text:p>27,37</text:p>
          </table:table-cell>
          <table:table-cell table:style-name="ce9" table:formula="of:=MEDIAN([.B18];[.D18])" office:value-type="float" office:value="29.205" calcext:value-type="float">
            <text:p>29,20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890875319624599" calcext:value-type="float">
            <text:p>0,890875319624599</text:p>
          </table:table-cell>
          <table:table-cell table:formula="of:=ROUND([.A$1:.A$1048576];4)*100" office:value-type="float" office:value="89.09" calcext:value-type="float">
            <text:p>89,09</text:p>
          </table:table-cell>
          <table:table-cell table:formula="of:=RAND()" office:value-type="float" office:value="0.242208788525654" calcext:value-type="float">
            <text:p>0,242208788525654</text:p>
          </table:table-cell>
          <table:table-cell table:formula="of:=ROUND([.C$1:.C$1048576];4)*100" office:value-type="float" office:value="24.22" calcext:value-type="float">
            <text:p>24,22</text:p>
          </table:table-cell>
          <table:table-cell table:style-name="ce8" table:formula="of:=MEDIAN([.B19];[.D19])" office:value-type="float" office:value="56.655" calcext:value-type="float">
            <text:p>56,655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706517466791666" calcext:value-type="float">
            <text:p>0,706517466791666</text:p>
          </table:table-cell>
          <table:table-cell table:style-name="ce7" table:formula="of:=ROUND([.A$1:.A$1048576];4)*100" office:value-type="float" office:value="70.65" calcext:value-type="float">
            <text:p>70,65</text:p>
          </table:table-cell>
          <table:table-cell table:style-name="ce5" table:formula="of:=RAND()" office:value-type="float" office:value="0.181803130814605" calcext:value-type="float">
            <text:p>0,181803130814605</text:p>
          </table:table-cell>
          <table:table-cell table:style-name="ce7" table:formula="of:=ROUND([.C$1:.C$1048576];4)*100" office:value-type="float" office:value="18.18" calcext:value-type="float">
            <text:p>18,18</text:p>
          </table:table-cell>
          <table:table-cell table:style-name="ce9" table:formula="of:=MEDIAN([.B20];[.D20])" office:value-type="float" office:value="44.415" calcext:value-type="float">
            <text:p>44,41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935231637268151" calcext:value-type="float">
            <text:p>0,935231637268151</text:p>
          </table:table-cell>
          <table:table-cell table:formula="of:=ROUND([.A$1:.A$1048576];4)*100" office:value-type="float" office:value="93.52" calcext:value-type="float">
            <text:p>93,52</text:p>
          </table:table-cell>
          <table:table-cell table:formula="of:=RAND()" office:value-type="float" office:value="0.721872063548029" calcext:value-type="float">
            <text:p>0,721872063548029</text:p>
          </table:table-cell>
          <table:table-cell table:formula="of:=ROUND([.C$1:.C$1048576];4)*100" office:value-type="float" office:value="72.19" calcext:value-type="float">
            <text:p>72,19</text:p>
          </table:table-cell>
          <table:table-cell table:style-name="ce8" table:formula="of:=MEDIAN([.B21];[.D21])" office:value-type="float" office:value="82.855" calcext:value-type="float">
            <text:p>82,855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115186299888445" calcext:value-type="float">
            <text:p>0,115186299888445</text:p>
          </table:table-cell>
          <table:table-cell table:style-name="ce7" table:formula="of:=ROUND([.A$1:.A$1048576];4)*100" office:value-type="float" office:value="11.52" calcext:value-type="float">
            <text:p>11,52</text:p>
          </table:table-cell>
          <table:table-cell table:style-name="ce5" table:formula="of:=RAND()" office:value-type="float" office:value="0.871874855055517" calcext:value-type="float">
            <text:p>0,871874855055517</text:p>
          </table:table-cell>
          <table:table-cell table:style-name="ce7" table:formula="of:=ROUND([.C$1:.C$1048576];4)*100" office:value-type="float" office:value="87.19" calcext:value-type="float">
            <text:p>87,19</text:p>
          </table:table-cell>
          <table:table-cell table:style-name="ce9" table:formula="of:=MEDIAN([.B22];[.D22])" office:value-type="float" office:value="49.355" calcext:value-type="float">
            <text:p>49,35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343506747156729" calcext:value-type="float">
            <text:p>0,343506747156729</text:p>
          </table:table-cell>
          <table:table-cell table:formula="of:=ROUND([.A$1:.A$1048576];4)*100" office:value-type="float" office:value="34.35" calcext:value-type="float">
            <text:p>34,35</text:p>
          </table:table-cell>
          <table:table-cell table:formula="of:=RAND()" office:value-type="float" office:value="0.419521494973603" calcext:value-type="float">
            <text:p>0,419521494973603</text:p>
          </table:table-cell>
          <table:table-cell table:formula="of:=ROUND([.C$1:.C$1048576];4)*100" office:value-type="float" office:value="41.95" calcext:value-type="float">
            <text:p>41,95</text:p>
          </table:table-cell>
          <table:table-cell table:style-name="ce8" table:formula="of:=MEDIAN([.B23];[.D23])" office:value-type="float" office:value="38.15" calcext:value-type="float">
            <text:p>38,15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268066943364023" calcext:value-type="float">
            <text:p>0,268066943364023</text:p>
          </table:table-cell>
          <table:table-cell table:style-name="ce7" table:formula="of:=ROUND([.A$1:.A$1048576];4)*100" office:value-type="float" office:value="26.81" calcext:value-type="float">
            <text:p>26,81</text:p>
          </table:table-cell>
          <table:table-cell table:style-name="ce5" table:formula="of:=RAND()" office:value-type="float" office:value="0.623635983267274" calcext:value-type="float">
            <text:p>0,623635983267274</text:p>
          </table:table-cell>
          <table:table-cell table:style-name="ce7" table:formula="of:=ROUND([.C$1:.C$1048576];4)*100" office:value-type="float" office:value="62.36" calcext:value-type="float">
            <text:p>62,36</text:p>
          </table:table-cell>
          <table:table-cell table:style-name="ce9" table:formula="of:=MEDIAN([.B24];[.D24])" office:value-type="float" office:value="44.585" calcext:value-type="float">
            <text:p>44,58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720266141358268" calcext:value-type="float">
            <text:p>0,720266141358268</text:p>
          </table:table-cell>
          <table:table-cell table:formula="of:=ROUND([.A$1:.A$1048576];4)*100" office:value-type="float" office:value="72.03" calcext:value-type="float">
            <text:p>72,03</text:p>
          </table:table-cell>
          <table:table-cell table:formula="of:=RAND()" office:value-type="float" office:value="0.935164900242795" calcext:value-type="float">
            <text:p>0,935164900242795</text:p>
          </table:table-cell>
          <table:table-cell table:formula="of:=ROUND([.C$1:.C$1048576];4)*100" office:value-type="float" office:value="93.52" calcext:value-type="float">
            <text:p>93,52</text:p>
          </table:table-cell>
          <table:table-cell table:style-name="ce8" table:formula="of:=MEDIAN([.B25];[.D25])" office:value-type="float" office:value="82.775" calcext:value-type="float">
            <text:p>82,775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844571350186362" calcext:value-type="float">
            <text:p>0,844571350186362</text:p>
          </table:table-cell>
          <table:table-cell table:style-name="ce7" table:formula="of:=ROUND([.A$1:.A$1048576];4)*100" office:value-type="float" office:value="84.46" calcext:value-type="float">
            <text:p>84,46</text:p>
          </table:table-cell>
          <table:table-cell table:style-name="ce5" table:formula="of:=RAND()" office:value-type="float" office:value="0.976974644915718" calcext:value-type="float">
            <text:p>0,976974644915718</text:p>
          </table:table-cell>
          <table:table-cell table:style-name="ce7" table:formula="of:=ROUND([.C$1:.C$1048576];4)*100" office:value-type="float" office:value="97.7" calcext:value-type="float">
            <text:p>97,7</text:p>
          </table:table-cell>
          <table:table-cell table:style-name="ce9" table:formula="of:=MEDIAN([.B26];[.D26])" office:value-type="float" office:value="91.08" calcext:value-type="float">
            <text:p>91,08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161678091773744" calcext:value-type="float">
            <text:p>0,161678091773744</text:p>
          </table:table-cell>
          <table:table-cell table:formula="of:=ROUND([.A$1:.A$1048576];4)*100" office:value-type="float" office:value="16.17" calcext:value-type="float">
            <text:p>16,17</text:p>
          </table:table-cell>
          <table:table-cell table:formula="of:=RAND()" office:value-type="float" office:value="0.445239851642839" calcext:value-type="float">
            <text:p>0,445239851642839</text:p>
          </table:table-cell>
          <table:table-cell table:formula="of:=ROUND([.C$1:.C$1048576];4)*100" office:value-type="float" office:value="44.52" calcext:value-type="float">
            <text:p>44,52</text:p>
          </table:table-cell>
          <table:table-cell table:style-name="ce8" table:formula="of:=MEDIAN([.B27];[.D27])" office:value-type="float" office:value="30.345" calcext:value-type="float">
            <text:p>30,345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440170495773451" calcext:value-type="float">
            <text:p>0,440170495773451</text:p>
          </table:table-cell>
          <table:table-cell table:style-name="ce7" table:formula="of:=ROUND([.A$1:.A$1048576];4)*100" office:value-type="float" office:value="44.02" calcext:value-type="float">
            <text:p>44,02</text:p>
          </table:table-cell>
          <table:table-cell table:style-name="ce5" table:formula="of:=RAND()" office:value-type="float" office:value="0.699252771495139" calcext:value-type="float">
            <text:p>0,699252771495139</text:p>
          </table:table-cell>
          <table:table-cell table:style-name="ce7" table:formula="of:=ROUND([.C$1:.C$1048576];4)*100" office:value-type="float" office:value="69.93" calcext:value-type="float">
            <text:p>69,93</text:p>
          </table:table-cell>
          <table:table-cell table:style-name="ce9" table:formula="of:=MEDIAN([.B28];[.D28])" office:value-type="float" office:value="56.975" calcext:value-type="float">
            <text:p>56,97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0229009026867787" calcext:value-type="float">
            <text:p>0,022900902686779</text:p>
          </table:table-cell>
          <table:table-cell table:formula="of:=ROUND([.A$1:.A$1048576];4)*100" office:value-type="float" office:value="2.29" calcext:value-type="float">
            <text:p>2,29</text:p>
          </table:table-cell>
          <table:table-cell table:formula="of:=RAND()" office:value-type="float" office:value="0.0768774177434776" calcext:value-type="float">
            <text:p>0,076877417743478</text:p>
          </table:table-cell>
          <table:table-cell table:formula="of:=ROUND([.C$1:.C$1048576];4)*100" office:value-type="float" office:value="7.69" calcext:value-type="float">
            <text:p>7,69</text:p>
          </table:table-cell>
          <table:table-cell table:style-name="ce8" table:formula="of:=MEDIAN([.B29];[.D29])" office:value-type="float" office:value="4.99" calcext:value-type="float">
            <text:p>4,99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187781069306335" calcext:value-type="float">
            <text:p>0,187781069306335</text:p>
          </table:table-cell>
          <table:table-cell table:style-name="ce7" table:formula="of:=ROUND([.A$1:.A$1048576];4)*100" office:value-type="float" office:value="18.78" calcext:value-type="float">
            <text:p>18,78</text:p>
          </table:table-cell>
          <table:table-cell table:style-name="ce5" table:formula="of:=RAND()" office:value-type="float" office:value="0.0705143996384638" calcext:value-type="float">
            <text:p>0,070514399638464</text:p>
          </table:table-cell>
          <table:table-cell table:style-name="ce7" table:formula="of:=ROUND([.C$1:.C$1048576];4)*100" office:value-type="float" office:value="7.05" calcext:value-type="float">
            <text:p>7,05</text:p>
          </table:table-cell>
          <table:table-cell table:style-name="ce9" table:formula="of:=MEDIAN([.B30];[.D30])" office:value-type="float" office:value="12.915" calcext:value-type="float">
            <text:p>12,91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0970719753463728" calcext:value-type="float">
            <text:p>0,097071975346373</text:p>
          </table:table-cell>
          <table:table-cell table:formula="of:=ROUND([.A$1:.A$1048576];4)*100" office:value-type="float" office:value="9.71" calcext:value-type="float">
            <text:p>9,71</text:p>
          </table:table-cell>
          <table:table-cell table:formula="of:=RAND()" office:value-type="float" office:value="0.0383327570463223" calcext:value-type="float">
            <text:p>0,038332757046322</text:p>
          </table:table-cell>
          <table:table-cell table:formula="of:=ROUND([.C$1:.C$1048576];4)*100" office:value-type="float" office:value="3.83" calcext:value-type="float">
            <text:p>3,83</text:p>
          </table:table-cell>
          <table:table-cell table:style-name="ce8" table:formula="of:=MEDIAN([.B31];[.D31])" office:value-type="float" office:value="6.77" calcext:value-type="float">
            <text:p>6,77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91618905717868" calcext:value-type="float">
            <text:p>0,91618905717868</text:p>
          </table:table-cell>
          <table:table-cell table:style-name="ce7" table:formula="of:=ROUND([.A$1:.A$1048576];4)*100" office:value-type="float" office:value="91.62" calcext:value-type="float">
            <text:p>91,62</text:p>
          </table:table-cell>
          <table:table-cell table:style-name="ce5" table:formula="of:=RAND()" office:value-type="float" office:value="0.65385751842209" calcext:value-type="float">
            <text:p>0,65385751842209</text:p>
          </table:table-cell>
          <table:table-cell table:style-name="ce7" table:formula="of:=ROUND([.C$1:.C$1048576];4)*100" office:value-type="float" office:value="65.39" calcext:value-type="float">
            <text:p>65,39</text:p>
          </table:table-cell>
          <table:table-cell table:style-name="ce9" table:formula="of:=MEDIAN([.B32];[.D32])" office:value-type="float" office:value="78.505" calcext:value-type="float">
            <text:p>78,50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53851699193603" calcext:value-type="float">
            <text:p>0,53851699193603</text:p>
          </table:table-cell>
          <table:table-cell table:formula="of:=ROUND([.A$1:.A$1048576];4)*100" office:value-type="float" office:value="53.85" calcext:value-type="float">
            <text:p>53,85</text:p>
          </table:table-cell>
          <table:table-cell table:formula="of:=RAND()" office:value-type="float" office:value="0.155553321825875" calcext:value-type="float">
            <text:p>0,155553321825875</text:p>
          </table:table-cell>
          <table:table-cell table:formula="of:=ROUND([.C$1:.C$1048576];4)*100" office:value-type="float" office:value="15.56" calcext:value-type="float">
            <text:p>15,56</text:p>
          </table:table-cell>
          <table:table-cell table:style-name="ce8" table:formula="of:=MEDIAN([.B33];[.D33])" office:value-type="float" office:value="34.705" calcext:value-type="float">
            <text:p>34,705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00163653656347408" calcext:value-type="float">
            <text:p>0,001636536563474</text:p>
          </table:table-cell>
          <table:table-cell table:style-name="ce7" table:formula="of:=ROUND([.A$1:.A$1048576];4)*100" office:value-type="float" office:value="0.16" calcext:value-type="float">
            <text:p>0,16</text:p>
          </table:table-cell>
          <table:table-cell table:style-name="ce5" table:formula="of:=RAND()" office:value-type="float" office:value="0.422334400715996" calcext:value-type="float">
            <text:p>0,422334400715996</text:p>
          </table:table-cell>
          <table:table-cell table:style-name="ce7" table:formula="of:=ROUND([.C$1:.C$1048576];4)*100" office:value-type="float" office:value="42.23" calcext:value-type="float">
            <text:p>42,23</text:p>
          </table:table-cell>
          <table:table-cell table:style-name="ce9" table:formula="of:=MEDIAN([.B34];[.D34])" office:value-type="float" office:value="21.195" calcext:value-type="float">
            <text:p>21,19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380768925878523" calcext:value-type="float">
            <text:p>0,380768925878523</text:p>
          </table:table-cell>
          <table:table-cell table:formula="of:=ROUND([.A$1:.A$1048576];4)*100" office:value-type="float" office:value="38.08" calcext:value-type="float">
            <text:p>38,08</text:p>
          </table:table-cell>
          <table:table-cell table:formula="of:=RAND()" office:value-type="float" office:value="0.717373844533531" calcext:value-type="float">
            <text:p>0,717373844533531</text:p>
          </table:table-cell>
          <table:table-cell table:formula="of:=ROUND([.C$1:.C$1048576];4)*100" office:value-type="float" office:value="71.74" calcext:value-type="float">
            <text:p>71,74</text:p>
          </table:table-cell>
          <table:table-cell table:style-name="ce8" table:formula="of:=MEDIAN([.B35];[.D35])" office:value-type="float" office:value="54.91" calcext:value-type="float">
            <text:p>54,91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969233008140785" calcext:value-type="float">
            <text:p>0,969233008140785</text:p>
          </table:table-cell>
          <table:table-cell table:style-name="ce7" table:formula="of:=ROUND([.A$1:.A$1048576];4)*100" office:value-type="float" office:value="96.92" calcext:value-type="float">
            <text:p>96,92</text:p>
          </table:table-cell>
          <table:table-cell table:style-name="ce5" table:formula="of:=RAND()" office:value-type="float" office:value="0.95613612056587" calcext:value-type="float">
            <text:p>0,95613612056587</text:p>
          </table:table-cell>
          <table:table-cell table:style-name="ce7" table:formula="of:=ROUND([.C$1:.C$1048576];4)*100" office:value-type="float" office:value="95.61" calcext:value-type="float">
            <text:p>95,61</text:p>
          </table:table-cell>
          <table:table-cell table:style-name="ce9" table:formula="of:=MEDIAN([.B36];[.D36])" office:value-type="float" office:value="96.265" calcext:value-type="float">
            <text:p>96,26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485457505515209" calcext:value-type="float">
            <text:p>0,485457505515209</text:p>
          </table:table-cell>
          <table:table-cell table:formula="of:=ROUND([.A$1:.A$1048576];4)*100" office:value-type="float" office:value="48.55" calcext:value-type="float">
            <text:p>48,55</text:p>
          </table:table-cell>
          <table:table-cell table:formula="of:=RAND()" office:value-type="float" office:value="0.760668712243353" calcext:value-type="float">
            <text:p>0,760668712243353</text:p>
          </table:table-cell>
          <table:table-cell table:formula="of:=ROUND([.C$1:.C$1048576];4)*100" office:value-type="float" office:value="76.07" calcext:value-type="float">
            <text:p>76,07</text:p>
          </table:table-cell>
          <table:table-cell table:style-name="ce8" table:formula="of:=MEDIAN([.B37];[.D37])" office:value-type="float" office:value="62.31" calcext:value-type="float">
            <text:p>62,31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0417167190377749" calcext:value-type="float">
            <text:p>0,041716719037775</text:p>
          </table:table-cell>
          <table:table-cell table:style-name="ce7" table:formula="of:=ROUND([.A$1:.A$1048576];4)*100" office:value-type="float" office:value="4.17" calcext:value-type="float">
            <text:p>4,17</text:p>
          </table:table-cell>
          <table:table-cell table:style-name="ce5" table:formula="of:=RAND()" office:value-type="float" office:value="0.893653845049111" calcext:value-type="float">
            <text:p>0,893653845049111</text:p>
          </table:table-cell>
          <table:table-cell table:style-name="ce7" table:formula="of:=ROUND([.C$1:.C$1048576];4)*100" office:value-type="float" office:value="89.37" calcext:value-type="float">
            <text:p>89,37</text:p>
          </table:table-cell>
          <table:table-cell table:style-name="ce9" table:formula="of:=MEDIAN([.B38];[.D38])" office:value-type="float" office:value="46.77" calcext:value-type="float">
            <text:p>46,77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679339043459878" calcext:value-type="float">
            <text:p>0,679339043459878</text:p>
          </table:table-cell>
          <table:table-cell table:formula="of:=ROUND([.A$1:.A$1048576];4)*100" office:value-type="float" office:value="67.93" calcext:value-type="float">
            <text:p>67,93</text:p>
          </table:table-cell>
          <table:table-cell table:formula="of:=RAND()" office:value-type="float" office:value="0.993850732371836" calcext:value-type="float">
            <text:p>0,993850732371836</text:p>
          </table:table-cell>
          <table:table-cell table:formula="of:=ROUND([.C$1:.C$1048576];4)*100" office:value-type="float" office:value="99.39" calcext:value-type="float">
            <text:p>99,39</text:p>
          </table:table-cell>
          <table:table-cell table:style-name="ce8" table:formula="of:=MEDIAN([.B39];[.D39])" office:value-type="float" office:value="83.66" calcext:value-type="float">
            <text:p>83,66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222978187940248" calcext:value-type="float">
            <text:p>0,222978187940248</text:p>
          </table:table-cell>
          <table:table-cell table:style-name="ce7" table:formula="of:=ROUND([.A$1:.A$1048576];4)*100" office:value-type="float" office:value="22.3" calcext:value-type="float">
            <text:p>22,3</text:p>
          </table:table-cell>
          <table:table-cell table:style-name="ce5" table:formula="of:=RAND()" office:value-type="float" office:value="0.116526206043991" calcext:value-type="float">
            <text:p>0,116526206043991</text:p>
          </table:table-cell>
          <table:table-cell table:style-name="ce7" table:formula="of:=ROUND([.C$1:.C$1048576];4)*100" office:value-type="float" office:value="11.65" calcext:value-type="float">
            <text:p>11,65</text:p>
          </table:table-cell>
          <table:table-cell table:style-name="ce9" table:formula="of:=MEDIAN([.B40];[.D40])" office:value-type="float" office:value="16.975" calcext:value-type="float">
            <text:p>16,97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355751717420219" calcext:value-type="float">
            <text:p>0,355751717420219</text:p>
          </table:table-cell>
          <table:table-cell table:formula="of:=ROUND([.A$1:.A$1048576];4)*100" office:value-type="float" office:value="35.58" calcext:value-type="float">
            <text:p>35,58</text:p>
          </table:table-cell>
          <table:table-cell table:formula="of:=RAND()" office:value-type="float" office:value="0.842797004826773" calcext:value-type="float">
            <text:p>0,842797004826773</text:p>
          </table:table-cell>
          <table:table-cell table:formula="of:=ROUND([.C$1:.C$1048576];4)*100" office:value-type="float" office:value="84.28" calcext:value-type="float">
            <text:p>84,28</text:p>
          </table:table-cell>
          <table:table-cell table:style-name="ce8" table:formula="of:=MEDIAN([.B41];[.D41])" office:value-type="float" office:value="59.93" calcext:value-type="float">
            <text:p>59,93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679621384392099" calcext:value-type="float">
            <text:p>0,679621384392099</text:p>
          </table:table-cell>
          <table:table-cell table:style-name="ce7" table:formula="of:=ROUND([.A$1:.A$1048576];4)*100" office:value-type="float" office:value="67.96" calcext:value-type="float">
            <text:p>67,96</text:p>
          </table:table-cell>
          <table:table-cell table:style-name="ce5" table:formula="of:=RAND()" office:value-type="float" office:value="0.744489676984303" calcext:value-type="float">
            <text:p>0,744489676984303</text:p>
          </table:table-cell>
          <table:table-cell table:style-name="ce7" table:formula="of:=ROUND([.C$1:.C$1048576];4)*100" office:value-type="float" office:value="74.45" calcext:value-type="float">
            <text:p>74,45</text:p>
          </table:table-cell>
          <table:table-cell table:style-name="ce9" table:formula="of:=MEDIAN([.B42];[.D42])" office:value-type="float" office:value="71.205" calcext:value-type="float">
            <text:p>71,20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789878919649542" calcext:value-type="float">
            <text:p>0,789878919649542</text:p>
          </table:table-cell>
          <table:table-cell table:formula="of:=ROUND([.A$1:.A$1048576];4)*100" office:value-type="float" office:value="78.99" calcext:value-type="float">
            <text:p>78,99</text:p>
          </table:table-cell>
          <table:table-cell table:formula="of:=RAND()" office:value-type="float" office:value="0.842389205666251" calcext:value-type="float">
            <text:p>0,842389205666251</text:p>
          </table:table-cell>
          <table:table-cell table:formula="of:=ROUND([.C$1:.C$1048576];4)*100" office:value-type="float" office:value="84.24" calcext:value-type="float">
            <text:p>84,24</text:p>
          </table:table-cell>
          <table:table-cell table:style-name="ce8" table:formula="of:=MEDIAN([.B43];[.D43])" office:value-type="float" office:value="81.615" calcext:value-type="float">
            <text:p>81,615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661439173404387" calcext:value-type="float">
            <text:p>0,661439173404387</text:p>
          </table:table-cell>
          <table:table-cell table:style-name="ce7" table:formula="of:=ROUND([.A$1:.A$1048576];4)*100" office:value-type="float" office:value="66.14" calcext:value-type="float">
            <text:p>66,14</text:p>
          </table:table-cell>
          <table:table-cell table:style-name="ce5" table:formula="of:=RAND()" office:value-type="float" office:value="0.739960796353817" calcext:value-type="float">
            <text:p>0,739960796353817</text:p>
          </table:table-cell>
          <table:table-cell table:style-name="ce7" table:formula="of:=ROUND([.C$1:.C$1048576];4)*100" office:value-type="float" office:value="74" calcext:value-type="float">
            <text:p>74</text:p>
          </table:table-cell>
          <table:table-cell table:style-name="ce9" table:formula="of:=MEDIAN([.B44];[.D44])" office:value-type="float" office:value="70.07" calcext:value-type="float">
            <text:p>70,07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831300096286026" calcext:value-type="float">
            <text:p>0,831300096286026</text:p>
          </table:table-cell>
          <table:table-cell table:formula="of:=ROUND([.A$1:.A$1048576];4)*100" office:value-type="float" office:value="83.13" calcext:value-type="float">
            <text:p>83,13</text:p>
          </table:table-cell>
          <table:table-cell table:formula="of:=RAND()" office:value-type="float" office:value="0.43555832217335" calcext:value-type="float">
            <text:p>0,43555832217335</text:p>
          </table:table-cell>
          <table:table-cell table:formula="of:=ROUND([.C$1:.C$1048576];4)*100" office:value-type="float" office:value="43.56" calcext:value-type="float">
            <text:p>43,56</text:p>
          </table:table-cell>
          <table:table-cell table:style-name="ce8" table:formula="of:=MEDIAN([.B45];[.D45])" office:value-type="float" office:value="63.345" calcext:value-type="float">
            <text:p>63,345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0158514791709879" calcext:value-type="float">
            <text:p>0,015851479170988</text:p>
          </table:table-cell>
          <table:table-cell table:style-name="ce7" table:formula="of:=ROUND([.A$1:.A$1048576];4)*100" office:value-type="float" office:value="1.59" calcext:value-type="float">
            <text:p>1,59</text:p>
          </table:table-cell>
          <table:table-cell table:style-name="ce5" table:formula="of:=RAND()" office:value-type="float" office:value="0.665548457408101" calcext:value-type="float">
            <text:p>0,665548457408101</text:p>
          </table:table-cell>
          <table:table-cell table:style-name="ce7" table:formula="of:=ROUND([.C$1:.C$1048576];4)*100" office:value-type="float" office:value="66.55" calcext:value-type="float">
            <text:p>66,55</text:p>
          </table:table-cell>
          <table:table-cell table:style-name="ce9" table:formula="of:=MEDIAN([.B46];[.D46])" office:value-type="float" office:value="34.07" calcext:value-type="float">
            <text:p>34,07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000796628267092493" calcext:value-type="float">
            <text:p>0,000796628267092</text:p>
          </table:table-cell>
          <table:table-cell table:formula="of:=ROUND([.A$1:.A$1048576];4)*100" office:value-type="float" office:value="0.08" calcext:value-type="float">
            <text:p>0,08</text:p>
          </table:table-cell>
          <table:table-cell table:formula="of:=RAND()" office:value-type="float" office:value="0.155368148729989" calcext:value-type="float">
            <text:p>0,155368148729989</text:p>
          </table:table-cell>
          <table:table-cell table:formula="of:=ROUND([.C$1:.C$1048576];4)*100" office:value-type="float" office:value="15.54" calcext:value-type="float">
            <text:p>15,54</text:p>
          </table:table-cell>
          <table:table-cell table:style-name="ce8" table:formula="of:=MEDIAN([.B47];[.D47])" office:value-type="float" office:value="7.81" calcext:value-type="float">
            <text:p>7,81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0594950074625232" calcext:value-type="float">
            <text:p>0,059495007462523</text:p>
          </table:table-cell>
          <table:table-cell table:style-name="ce7" table:formula="of:=ROUND([.A$1:.A$1048576];4)*100" office:value-type="float" office:value="5.95" calcext:value-type="float">
            <text:p>5,95</text:p>
          </table:table-cell>
          <table:table-cell table:style-name="ce5" table:formula="of:=RAND()" office:value-type="float" office:value="0.12317513992391" calcext:value-type="float">
            <text:p>0,12317513992391</text:p>
          </table:table-cell>
          <table:table-cell table:style-name="ce7" table:formula="of:=ROUND([.C$1:.C$1048576];4)*100" office:value-type="float" office:value="12.32" calcext:value-type="float">
            <text:p>12,32</text:p>
          </table:table-cell>
          <table:table-cell table:style-name="ce9" table:formula="of:=MEDIAN([.B48];[.D48])" office:value-type="float" office:value="9.135" calcext:value-type="float">
            <text:p>9,135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formula="of:=RAND()" office:value-type="float" office:value="0.80131998026968" calcext:value-type="float">
            <text:p>0,80131998026968</text:p>
          </table:table-cell>
          <table:table-cell table:formula="of:=ROUND([.A$1:.A$1048576];4)*100" office:value-type="float" office:value="80.13" calcext:value-type="float">
            <text:p>80,13</text:p>
          </table:table-cell>
          <table:table-cell table:formula="of:=RAND()" office:value-type="float" office:value="0.625553709079494" calcext:value-type="float">
            <text:p>0,625553709079494</text:p>
          </table:table-cell>
          <table:table-cell table:formula="of:=ROUND([.C$1:.C$1048576];4)*100" office:value-type="float" office:value="62.56" calcext:value-type="float">
            <text:p>62,56</text:p>
          </table:table-cell>
          <table:table-cell table:style-name="ce8" table:formula="of:=MEDIAN([.B49];[.D49])" office:value-type="float" office:value="71.345" calcext:value-type="float">
            <text:p>71,345</text:p>
          </table:table-cell>
          <table:table-cell table:number-columns-repeated="1019"/>
        </table:table-row>
        <table:table-row table:style-name="ro1">
          <table:table-cell table:style-name="ce5" table:formula="of:=RAND()" office:value-type="float" office:value="0.81527188886169" calcext:value-type="float">
            <text:p>0,81527188886169</text:p>
          </table:table-cell>
          <table:table-cell table:style-name="ce7" table:formula="of:=ROUND([.A$1:.A$1048576];4)*100" office:value-type="float" office:value="81.53" calcext:value-type="float">
            <text:p>81,53</text:p>
          </table:table-cell>
          <table:table-cell table:style-name="ce5" table:formula="of:=RAND()" office:value-type="float" office:value="0.0465723111720781" calcext:value-type="float">
            <text:p>0,046572311172078</text:p>
          </table:table-cell>
          <table:table-cell table:style-name="ce7" table:formula="of:=ROUND([.C$1:.C$1048576];4)*100" office:value-type="float" office:value="4.66" calcext:value-type="float">
            <text:p>4,66</text:p>
          </table:table-cell>
          <table:table-cell table:style-name="ce9" table:formula="of:=MEDIAN([.B50];[.D50])" office:value-type="float" office:value="43.095" calcext:value-type="float">
            <text:p>43,095</text:p>
          </table:table-cell>
          <table:table-cell table:style-name="ce11" table:number-columns-repeated="10"/>
          <table:table-cell table:number-columns-repeated="100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3" table:style-name="ta1">
        <table:table-column table:style-name="co1" table:default-cell-style-name="ce2"/>
        <table:table-column table:style-name="co5" table:default-cell-style-name="ce6"/>
        <table:table-column table:style-name="co1" table:default-cell-style-name="ce2"/>
        <table:table-column table:style-name="co5" table:default-cell-style-name="ce6"/>
        <table:table-column table:style-name="co1" table:default-cell-style-name="ce2"/>
        <table:table-column table:style-name="co5" table:default-cell-style-name="ce6"/>
        <table:table-column table:style-name="co2" table:default-cell-style-name="ce10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formula="of:=RAND()" office:value-type="float" office:value="0.0427517127795359" calcext:value-type="float">
            <text:p>0,042751712779536</text:p>
          </table:table-cell>
          <table:table-cell table:formula="of:=ROUND([.A$1:.A$1048576];4)*100" office:value-type="float" office:value="4.28" calcext:value-type="float">
            <text:p>4,28</text:p>
          </table:table-cell>
          <table:table-cell table:formula="of:=RAND()" office:value-type="float" office:value="0.128708478601001" calcext:value-type="float">
            <text:p>0,128708478601001</text:p>
          </table:table-cell>
          <table:table-cell table:formula="of:=ROUND([.C$1:.C$1048576];4)*100" office:value-type="float" office:value="12.87" calcext:value-type="float">
            <text:p>12,87</text:p>
          </table:table-cell>
          <table:table-cell table:formula="of:=RAND()" office:value-type="float" office:value="0.128191535884474" calcext:value-type="float">
            <text:p>0,128191535884474</text:p>
          </table:table-cell>
          <table:table-cell table:formula="of:=ROUND([.E$1:.E$1048576];4)*100" office:value-type="float" office:value="12.82" calcext:value-type="float">
            <text:p>12,82</text:p>
          </table:table-cell>
          <table:table-cell table:style-name="ce8" table:formula="of:=MEDIAN([.B1];[.D1];[.F1])" office:value-type="float" office:value="12.82" calcext:value-type="float">
            <text:p>12,82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232088894369573" calcext:value-type="float">
            <text:p>0,232088894369573</text:p>
          </table:table-cell>
          <table:table-cell table:style-name="ce7" table:formula="of:=ROUND([.A$1:.A$1048576];4)*100" office:value-type="float" office:value="23.21" calcext:value-type="float">
            <text:p>23,21</text:p>
          </table:table-cell>
          <table:table-cell table:style-name="ce5" table:formula="of:=RAND()" office:value-type="float" office:value="0.0677314604785159" calcext:value-type="float">
            <text:p>0,067731460478516</text:p>
          </table:table-cell>
          <table:table-cell table:style-name="ce7" table:formula="of:=ROUND([.C$1:.C$1048576];4)*100" office:value-type="float" office:value="6.77" calcext:value-type="float">
            <text:p>6,77</text:p>
          </table:table-cell>
          <table:table-cell table:style-name="ce5" table:formula="of:=RAND()" office:value-type="float" office:value="0.593895731941203" calcext:value-type="float">
            <text:p>0,593895731941203</text:p>
          </table:table-cell>
          <table:table-cell table:style-name="ce7" table:formula="of:=ROUND([.E$1:.E$1048576];4)*100" office:value-type="float" office:value="59.39" calcext:value-type="float">
            <text:p>59,39</text:p>
          </table:table-cell>
          <table:table-cell table:style-name="ce9" table:formula="of:=MEDIAN([.B2];[.D2];[.F2])" office:value-type="float" office:value="23.21" calcext:value-type="float">
            <text:p>23,21</text:p>
          </table:table-cell>
          <table:table-cell table:style-name="ce11" table:number-columns-repeated="8"/>
          <table:table-cell/>
          <table:table-cell table:style-name="ce11" table:number-columns-repeated="1008"/>
        </table:table-row>
        <table:table-row table:style-name="ro1">
          <table:table-cell table:formula="of:=RAND()" office:value-type="float" office:value="0.929461449191835" calcext:value-type="float">
            <text:p>0,929461449191835</text:p>
          </table:table-cell>
          <table:table-cell table:formula="of:=ROUND([.A$1:.A$1048576];4)*100" office:value-type="float" office:value="92.95" calcext:value-type="float">
            <text:p>92,95</text:p>
          </table:table-cell>
          <table:table-cell table:formula="of:=RAND()" office:value-type="float" office:value="0.340285372444793" calcext:value-type="float">
            <text:p>0,340285372444793</text:p>
          </table:table-cell>
          <table:table-cell table:formula="of:=ROUND([.C$1:.C$1048576];4)*100" office:value-type="float" office:value="34.03" calcext:value-type="float">
            <text:p>34,03</text:p>
          </table:table-cell>
          <table:table-cell table:formula="of:=RAND()" office:value-type="float" office:value="0.18572944742532" calcext:value-type="float">
            <text:p>0,18572944742532</text:p>
          </table:table-cell>
          <table:table-cell table:formula="of:=ROUND([.E$1:.E$1048576];4)*100" office:value-type="float" office:value="18.57" calcext:value-type="float">
            <text:p>18,57</text:p>
          </table:table-cell>
          <table:table-cell table:style-name="ce8" table:formula="of:=MEDIAN([.B3];[.D3];[.F3])" office:value-type="float" office:value="34.03" calcext:value-type="float">
            <text:p>34,03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0401986542883825" calcext:value-type="float">
            <text:p>0,040198654288383</text:p>
          </table:table-cell>
          <table:table-cell table:style-name="ce7" table:formula="of:=ROUND([.A$1:.A$1048576];4)*100" office:value-type="float" office:value="4.02" calcext:value-type="float">
            <text:p>4,02</text:p>
          </table:table-cell>
          <table:table-cell table:style-name="ce5" table:formula="of:=RAND()" office:value-type="float" office:value="0.378441220201622" calcext:value-type="float">
            <text:p>0,378441220201622</text:p>
          </table:table-cell>
          <table:table-cell table:style-name="ce7" table:formula="of:=ROUND([.C$1:.C$1048576];4)*100" office:value-type="float" office:value="37.84" calcext:value-type="float">
            <text:p>37,84</text:p>
          </table:table-cell>
          <table:table-cell table:style-name="ce5" table:formula="of:=RAND()" office:value-type="float" office:value="0.723100769957165" calcext:value-type="float">
            <text:p>0,723100769957165</text:p>
          </table:table-cell>
          <table:table-cell table:style-name="ce7" table:formula="of:=ROUND([.E$1:.E$1048576];4)*100" office:value-type="float" office:value="72.31" calcext:value-type="float">
            <text:p>72,31</text:p>
          </table:table-cell>
          <table:table-cell table:style-name="ce9" table:formula="of:=MEDIAN([.B4];[.D4];[.F4])" office:value-type="float" office:value="37.84" calcext:value-type="float">
            <text:p>37,84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218917893567727" calcext:value-type="float">
            <text:p>0,218917893567727</text:p>
          </table:table-cell>
          <table:table-cell table:formula="of:=ROUND([.A$1:.A$1048576];4)*100" office:value-type="float" office:value="21.89" calcext:value-type="float">
            <text:p>21,89</text:p>
          </table:table-cell>
          <table:table-cell table:formula="of:=RAND()" office:value-type="float" office:value="0.230328930200456" calcext:value-type="float">
            <text:p>0,230328930200456</text:p>
          </table:table-cell>
          <table:table-cell table:formula="of:=ROUND([.C$1:.C$1048576];4)*100" office:value-type="float" office:value="23.03" calcext:value-type="float">
            <text:p>23,03</text:p>
          </table:table-cell>
          <table:table-cell table:formula="of:=RAND()" office:value-type="float" office:value="0.543626447447082" calcext:value-type="float">
            <text:p>0,543626447447082</text:p>
          </table:table-cell>
          <table:table-cell table:formula="of:=ROUND([.E$1:.E$1048576];4)*100" office:value-type="float" office:value="54.36" calcext:value-type="float">
            <text:p>54,36</text:p>
          </table:table-cell>
          <table:table-cell table:style-name="ce8" table:formula="of:=MEDIAN([.B5];[.D5];[.F5])" office:value-type="float" office:value="23.03" calcext:value-type="float">
            <text:p>23,03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9575831632891" calcext:value-type="float">
            <text:p>0,9575831632891</text:p>
          </table:table-cell>
          <table:table-cell table:style-name="ce7" table:formula="of:=ROUND([.A$1:.A$1048576];4)*100" office:value-type="float" office:value="95.76" calcext:value-type="float">
            <text:p>95,76</text:p>
          </table:table-cell>
          <table:table-cell table:style-name="ce5" table:formula="of:=RAND()" office:value-type="float" office:value="0.0767967326426041" calcext:value-type="float">
            <text:p>0,076796732642604</text:p>
          </table:table-cell>
          <table:table-cell table:style-name="ce7" table:formula="of:=ROUND([.C$1:.C$1048576];4)*100" office:value-type="float" office:value="7.68" calcext:value-type="float">
            <text:p>7,68</text:p>
          </table:table-cell>
          <table:table-cell table:style-name="ce5" table:formula="of:=RAND()" office:value-type="float" office:value="0.541673522086479" calcext:value-type="float">
            <text:p>0,541673522086479</text:p>
          </table:table-cell>
          <table:table-cell table:style-name="ce7" table:formula="of:=ROUND([.E$1:.E$1048576];4)*100" office:value-type="float" office:value="54.17" calcext:value-type="float">
            <text:p>54,17</text:p>
          </table:table-cell>
          <table:table-cell table:style-name="ce9" table:formula="of:=MEDIAN([.B6];[.D6];[.F6])" office:value-type="float" office:value="54.17" calcext:value-type="float">
            <text:p>54,17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885182983963175" calcext:value-type="float">
            <text:p>0,885182983963175</text:p>
          </table:table-cell>
          <table:table-cell table:formula="of:=ROUND([.A$1:.A$1048576];4)*100" office:value-type="float" office:value="88.52" calcext:value-type="float">
            <text:p>88,52</text:p>
          </table:table-cell>
          <table:table-cell table:formula="of:=RAND()" office:value-type="float" office:value="0.534717852497814" calcext:value-type="float">
            <text:p>0,534717852497814</text:p>
          </table:table-cell>
          <table:table-cell table:formula="of:=ROUND([.C$1:.C$1048576];4)*100" office:value-type="float" office:value="53.47" calcext:value-type="float">
            <text:p>53,47</text:p>
          </table:table-cell>
          <table:table-cell table:formula="of:=RAND()" office:value-type="float" office:value="0.357521406807518" calcext:value-type="float">
            <text:p>0,357521406807518</text:p>
          </table:table-cell>
          <table:table-cell table:formula="of:=ROUND([.E$1:.E$1048576];4)*100" office:value-type="float" office:value="35.75" calcext:value-type="float">
            <text:p>35,75</text:p>
          </table:table-cell>
          <table:table-cell table:style-name="ce8" table:formula="of:=MEDIAN([.B7];[.D7];[.F7])" office:value-type="float" office:value="53.47" calcext:value-type="float">
            <text:p>53,47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187780578487089" calcext:value-type="float">
            <text:p>0,187780578487089</text:p>
          </table:table-cell>
          <table:table-cell table:style-name="ce7" table:formula="of:=ROUND([.A$1:.A$1048576];4)*100" office:value-type="float" office:value="18.78" calcext:value-type="float">
            <text:p>18,78</text:p>
          </table:table-cell>
          <table:table-cell table:style-name="ce5" table:formula="of:=RAND()" office:value-type="float" office:value="0.21547065453714" calcext:value-type="float">
            <text:p>0,21547065453714</text:p>
          </table:table-cell>
          <table:table-cell table:style-name="ce7" table:formula="of:=ROUND([.C$1:.C$1048576];4)*100" office:value-type="float" office:value="21.55" calcext:value-type="float">
            <text:p>21,55</text:p>
          </table:table-cell>
          <table:table-cell table:style-name="ce5" table:formula="of:=RAND()" office:value-type="float" office:value="0.315547318744479" calcext:value-type="float">
            <text:p>0,315547318744479</text:p>
          </table:table-cell>
          <table:table-cell table:style-name="ce7" table:formula="of:=ROUND([.E$1:.E$1048576];4)*100" office:value-type="float" office:value="31.55" calcext:value-type="float">
            <text:p>31,55</text:p>
          </table:table-cell>
          <table:table-cell table:style-name="ce9" table:formula="of:=MEDIAN([.B8];[.D8];[.F8])" office:value-type="float" office:value="21.55" calcext:value-type="float">
            <text:p>21,55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0530888121873046" calcext:value-type="float">
            <text:p>0,053088812187305</text:p>
          </table:table-cell>
          <table:table-cell table:formula="of:=ROUND([.A$1:.A$1048576];4)*100" office:value-type="float" office:value="5.31" calcext:value-type="float">
            <text:p>5,31</text:p>
          </table:table-cell>
          <table:table-cell table:formula="of:=RAND()" office:value-type="float" office:value="0.419772948909873" calcext:value-type="float">
            <text:p>0,419772948909873</text:p>
          </table:table-cell>
          <table:table-cell table:formula="of:=ROUND([.C$1:.C$1048576];4)*100" office:value-type="float" office:value="41.98" calcext:value-type="float">
            <text:p>41,98</text:p>
          </table:table-cell>
          <table:table-cell table:formula="of:=RAND()" office:value-type="float" office:value="0.876831910353971" calcext:value-type="float">
            <text:p>0,876831910353971</text:p>
          </table:table-cell>
          <table:table-cell table:formula="of:=ROUND([.E$1:.E$1048576];4)*100" office:value-type="float" office:value="87.68" calcext:value-type="float">
            <text:p>87,68</text:p>
          </table:table-cell>
          <table:table-cell table:style-name="ce8" table:formula="of:=MEDIAN([.B9];[.D9];[.F9])" office:value-type="float" office:value="41.98" calcext:value-type="float">
            <text:p>41,98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0700907150827158" calcext:value-type="float">
            <text:p>0,070090715082716</text:p>
          </table:table-cell>
          <table:table-cell table:style-name="ce7" table:formula="of:=ROUND([.A$1:.A$1048576];4)*100" office:value-type="float" office:value="7.01" calcext:value-type="float">
            <text:p>7,01</text:p>
          </table:table-cell>
          <table:table-cell table:style-name="ce5" table:formula="of:=RAND()" office:value-type="float" office:value="0.155552640975254" calcext:value-type="float">
            <text:p>0,155552640975254</text:p>
          </table:table-cell>
          <table:table-cell table:style-name="ce7" table:formula="of:=ROUND([.C$1:.C$1048576];4)*100" office:value-type="float" office:value="15.56" calcext:value-type="float">
            <text:p>15,56</text:p>
          </table:table-cell>
          <table:table-cell table:style-name="ce5" table:formula="of:=RAND()" office:value-type="float" office:value="0.471141621160075" calcext:value-type="float">
            <text:p>0,471141621160075</text:p>
          </table:table-cell>
          <table:table-cell table:style-name="ce7" table:formula="of:=ROUND([.E$1:.E$1048576];4)*100" office:value-type="float" office:value="47.11" calcext:value-type="float">
            <text:p>47,11</text:p>
          </table:table-cell>
          <table:table-cell table:style-name="ce9" table:formula="of:=MEDIAN([.B10];[.D10];[.F10])" office:value-type="float" office:value="15.56" calcext:value-type="float">
            <text:p>15,56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529805416231203" calcext:value-type="float">
            <text:p>0,529805416231203</text:p>
          </table:table-cell>
          <table:table-cell table:formula="of:=ROUND([.A$1:.A$1048576];4)*100" office:value-type="float" office:value="52.98" calcext:value-type="float">
            <text:p>52,98</text:p>
          </table:table-cell>
          <table:table-cell table:formula="of:=RAND()" office:value-type="float" office:value="0.987862627444938" calcext:value-type="float">
            <text:p>0,987862627444938</text:p>
          </table:table-cell>
          <table:table-cell table:formula="of:=ROUND([.C$1:.C$1048576];4)*100" office:value-type="float" office:value="98.79" calcext:value-type="float">
            <text:p>98,79</text:p>
          </table:table-cell>
          <table:table-cell table:formula="of:=RAND()" office:value-type="float" office:value="0.331768932288494" calcext:value-type="float">
            <text:p>0,331768932288494</text:p>
          </table:table-cell>
          <table:table-cell table:formula="of:=ROUND([.E$1:.E$1048576];4)*100" office:value-type="float" office:value="33.18" calcext:value-type="float">
            <text:p>33,18</text:p>
          </table:table-cell>
          <table:table-cell table:style-name="ce8" table:formula="of:=MEDIAN([.B11];[.D11];[.F11])" office:value-type="float" office:value="52.98" calcext:value-type="float">
            <text:p>52,98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897232516950612" calcext:value-type="float">
            <text:p>0,897232516950612</text:p>
          </table:table-cell>
          <table:table-cell table:style-name="ce7" table:formula="of:=ROUND([.A$1:.A$1048576];4)*100" office:value-type="float" office:value="89.72" calcext:value-type="float">
            <text:p>89,72</text:p>
          </table:table-cell>
          <table:table-cell table:style-name="ce5" table:formula="of:=RAND()" office:value-type="float" office:value="0.561560539166289" calcext:value-type="float">
            <text:p>0,561560539166289</text:p>
          </table:table-cell>
          <table:table-cell table:style-name="ce7" table:formula="of:=ROUND([.C$1:.C$1048576];4)*100" office:value-type="float" office:value="56.16" calcext:value-type="float">
            <text:p>56,16</text:p>
          </table:table-cell>
          <table:table-cell table:style-name="ce5" table:formula="of:=RAND()" office:value-type="float" office:value="0.157499930719611" calcext:value-type="float">
            <text:p>0,157499930719611</text:p>
          </table:table-cell>
          <table:table-cell table:style-name="ce7" table:formula="of:=ROUND([.E$1:.E$1048576];4)*100" office:value-type="float" office:value="15.75" calcext:value-type="float">
            <text:p>15,75</text:p>
          </table:table-cell>
          <table:table-cell table:style-name="ce9" table:formula="of:=MEDIAN([.B12];[.D12];[.F12])" office:value-type="float" office:value="56.16" calcext:value-type="float">
            <text:p>56,16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848536894984668" calcext:value-type="float">
            <text:p>0,848536894984668</text:p>
          </table:table-cell>
          <table:table-cell table:formula="of:=ROUND([.A$1:.A$1048576];4)*100" office:value-type="float" office:value="84.85" calcext:value-type="float">
            <text:p>84,85</text:p>
          </table:table-cell>
          <table:table-cell table:formula="of:=RAND()" office:value-type="float" office:value="0.907510366270681" calcext:value-type="float">
            <text:p>0,907510366270681</text:p>
          </table:table-cell>
          <table:table-cell table:formula="of:=ROUND([.C$1:.C$1048576];4)*100" office:value-type="float" office:value="90.75" calcext:value-type="float">
            <text:p>90,75</text:p>
          </table:table-cell>
          <table:table-cell table:formula="of:=RAND()" office:value-type="float" office:value="0.924217337371495" calcext:value-type="float">
            <text:p>0,924217337371495</text:p>
          </table:table-cell>
          <table:table-cell table:formula="of:=ROUND([.E$1:.E$1048576];4)*100" office:value-type="float" office:value="92.42" calcext:value-type="float">
            <text:p>92,42</text:p>
          </table:table-cell>
          <table:table-cell table:style-name="ce8" table:formula="of:=MEDIAN([.B13];[.D13];[.F13])" office:value-type="float" office:value="90.75" calcext:value-type="float">
            <text:p>90,75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138201379662332" calcext:value-type="float">
            <text:p>0,138201379662332</text:p>
          </table:table-cell>
          <table:table-cell table:style-name="ce7" table:formula="of:=ROUND([.A$1:.A$1048576];4)*100" office:value-type="float" office:value="13.82" calcext:value-type="float">
            <text:p>13,82</text:p>
          </table:table-cell>
          <table:table-cell table:style-name="ce5" table:formula="of:=RAND()" office:value-type="float" office:value="0.533695460210857" calcext:value-type="float">
            <text:p>0,533695460210857</text:p>
          </table:table-cell>
          <table:table-cell table:style-name="ce7" table:formula="of:=ROUND([.C$1:.C$1048576];4)*100" office:value-type="float" office:value="53.37" calcext:value-type="float">
            <text:p>53,37</text:p>
          </table:table-cell>
          <table:table-cell table:style-name="ce5" table:formula="of:=RAND()" office:value-type="float" office:value="0.250501925604359" calcext:value-type="float">
            <text:p>0,250501925604359</text:p>
          </table:table-cell>
          <table:table-cell table:style-name="ce7" table:formula="of:=ROUND([.E$1:.E$1048576];4)*100" office:value-type="float" office:value="25.05" calcext:value-type="float">
            <text:p>25,05</text:p>
          </table:table-cell>
          <table:table-cell table:style-name="ce9" table:formula="of:=MEDIAN([.B14];[.D14];[.F14])" office:value-type="float" office:value="25.05" calcext:value-type="float">
            <text:p>25,05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417170051669541" calcext:value-type="float">
            <text:p>0,417170051669541</text:p>
          </table:table-cell>
          <table:table-cell table:formula="of:=ROUND([.A$1:.A$1048576];4)*100" office:value-type="float" office:value="41.72" calcext:value-type="float">
            <text:p>41,72</text:p>
          </table:table-cell>
          <table:table-cell table:formula="of:=RAND()" office:value-type="float" office:value="0.227257829122647" calcext:value-type="float">
            <text:p>0,227257829122647</text:p>
          </table:table-cell>
          <table:table-cell table:formula="of:=ROUND([.C$1:.C$1048576];4)*100" office:value-type="float" office:value="22.73" calcext:value-type="float">
            <text:p>22,73</text:p>
          </table:table-cell>
          <table:table-cell table:formula="of:=RAND()" office:value-type="float" office:value="0.847332881739756" calcext:value-type="float">
            <text:p>0,847332881739756</text:p>
          </table:table-cell>
          <table:table-cell table:formula="of:=ROUND([.E$1:.E$1048576];4)*100" office:value-type="float" office:value="84.73" calcext:value-type="float">
            <text:p>84,73</text:p>
          </table:table-cell>
          <table:table-cell table:style-name="ce8" table:formula="of:=MEDIAN([.B15];[.D15];[.F15])" office:value-type="float" office:value="41.72" calcext:value-type="float">
            <text:p>41,72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3417412646369" calcext:value-type="float">
            <text:p>0,3417412646369</text:p>
          </table:table-cell>
          <table:table-cell table:style-name="ce7" table:formula="of:=ROUND([.A$1:.A$1048576];4)*100" office:value-type="float" office:value="34.17" calcext:value-type="float">
            <text:p>34,17</text:p>
          </table:table-cell>
          <table:table-cell table:style-name="ce5" table:formula="of:=RAND()" office:value-type="float" office:value="0.839769901971026" calcext:value-type="float">
            <text:p>0,839769901971026</text:p>
          </table:table-cell>
          <table:table-cell table:style-name="ce7" table:formula="of:=ROUND([.C$1:.C$1048576];4)*100" office:value-type="float" office:value="83.98" calcext:value-type="float">
            <text:p>83,98</text:p>
          </table:table-cell>
          <table:table-cell table:style-name="ce5" table:formula="of:=RAND()" office:value-type="float" office:value="0.210899369509356" calcext:value-type="float">
            <text:p>0,210899369509356</text:p>
          </table:table-cell>
          <table:table-cell table:style-name="ce7" table:formula="of:=ROUND([.E$1:.E$1048576];4)*100" office:value-type="float" office:value="21.09" calcext:value-type="float">
            <text:p>21,09</text:p>
          </table:table-cell>
          <table:table-cell table:style-name="ce9" table:formula="of:=MEDIAN([.B16];[.D16];[.F16])" office:value-type="float" office:value="34.17" calcext:value-type="float">
            <text:p>34,17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805267054181538" calcext:value-type="float">
            <text:p>0,805267054181538</text:p>
          </table:table-cell>
          <table:table-cell table:formula="of:=ROUND([.A$1:.A$1048576];4)*100" office:value-type="float" office:value="80.53" calcext:value-type="float">
            <text:p>80,53</text:p>
          </table:table-cell>
          <table:table-cell table:formula="of:=RAND()" office:value-type="float" office:value="0.0849235955486428" calcext:value-type="float">
            <text:p>0,084923595548643</text:p>
          </table:table-cell>
          <table:table-cell table:formula="of:=ROUND([.C$1:.C$1048576];4)*100" office:value-type="float" office:value="8.49" calcext:value-type="float">
            <text:p>8,49</text:p>
          </table:table-cell>
          <table:table-cell table:formula="of:=RAND()" office:value-type="float" office:value="0.467079518308068" calcext:value-type="float">
            <text:p>0,467079518308068</text:p>
          </table:table-cell>
          <table:table-cell table:formula="of:=ROUND([.E$1:.E$1048576];4)*100" office:value-type="float" office:value="46.71" calcext:value-type="float">
            <text:p>46,71</text:p>
          </table:table-cell>
          <table:table-cell table:style-name="ce8" table:formula="of:=MEDIAN([.B17];[.D17];[.F17])" office:value-type="float" office:value="46.71" calcext:value-type="float">
            <text:p>46,71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207210269569052" calcext:value-type="float">
            <text:p>0,207210269569052</text:p>
          </table:table-cell>
          <table:table-cell table:style-name="ce7" table:formula="of:=ROUND([.A$1:.A$1048576];4)*100" office:value-type="float" office:value="20.72" calcext:value-type="float">
            <text:p>20,72</text:p>
          </table:table-cell>
          <table:table-cell table:style-name="ce5" table:formula="of:=RAND()" office:value-type="float" office:value="0.409683005103083" calcext:value-type="float">
            <text:p>0,409683005103083</text:p>
          </table:table-cell>
          <table:table-cell table:style-name="ce7" table:formula="of:=ROUND([.C$1:.C$1048576];4)*100" office:value-type="float" office:value="40.97" calcext:value-type="float">
            <text:p>40,97</text:p>
          </table:table-cell>
          <table:table-cell table:style-name="ce5" table:formula="of:=RAND()" office:value-type="float" office:value="0.0568728846005124" calcext:value-type="float">
            <text:p>0,056872884600512</text:p>
          </table:table-cell>
          <table:table-cell table:style-name="ce7" table:formula="of:=ROUND([.E$1:.E$1048576];4)*100" office:value-type="float" office:value="5.69" calcext:value-type="float">
            <text:p>5,69</text:p>
          </table:table-cell>
          <table:table-cell table:style-name="ce9" table:formula="of:=MEDIAN([.B18];[.D18];[.F18])" office:value-type="float" office:value="20.72" calcext:value-type="float">
            <text:p>20,72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0402433949690243" calcext:value-type="float">
            <text:p>0,040243394969024</text:p>
          </table:table-cell>
          <table:table-cell table:formula="of:=ROUND([.A$1:.A$1048576];4)*100" office:value-type="float" office:value="4.02" calcext:value-type="float">
            <text:p>4,02</text:p>
          </table:table-cell>
          <table:table-cell table:formula="of:=RAND()" office:value-type="float" office:value="0.934719351213811" calcext:value-type="float">
            <text:p>0,934719351213811</text:p>
          </table:table-cell>
          <table:table-cell table:formula="of:=ROUND([.C$1:.C$1048576];4)*100" office:value-type="float" office:value="93.47" calcext:value-type="float">
            <text:p>93,47</text:p>
          </table:table-cell>
          <table:table-cell table:formula="of:=RAND()" office:value-type="float" office:value="0.0997228100676476" calcext:value-type="float">
            <text:p>0,099722810067648</text:p>
          </table:table-cell>
          <table:table-cell table:formula="of:=ROUND([.E$1:.E$1048576];4)*100" office:value-type="float" office:value="9.97" calcext:value-type="float">
            <text:p>9,97</text:p>
          </table:table-cell>
          <table:table-cell table:style-name="ce8" table:formula="of:=MEDIAN([.B19];[.D19];[.F19])" office:value-type="float" office:value="9.97" calcext:value-type="float">
            <text:p>9,97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970673276877543" calcext:value-type="float">
            <text:p>0,970673276877543</text:p>
          </table:table-cell>
          <table:table-cell table:style-name="ce7" table:formula="of:=ROUND([.A$1:.A$1048576];4)*100" office:value-type="float" office:value="97.07" calcext:value-type="float">
            <text:p>97,07</text:p>
          </table:table-cell>
          <table:table-cell table:style-name="ce5" table:formula="of:=RAND()" office:value-type="float" office:value="0.19312533540202" calcext:value-type="float">
            <text:p>0,19312533540202</text:p>
          </table:table-cell>
          <table:table-cell table:style-name="ce7" table:formula="of:=ROUND([.C$1:.C$1048576];4)*100" office:value-type="float" office:value="19.31" calcext:value-type="float">
            <text:p>19,31</text:p>
          </table:table-cell>
          <table:table-cell table:style-name="ce5" table:formula="of:=RAND()" office:value-type="float" office:value="0.680515772984015" calcext:value-type="float">
            <text:p>0,680515772984015</text:p>
          </table:table-cell>
          <table:table-cell table:style-name="ce7" table:formula="of:=ROUND([.E$1:.E$1048576];4)*100" office:value-type="float" office:value="68.05" calcext:value-type="float">
            <text:p>68,05</text:p>
          </table:table-cell>
          <table:table-cell table:style-name="ce9" table:formula="of:=MEDIAN([.B20];[.D20];[.F20])" office:value-type="float" office:value="68.05" calcext:value-type="float">
            <text:p>68,05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0892620058154215" calcext:value-type="float">
            <text:p>0,089262005815422</text:p>
          </table:table-cell>
          <table:table-cell table:formula="of:=ROUND([.A$1:.A$1048576];4)*100" office:value-type="float" office:value="8.93" calcext:value-type="float">
            <text:p>8,93</text:p>
          </table:table-cell>
          <table:table-cell table:formula="of:=RAND()" office:value-type="float" office:value="0.814589735943606" calcext:value-type="float">
            <text:p>0,814589735943606</text:p>
          </table:table-cell>
          <table:table-cell table:formula="of:=ROUND([.C$1:.C$1048576];4)*100" office:value-type="float" office:value="81.46" calcext:value-type="float">
            <text:p>81,46</text:p>
          </table:table-cell>
          <table:table-cell table:formula="of:=RAND()" office:value-type="float" office:value="0.693807139670607" calcext:value-type="float">
            <text:p>0,693807139670607</text:p>
          </table:table-cell>
          <table:table-cell table:formula="of:=ROUND([.E$1:.E$1048576];4)*100" office:value-type="float" office:value="69.38" calcext:value-type="float">
            <text:p>69,38</text:p>
          </table:table-cell>
          <table:table-cell table:style-name="ce8" table:formula="of:=MEDIAN([.B21];[.D21];[.F21])" office:value-type="float" office:value="69.38" calcext:value-type="float">
            <text:p>69,38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364586413331744" calcext:value-type="float">
            <text:p>0,364586413331744</text:p>
          </table:table-cell>
          <table:table-cell table:style-name="ce7" table:formula="of:=ROUND([.A$1:.A$1048576];4)*100" office:value-type="float" office:value="36.46" calcext:value-type="float">
            <text:p>36,46</text:p>
          </table:table-cell>
          <table:table-cell table:style-name="ce5" table:formula="of:=RAND()" office:value-type="float" office:value="0.609685017947963" calcext:value-type="float">
            <text:p>0,609685017947963</text:p>
          </table:table-cell>
          <table:table-cell table:style-name="ce7" table:formula="of:=ROUND([.C$1:.C$1048576];4)*100" office:value-type="float" office:value="60.97" calcext:value-type="float">
            <text:p>60,97</text:p>
          </table:table-cell>
          <table:table-cell table:style-name="ce5" table:formula="of:=RAND()" office:value-type="float" office:value="0.207939941914879" calcext:value-type="float">
            <text:p>0,207939941914879</text:p>
          </table:table-cell>
          <table:table-cell table:style-name="ce7" table:formula="of:=ROUND([.E$1:.E$1048576];4)*100" office:value-type="float" office:value="20.79" calcext:value-type="float">
            <text:p>20,79</text:p>
          </table:table-cell>
          <table:table-cell table:style-name="ce9" table:formula="of:=MEDIAN([.B22];[.D22];[.F22])" office:value-type="float" office:value="36.46" calcext:value-type="float">
            <text:p>36,46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669490675659402" calcext:value-type="float">
            <text:p>0,669490675659402</text:p>
          </table:table-cell>
          <table:table-cell table:formula="of:=ROUND([.A$1:.A$1048576];4)*100" office:value-type="float" office:value="66.95" calcext:value-type="float">
            <text:p>66,95</text:p>
          </table:table-cell>
          <table:table-cell table:formula="of:=RAND()" office:value-type="float" office:value="0.284846171045109" calcext:value-type="float">
            <text:p>0,284846171045109</text:p>
          </table:table-cell>
          <table:table-cell table:formula="of:=ROUND([.C$1:.C$1048576];4)*100" office:value-type="float" office:value="28.48" calcext:value-type="float">
            <text:p>28,48</text:p>
          </table:table-cell>
          <table:table-cell table:formula="of:=RAND()" office:value-type="float" office:value="0.499053568678469" calcext:value-type="float">
            <text:p>0,499053568678469</text:p>
          </table:table-cell>
          <table:table-cell table:formula="of:=ROUND([.E$1:.E$1048576];4)*100" office:value-type="float" office:value="49.91" calcext:value-type="float">
            <text:p>49,91</text:p>
          </table:table-cell>
          <table:table-cell table:style-name="ce8" table:formula="of:=MEDIAN([.B23];[.D23];[.F23])" office:value-type="float" office:value="49.91" calcext:value-type="float">
            <text:p>49,91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792135127127951" calcext:value-type="float">
            <text:p>0,792135127127951</text:p>
          </table:table-cell>
          <table:table-cell table:style-name="ce7" table:formula="of:=ROUND([.A$1:.A$1048576];4)*100" office:value-type="float" office:value="79.21" calcext:value-type="float">
            <text:p>79,21</text:p>
          </table:table-cell>
          <table:table-cell table:style-name="ce5" table:formula="of:=RAND()" office:value-type="float" office:value="0.62511209094532" calcext:value-type="float">
            <text:p>0,62511209094532</text:p>
          </table:table-cell>
          <table:table-cell table:style-name="ce7" table:formula="of:=ROUND([.C$1:.C$1048576];4)*100" office:value-type="float" office:value="62.51" calcext:value-type="float">
            <text:p>62,51</text:p>
          </table:table-cell>
          <table:table-cell table:style-name="ce5" table:formula="of:=RAND()" office:value-type="float" office:value="0.932947263284135" calcext:value-type="float">
            <text:p>0,932947263284135</text:p>
          </table:table-cell>
          <table:table-cell table:style-name="ce7" table:formula="of:=ROUND([.E$1:.E$1048576];4)*100" office:value-type="float" office:value="93.29" calcext:value-type="float">
            <text:p>93,29</text:p>
          </table:table-cell>
          <table:table-cell table:style-name="ce9" table:formula="of:=MEDIAN([.B24];[.D24];[.F24])" office:value-type="float" office:value="79.21" calcext:value-type="float">
            <text:p>79,21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95423854807936" calcext:value-type="float">
            <text:p>0,95423854807936</text:p>
          </table:table-cell>
          <table:table-cell table:formula="of:=ROUND([.A$1:.A$1048576];4)*100" office:value-type="float" office:value="95.42" calcext:value-type="float">
            <text:p>95,42</text:p>
          </table:table-cell>
          <table:table-cell table:formula="of:=RAND()" office:value-type="float" office:value="0.218733359144312" calcext:value-type="float">
            <text:p>0,218733359144312</text:p>
          </table:table-cell>
          <table:table-cell table:formula="of:=ROUND([.C$1:.C$1048576];4)*100" office:value-type="float" office:value="21.87" calcext:value-type="float">
            <text:p>21,87</text:p>
          </table:table-cell>
          <table:table-cell table:formula="of:=RAND()" office:value-type="float" office:value="0.555806016676767" calcext:value-type="float">
            <text:p>0,555806016676767</text:p>
          </table:table-cell>
          <table:table-cell table:formula="of:=ROUND([.E$1:.E$1048576];4)*100" office:value-type="float" office:value="55.58" calcext:value-type="float">
            <text:p>55,58</text:p>
          </table:table-cell>
          <table:table-cell table:style-name="ce8" table:formula="of:=MEDIAN([.B25];[.D25];[.F25])" office:value-type="float" office:value="55.58" calcext:value-type="float">
            <text:p>55,58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967108812429368" calcext:value-type="float">
            <text:p>0,967108812429368</text:p>
          </table:table-cell>
          <table:table-cell table:style-name="ce7" table:formula="of:=ROUND([.A$1:.A$1048576];4)*100" office:value-type="float" office:value="96.71" calcext:value-type="float">
            <text:p>96,71</text:p>
          </table:table-cell>
          <table:table-cell table:style-name="ce5" table:formula="of:=RAND()" office:value-type="float" office:value="0.433496149221806" calcext:value-type="float">
            <text:p>0,433496149221806</text:p>
          </table:table-cell>
          <table:table-cell table:style-name="ce7" table:formula="of:=ROUND([.C$1:.C$1048576];4)*100" office:value-type="float" office:value="43.35" calcext:value-type="float">
            <text:p>43,35</text:p>
          </table:table-cell>
          <table:table-cell table:style-name="ce5" table:formula="of:=RAND()" office:value-type="float" office:value="0.224461533285098" calcext:value-type="float">
            <text:p>0,224461533285098</text:p>
          </table:table-cell>
          <table:table-cell table:style-name="ce7" table:formula="of:=ROUND([.E$1:.E$1048576];4)*100" office:value-type="float" office:value="22.45" calcext:value-type="float">
            <text:p>22,45</text:p>
          </table:table-cell>
          <table:table-cell table:style-name="ce9" table:formula="of:=MEDIAN([.B26];[.D26];[.F26])" office:value-type="float" office:value="43.35" calcext:value-type="float">
            <text:p>43,35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412474356317111" calcext:value-type="float">
            <text:p>0,412474356317111</text:p>
          </table:table-cell>
          <table:table-cell table:formula="of:=ROUND([.A$1:.A$1048576];4)*100" office:value-type="float" office:value="41.25" calcext:value-type="float">
            <text:p>41,25</text:p>
          </table:table-cell>
          <table:table-cell table:formula="of:=RAND()" office:value-type="float" office:value="0.672514562781232" calcext:value-type="float">
            <text:p>0,672514562781232</text:p>
          </table:table-cell>
          <table:table-cell table:formula="of:=ROUND([.C$1:.C$1048576];4)*100" office:value-type="float" office:value="67.25" calcext:value-type="float">
            <text:p>67,25</text:p>
          </table:table-cell>
          <table:table-cell table:formula="of:=RAND()" office:value-type="float" office:value="0.680388773076829" calcext:value-type="float">
            <text:p>0,680388773076829</text:p>
          </table:table-cell>
          <table:table-cell table:formula="of:=ROUND([.E$1:.E$1048576];4)*100" office:value-type="float" office:value="68.04" calcext:value-type="float">
            <text:p>68,04</text:p>
          </table:table-cell>
          <table:table-cell table:style-name="ce8" table:formula="of:=MEDIAN([.B27];[.D27];[.F27])" office:value-type="float" office:value="67.25" calcext:value-type="float">
            <text:p>67,25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640666099323579" calcext:value-type="float">
            <text:p>0,640666099323579</text:p>
          </table:table-cell>
          <table:table-cell table:style-name="ce7" table:formula="of:=ROUND([.A$1:.A$1048576];4)*100" office:value-type="float" office:value="64.07" calcext:value-type="float">
            <text:p>64,07</text:p>
          </table:table-cell>
          <table:table-cell table:style-name="ce5" table:formula="of:=RAND()" office:value-type="float" office:value="0.900520041589516" calcext:value-type="float">
            <text:p>0,900520041589516</text:p>
          </table:table-cell>
          <table:table-cell table:style-name="ce7" table:formula="of:=ROUND([.C$1:.C$1048576];4)*100" office:value-type="float" office:value="90.05" calcext:value-type="float">
            <text:p>90,05</text:p>
          </table:table-cell>
          <table:table-cell table:style-name="ce5" table:formula="of:=RAND()" office:value-type="float" office:value="0.854596968866246" calcext:value-type="float">
            <text:p>0,854596968866246</text:p>
          </table:table-cell>
          <table:table-cell table:style-name="ce7" table:formula="of:=ROUND([.E$1:.E$1048576];4)*100" office:value-type="float" office:value="85.46" calcext:value-type="float">
            <text:p>85,46</text:p>
          </table:table-cell>
          <table:table-cell table:style-name="ce9" table:formula="of:=MEDIAN([.B28];[.D28];[.F28])" office:value-type="float" office:value="85.46" calcext:value-type="float">
            <text:p>85,46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355558338955527" calcext:value-type="float">
            <text:p>0,355558338955527</text:p>
          </table:table-cell>
          <table:table-cell table:formula="of:=ROUND([.A$1:.A$1048576];4)*100" office:value-type="float" office:value="35.56" calcext:value-type="float">
            <text:p>35,56</text:p>
          </table:table-cell>
          <table:table-cell table:formula="of:=RAND()" office:value-type="float" office:value="0.795140651730378" calcext:value-type="float">
            <text:p>0,795140651730378</text:p>
          </table:table-cell>
          <table:table-cell table:formula="of:=ROUND([.C$1:.C$1048576];4)*100" office:value-type="float" office:value="79.51" calcext:value-type="float">
            <text:p>79,51</text:p>
          </table:table-cell>
          <table:table-cell table:formula="of:=RAND()" office:value-type="float" office:value="0.123968009249089" calcext:value-type="float">
            <text:p>0,123968009249089</text:p>
          </table:table-cell>
          <table:table-cell table:formula="of:=ROUND([.E$1:.E$1048576];4)*100" office:value-type="float" office:value="12.4" calcext:value-type="float">
            <text:p>12,4</text:p>
          </table:table-cell>
          <table:table-cell table:style-name="ce8" table:formula="of:=MEDIAN([.B29];[.D29];[.F29])" office:value-type="float" office:value="35.56" calcext:value-type="float">
            <text:p>35,56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619014979424303" calcext:value-type="float">
            <text:p>0,619014979424303</text:p>
          </table:table-cell>
          <table:table-cell table:style-name="ce7" table:formula="of:=ROUND([.A$1:.A$1048576];4)*100" office:value-type="float" office:value="61.9" calcext:value-type="float">
            <text:p>61,9</text:p>
          </table:table-cell>
          <table:table-cell table:style-name="ce5" table:formula="of:=RAND()" office:value-type="float" office:value="0.912502433115249" calcext:value-type="float">
            <text:p>0,912502433115249</text:p>
          </table:table-cell>
          <table:table-cell table:style-name="ce7" table:formula="of:=ROUND([.C$1:.C$1048576];4)*100" office:value-type="float" office:value="91.25" calcext:value-type="float">
            <text:p>91,25</text:p>
          </table:table-cell>
          <table:table-cell table:style-name="ce5" table:formula="of:=RAND()" office:value-type="float" office:value="0.507266300228518" calcext:value-type="float">
            <text:p>0,507266300228518</text:p>
          </table:table-cell>
          <table:table-cell table:style-name="ce7" table:formula="of:=ROUND([.E$1:.E$1048576];4)*100" office:value-type="float" office:value="50.73" calcext:value-type="float">
            <text:p>50,73</text:p>
          </table:table-cell>
          <table:table-cell table:style-name="ce9" table:formula="of:=MEDIAN([.B30];[.D30];[.F30])" office:value-type="float" office:value="61.9" calcext:value-type="float">
            <text:p>61,9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881197494016098" calcext:value-type="float">
            <text:p>0,881197494016098</text:p>
          </table:table-cell>
          <table:table-cell table:formula="of:=ROUND([.A$1:.A$1048576];4)*100" office:value-type="float" office:value="88.12" calcext:value-type="float">
            <text:p>88,12</text:p>
          </table:table-cell>
          <table:table-cell table:formula="of:=RAND()" office:value-type="float" office:value="0.112808198581451" calcext:value-type="float">
            <text:p>0,112808198581451</text:p>
          </table:table-cell>
          <table:table-cell table:formula="of:=ROUND([.C$1:.C$1048576];4)*100" office:value-type="float" office:value="11.28" calcext:value-type="float">
            <text:p>11,28</text:p>
          </table:table-cell>
          <table:table-cell table:formula="of:=RAND()" office:value-type="float" office:value="0.739739343587919" calcext:value-type="float">
            <text:p>0,739739343587919</text:p>
          </table:table-cell>
          <table:table-cell table:formula="of:=ROUND([.E$1:.E$1048576];4)*100" office:value-type="float" office:value="73.97" calcext:value-type="float">
            <text:p>73,97</text:p>
          </table:table-cell>
          <table:table-cell table:style-name="ce8" table:formula="of:=MEDIAN([.B31];[.D31];[.F31])" office:value-type="float" office:value="73.97" calcext:value-type="float">
            <text:p>73,97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576424669978649" calcext:value-type="float">
            <text:p>0,576424669978649</text:p>
          </table:table-cell>
          <table:table-cell table:style-name="ce7" table:formula="of:=ROUND([.A$1:.A$1048576];4)*100" office:value-type="float" office:value="57.64" calcext:value-type="float">
            <text:p>57,64</text:p>
          </table:table-cell>
          <table:table-cell table:style-name="ce5" table:formula="of:=RAND()" office:value-type="float" office:value="0.174240848796186" calcext:value-type="float">
            <text:p>0,174240848796186</text:p>
          </table:table-cell>
          <table:table-cell table:style-name="ce7" table:formula="of:=ROUND([.C$1:.C$1048576];4)*100" office:value-type="float" office:value="17.42" calcext:value-type="float">
            <text:p>17,42</text:p>
          </table:table-cell>
          <table:table-cell table:style-name="ce5" table:formula="of:=RAND()" office:value-type="float" office:value="0.876994781285884" calcext:value-type="float">
            <text:p>0,876994781285884</text:p>
          </table:table-cell>
          <table:table-cell table:style-name="ce7" table:formula="of:=ROUND([.E$1:.E$1048576];4)*100" office:value-type="float" office:value="87.7" calcext:value-type="float">
            <text:p>87,7</text:p>
          </table:table-cell>
          <table:table-cell table:style-name="ce9" table:formula="of:=MEDIAN([.B32];[.D32];[.F32])" office:value-type="float" office:value="57.64" calcext:value-type="float">
            <text:p>57,64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941072418751913" calcext:value-type="float">
            <text:p>0,941072418751913</text:p>
          </table:table-cell>
          <table:table-cell table:formula="of:=ROUND([.A$1:.A$1048576];4)*100" office:value-type="float" office:value="94.11" calcext:value-type="float">
            <text:p>94,11</text:p>
          </table:table-cell>
          <table:table-cell table:formula="of:=RAND()" office:value-type="float" office:value="0.945782181183505" calcext:value-type="float">
            <text:p>0,945782181183505</text:p>
          </table:table-cell>
          <table:table-cell table:formula="of:=ROUND([.C$1:.C$1048576];4)*100" office:value-type="float" office:value="94.58" calcext:value-type="float">
            <text:p>94,58</text:p>
          </table:table-cell>
          <table:table-cell table:formula="of:=RAND()" office:value-type="float" office:value="0.961874020808998" calcext:value-type="float">
            <text:p>0,961874020808998</text:p>
          </table:table-cell>
          <table:table-cell table:formula="of:=ROUND([.E$1:.E$1048576];4)*100" office:value-type="float" office:value="96.19" calcext:value-type="float">
            <text:p>96,19</text:p>
          </table:table-cell>
          <table:table-cell table:style-name="ce8" table:formula="of:=MEDIAN([.B33];[.D33];[.F33])" office:value-type="float" office:value="94.58" calcext:value-type="float">
            <text:p>94,58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456479614408547" calcext:value-type="float">
            <text:p>0,456479614408547</text:p>
          </table:table-cell>
          <table:table-cell table:style-name="ce7" table:formula="of:=ROUND([.A$1:.A$1048576];4)*100" office:value-type="float" office:value="45.65" calcext:value-type="float">
            <text:p>45,65</text:p>
          </table:table-cell>
          <table:table-cell table:style-name="ce5" table:formula="of:=RAND()" office:value-type="float" office:value="0.552157512723267" calcext:value-type="float">
            <text:p>0,552157512723267</text:p>
          </table:table-cell>
          <table:table-cell table:style-name="ce7" table:formula="of:=ROUND([.C$1:.C$1048576];4)*100" office:value-type="float" office:value="55.22" calcext:value-type="float">
            <text:p>55,22</text:p>
          </table:table-cell>
          <table:table-cell table:style-name="ce5" table:formula="of:=RAND()" office:value-type="float" office:value="0.44975445000527" calcext:value-type="float">
            <text:p>0,44975445000527</text:p>
          </table:table-cell>
          <table:table-cell table:style-name="ce7" table:formula="of:=ROUND([.E$1:.E$1048576];4)*100" office:value-type="float" office:value="44.98" calcext:value-type="float">
            <text:p>44,98</text:p>
          </table:table-cell>
          <table:table-cell table:style-name="ce9" table:formula="of:=MEDIAN([.B34];[.D34];[.F34])" office:value-type="float" office:value="45.65" calcext:value-type="float">
            <text:p>45,65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321986199837534" calcext:value-type="float">
            <text:p>0,321986199837534</text:p>
          </table:table-cell>
          <table:table-cell table:formula="of:=ROUND([.A$1:.A$1048576];4)*100" office:value-type="float" office:value="32.2" calcext:value-type="float">
            <text:p>32,2</text:p>
          </table:table-cell>
          <table:table-cell table:formula="of:=RAND()" office:value-type="float" office:value="0.00646619056924991" calcext:value-type="float">
            <text:p>0,00646619056925</text:p>
          </table:table-cell>
          <table:table-cell table:formula="of:=ROUND([.C$1:.C$1048576];4)*100" office:value-type="float" office:value="0.65" calcext:value-type="float">
            <text:p>0,65</text:p>
          </table:table-cell>
          <table:table-cell table:formula="of:=RAND()" office:value-type="float" office:value="0.985841166136486" calcext:value-type="float">
            <text:p>0,985841166136486</text:p>
          </table:table-cell>
          <table:table-cell table:formula="of:=ROUND([.E$1:.E$1048576];4)*100" office:value-type="float" office:value="98.58" calcext:value-type="float">
            <text:p>98,58</text:p>
          </table:table-cell>
          <table:table-cell table:style-name="ce8" table:formula="of:=MEDIAN([.B35];[.D35];[.F35])" office:value-type="float" office:value="32.2" calcext:value-type="float">
            <text:p>32,2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69885467197312" calcext:value-type="float">
            <text:p>0,69885467197312</text:p>
          </table:table-cell>
          <table:table-cell table:style-name="ce7" table:formula="of:=ROUND([.A$1:.A$1048576];4)*100" office:value-type="float" office:value="69.89" calcext:value-type="float">
            <text:p>69,89</text:p>
          </table:table-cell>
          <table:table-cell table:style-name="ce5" table:formula="of:=RAND()" office:value-type="float" office:value="0.04164856363785" calcext:value-type="float">
            <text:p>0,04164856363785</text:p>
          </table:table-cell>
          <table:table-cell table:style-name="ce7" table:formula="of:=ROUND([.C$1:.C$1048576];4)*100" office:value-type="float" office:value="4.16" calcext:value-type="float">
            <text:p>4,16</text:p>
          </table:table-cell>
          <table:table-cell table:style-name="ce5" table:formula="of:=RAND()" office:value-type="float" office:value="0.313807274165963" calcext:value-type="float">
            <text:p>0,313807274165963</text:p>
          </table:table-cell>
          <table:table-cell table:style-name="ce7" table:formula="of:=ROUND([.E$1:.E$1048576];4)*100" office:value-type="float" office:value="31.38" calcext:value-type="float">
            <text:p>31,38</text:p>
          </table:table-cell>
          <table:table-cell table:style-name="ce9" table:formula="of:=MEDIAN([.B36];[.D36];[.F36])" office:value-type="float" office:value="31.38" calcext:value-type="float">
            <text:p>31,38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399889877920095" calcext:value-type="float">
            <text:p>0,399889877920095</text:p>
          </table:table-cell>
          <table:table-cell table:formula="of:=ROUND([.A$1:.A$1048576];4)*100" office:value-type="float" office:value="39.99" calcext:value-type="float">
            <text:p>39,99</text:p>
          </table:table-cell>
          <table:table-cell table:formula="of:=RAND()" office:value-type="float" office:value="0.883834406476495" calcext:value-type="float">
            <text:p>0,883834406476495</text:p>
          </table:table-cell>
          <table:table-cell table:formula="of:=ROUND([.C$1:.C$1048576];4)*100" office:value-type="float" office:value="88.38" calcext:value-type="float">
            <text:p>88,38</text:p>
          </table:table-cell>
          <table:table-cell table:formula="of:=RAND()" office:value-type="float" office:value="0.158975999334281" calcext:value-type="float">
            <text:p>0,158975999334281</text:p>
          </table:table-cell>
          <table:table-cell table:formula="of:=ROUND([.E$1:.E$1048576];4)*100" office:value-type="float" office:value="15.9" calcext:value-type="float">
            <text:p>15,9</text:p>
          </table:table-cell>
          <table:table-cell table:style-name="ce8" table:formula="of:=MEDIAN([.B37];[.D37];[.F37])" office:value-type="float" office:value="39.99" calcext:value-type="float">
            <text:p>39,99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636361647768045" calcext:value-type="float">
            <text:p>0,636361647768045</text:p>
          </table:table-cell>
          <table:table-cell table:style-name="ce7" table:formula="of:=ROUND([.A$1:.A$1048576];4)*100" office:value-type="float" office:value="63.64" calcext:value-type="float">
            <text:p>63,64</text:p>
          </table:table-cell>
          <table:table-cell table:style-name="ce5" table:formula="of:=RAND()" office:value-type="float" office:value="0.340638861380969" calcext:value-type="float">
            <text:p>0,340638861380969</text:p>
          </table:table-cell>
          <table:table-cell table:style-name="ce7" table:formula="of:=ROUND([.C$1:.C$1048576];4)*100" office:value-type="float" office:value="34.06" calcext:value-type="float">
            <text:p>34,06</text:p>
          </table:table-cell>
          <table:table-cell table:style-name="ce5" table:formula="of:=RAND()" office:value-type="float" office:value="0.428738646982366" calcext:value-type="float">
            <text:p>0,428738646982366</text:p>
          </table:table-cell>
          <table:table-cell table:style-name="ce7" table:formula="of:=ROUND([.E$1:.E$1048576];4)*100" office:value-type="float" office:value="42.87" calcext:value-type="float">
            <text:p>42,87</text:p>
          </table:table-cell>
          <table:table-cell table:style-name="ce9" table:formula="of:=MEDIAN([.B38];[.D38];[.F38])" office:value-type="float" office:value="42.87" calcext:value-type="float">
            <text:p>42,87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033078433581426" calcext:value-type="float">
            <text:p>0,033078433581426</text:p>
          </table:table-cell>
          <table:table-cell table:formula="of:=ROUND([.A$1:.A$1048576];4)*100" office:value-type="float" office:value="3.31" calcext:value-type="float">
            <text:p>3,31</text:p>
          </table:table-cell>
          <table:table-cell table:formula="of:=RAND()" office:value-type="float" office:value="0.28222500725928" calcext:value-type="float">
            <text:p>0,28222500725928</text:p>
          </table:table-cell>
          <table:table-cell table:formula="of:=ROUND([.C$1:.C$1048576];4)*100" office:value-type="float" office:value="28.22" calcext:value-type="float">
            <text:p>28,22</text:p>
          </table:table-cell>
          <table:table-cell table:formula="of:=RAND()" office:value-type="float" office:value="0.108374172522082" calcext:value-type="float">
            <text:p>0,108374172522082</text:p>
          </table:table-cell>
          <table:table-cell table:formula="of:=ROUND([.E$1:.E$1048576];4)*100" office:value-type="float" office:value="10.84" calcext:value-type="float">
            <text:p>10,84</text:p>
          </table:table-cell>
          <table:table-cell table:style-name="ce8" table:formula="of:=MEDIAN([.B39];[.D39];[.F39])" office:value-type="float" office:value="10.84" calcext:value-type="float">
            <text:p>10,84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998899556929944" calcext:value-type="float">
            <text:p>0,998899556929944</text:p>
          </table:table-cell>
          <table:table-cell table:style-name="ce7" table:formula="of:=ROUND([.A$1:.A$1048576];4)*100" office:value-type="float" office:value="99.89" calcext:value-type="float">
            <text:p>99,89</text:p>
          </table:table-cell>
          <table:table-cell table:style-name="ce5" table:formula="of:=RAND()" office:value-type="float" office:value="0.149152168385754" calcext:value-type="float">
            <text:p>0,149152168385754</text:p>
          </table:table-cell>
          <table:table-cell table:style-name="ce7" table:formula="of:=ROUND([.C$1:.C$1048576];4)*100" office:value-type="float" office:value="14.92" calcext:value-type="float">
            <text:p>14,92</text:p>
          </table:table-cell>
          <table:table-cell table:style-name="ce5" table:formula="of:=RAND()" office:value-type="float" office:value="0.998081832914265" calcext:value-type="float">
            <text:p>0,998081832914265</text:p>
          </table:table-cell>
          <table:table-cell table:style-name="ce7" table:formula="of:=ROUND([.E$1:.E$1048576];4)*100" office:value-type="float" office:value="99.81" calcext:value-type="float">
            <text:p>99,81</text:p>
          </table:table-cell>
          <table:table-cell table:style-name="ce9" table:formula="of:=MEDIAN([.B40];[.D40];[.F40])" office:value-type="float" office:value="99.81" calcext:value-type="float">
            <text:p>99,81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555099097906861" calcext:value-type="float">
            <text:p>0,555099097906861</text:p>
          </table:table-cell>
          <table:table-cell table:formula="of:=ROUND([.A$1:.A$1048576];4)*100" office:value-type="float" office:value="55.51" calcext:value-type="float">
            <text:p>55,51</text:p>
          </table:table-cell>
          <table:table-cell table:formula="of:=RAND()" office:value-type="float" office:value="0.648388183590506" calcext:value-type="float">
            <text:p>0,648388183590506</text:p>
          </table:table-cell>
          <table:table-cell table:formula="of:=ROUND([.C$1:.C$1048576];4)*100" office:value-type="float" office:value="64.84" calcext:value-type="float">
            <text:p>64,84</text:p>
          </table:table-cell>
          <table:table-cell table:formula="of:=RAND()" office:value-type="float" office:value="0.997812667822316" calcext:value-type="float">
            <text:p>0,997812667822316</text:p>
          </table:table-cell>
          <table:table-cell table:formula="of:=ROUND([.E$1:.E$1048576];4)*100" office:value-type="float" office:value="99.78" calcext:value-type="float">
            <text:p>99,78</text:p>
          </table:table-cell>
          <table:table-cell table:style-name="ce8" table:formula="of:=MEDIAN([.B41];[.D41];[.F41])" office:value-type="float" office:value="64.84" calcext:value-type="float">
            <text:p>64,84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851267225699163" calcext:value-type="float">
            <text:p>0,851267225699163</text:p>
          </table:table-cell>
          <table:table-cell table:style-name="ce7" table:formula="of:=ROUND([.A$1:.A$1048576];4)*100" office:value-type="float" office:value="85.13" calcext:value-type="float">
            <text:p>85,13</text:p>
          </table:table-cell>
          <table:table-cell table:style-name="ce5" table:formula="of:=RAND()" office:value-type="float" office:value="0.895344188838826" calcext:value-type="float">
            <text:p>0,895344188838826</text:p>
          </table:table-cell>
          <table:table-cell table:style-name="ce7" table:formula="of:=ROUND([.C$1:.C$1048576];4)*100" office:value-type="float" office:value="89.53" calcext:value-type="float">
            <text:p>89,53</text:p>
          </table:table-cell>
          <table:table-cell table:style-name="ce5" table:formula="of:=RAND()" office:value-type="float" office:value="0.313612346642741" calcext:value-type="float">
            <text:p>0,313612346642741</text:p>
          </table:table-cell>
          <table:table-cell table:style-name="ce7" table:formula="of:=ROUND([.E$1:.E$1048576];4)*100" office:value-type="float" office:value="31.36" calcext:value-type="float">
            <text:p>31,36</text:p>
          </table:table-cell>
          <table:table-cell table:style-name="ce9" table:formula="of:=MEDIAN([.B42];[.D42];[.F42])" office:value-type="float" office:value="85.13" calcext:value-type="float">
            <text:p>85,13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218774154657181" calcext:value-type="float">
            <text:p>0,218774154657181</text:p>
          </table:table-cell>
          <table:table-cell table:formula="of:=ROUND([.A$1:.A$1048576];4)*100" office:value-type="float" office:value="21.88" calcext:value-type="float">
            <text:p>21,88</text:p>
          </table:table-cell>
          <table:table-cell table:formula="of:=RAND()" office:value-type="float" office:value="0.149539404275637" calcext:value-type="float">
            <text:p>0,149539404275637</text:p>
          </table:table-cell>
          <table:table-cell table:formula="of:=ROUND([.C$1:.C$1048576];4)*100" office:value-type="float" office:value="14.95" calcext:value-type="float">
            <text:p>14,95</text:p>
          </table:table-cell>
          <table:table-cell table:formula="of:=RAND()" office:value-type="float" office:value="0.861161298943442" calcext:value-type="float">
            <text:p>0,861161298943442</text:p>
          </table:table-cell>
          <table:table-cell table:formula="of:=ROUND([.E$1:.E$1048576];4)*100" office:value-type="float" office:value="86.12" calcext:value-type="float">
            <text:p>86,12</text:p>
          </table:table-cell>
          <table:table-cell table:style-name="ce8" table:formula="of:=MEDIAN([.B43];[.D43];[.F43])" office:value-type="float" office:value="21.88" calcext:value-type="float">
            <text:p>21,88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858381791260454" calcext:value-type="float">
            <text:p>0,858381791260454</text:p>
          </table:table-cell>
          <table:table-cell table:style-name="ce7" table:formula="of:=ROUND([.A$1:.A$1048576];4)*100" office:value-type="float" office:value="85.84" calcext:value-type="float">
            <text:p>85,84</text:p>
          </table:table-cell>
          <table:table-cell table:style-name="ce5" table:formula="of:=RAND()" office:value-type="float" office:value="0.91125508418555" calcext:value-type="float">
            <text:p>0,91125508418555</text:p>
          </table:table-cell>
          <table:table-cell table:style-name="ce7" table:formula="of:=ROUND([.C$1:.C$1048576];4)*100" office:value-type="float" office:value="91.13" calcext:value-type="float">
            <text:p>91,13</text:p>
          </table:table-cell>
          <table:table-cell table:style-name="ce5" table:formula="of:=RAND()" office:value-type="float" office:value="0.221477284567581" calcext:value-type="float">
            <text:p>0,221477284567581</text:p>
          </table:table-cell>
          <table:table-cell table:style-name="ce7" table:formula="of:=ROUND([.E$1:.E$1048576];4)*100" office:value-type="float" office:value="22.15" calcext:value-type="float">
            <text:p>22,15</text:p>
          </table:table-cell>
          <table:table-cell table:style-name="ce9" table:formula="of:=MEDIAN([.B44];[.D44];[.F44])" office:value-type="float" office:value="85.84" calcext:value-type="float">
            <text:p>85,84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863610440845258" calcext:value-type="float">
            <text:p>0,863610440845258</text:p>
          </table:table-cell>
          <table:table-cell table:formula="of:=ROUND([.A$1:.A$1048576];4)*100" office:value-type="float" office:value="86.36" calcext:value-type="float">
            <text:p>86,36</text:p>
          </table:table-cell>
          <table:table-cell table:formula="of:=RAND()" office:value-type="float" office:value="0.39679977460573" calcext:value-type="float">
            <text:p>0,39679977460573</text:p>
          </table:table-cell>
          <table:table-cell table:formula="of:=ROUND([.C$1:.C$1048576];4)*100" office:value-type="float" office:value="39.68" calcext:value-type="float">
            <text:p>39,68</text:p>
          </table:table-cell>
          <table:table-cell table:formula="of:=RAND()" office:value-type="float" office:value="0.300356672033115" calcext:value-type="float">
            <text:p>0,300356672033115</text:p>
          </table:table-cell>
          <table:table-cell table:formula="of:=ROUND([.E$1:.E$1048576];4)*100" office:value-type="float" office:value="30.04" calcext:value-type="float">
            <text:p>30,04</text:p>
          </table:table-cell>
          <table:table-cell table:style-name="ce8" table:formula="of:=MEDIAN([.B45];[.D45];[.F45])" office:value-type="float" office:value="39.68" calcext:value-type="float">
            <text:p>39,68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362186516525119" calcext:value-type="float">
            <text:p>0,362186516525119</text:p>
          </table:table-cell>
          <table:table-cell table:style-name="ce7" table:formula="of:=ROUND([.A$1:.A$1048576];4)*100" office:value-type="float" office:value="36.22" calcext:value-type="float">
            <text:p>36,22</text:p>
          </table:table-cell>
          <table:table-cell table:style-name="ce5" table:formula="of:=RAND()" office:value-type="float" office:value="0.693323956938632" calcext:value-type="float">
            <text:p>0,693323956938632</text:p>
          </table:table-cell>
          <table:table-cell table:style-name="ce7" table:formula="of:=ROUND([.C$1:.C$1048576];4)*100" office:value-type="float" office:value="69.33" calcext:value-type="float">
            <text:p>69,33</text:p>
          </table:table-cell>
          <table:table-cell table:style-name="ce5" table:formula="of:=RAND()" office:value-type="float" office:value="0.874724935600592" calcext:value-type="float">
            <text:p>0,874724935600592</text:p>
          </table:table-cell>
          <table:table-cell table:style-name="ce7" table:formula="of:=ROUND([.E$1:.E$1048576];4)*100" office:value-type="float" office:value="87.47" calcext:value-type="float">
            <text:p>87,47</text:p>
          </table:table-cell>
          <table:table-cell table:style-name="ce9" table:formula="of:=MEDIAN([.B46];[.D46];[.F46])" office:value-type="float" office:value="69.33" calcext:value-type="float">
            <text:p>69,33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464042254660319" calcext:value-type="float">
            <text:p>0,464042254660319</text:p>
          </table:table-cell>
          <table:table-cell table:formula="of:=ROUND([.A$1:.A$1048576];4)*100" office:value-type="float" office:value="46.4" calcext:value-type="float">
            <text:p>46,4</text:p>
          </table:table-cell>
          <table:table-cell table:formula="of:=RAND()" office:value-type="float" office:value="0.311968686751267" calcext:value-type="float">
            <text:p>0,311968686751267</text:p>
          </table:table-cell>
          <table:table-cell table:formula="of:=ROUND([.C$1:.C$1048576];4)*100" office:value-type="float" office:value="31.2" calcext:value-type="float">
            <text:p>31,2</text:p>
          </table:table-cell>
          <table:table-cell table:formula="of:=RAND()" office:value-type="float" office:value="0.585248031717039" calcext:value-type="float">
            <text:p>0,585248031717039</text:p>
          </table:table-cell>
          <table:table-cell table:formula="of:=ROUND([.E$1:.E$1048576];4)*100" office:value-type="float" office:value="58.52" calcext:value-type="float">
            <text:p>58,52</text:p>
          </table:table-cell>
          <table:table-cell table:style-name="ce8" table:formula="of:=MEDIAN([.B47];[.D47];[.F47])" office:value-type="float" office:value="46.4" calcext:value-type="float">
            <text:p>46,4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145657908854795" calcext:value-type="float">
            <text:p>0,145657908854795</text:p>
          </table:table-cell>
          <table:table-cell table:style-name="ce7" table:formula="of:=ROUND([.A$1:.A$1048576];4)*100" office:value-type="float" office:value="14.57" calcext:value-type="float">
            <text:p>14,57</text:p>
          </table:table-cell>
          <table:table-cell table:style-name="ce5" table:formula="of:=RAND()" office:value-type="float" office:value="0.209783173947186" calcext:value-type="float">
            <text:p>0,209783173947186</text:p>
          </table:table-cell>
          <table:table-cell table:style-name="ce7" table:formula="of:=ROUND([.C$1:.C$1048576];4)*100" office:value-type="float" office:value="20.98" calcext:value-type="float">
            <text:p>20,98</text:p>
          </table:table-cell>
          <table:table-cell table:style-name="ce5" table:formula="of:=RAND()" office:value-type="float" office:value="0.72922863460801" calcext:value-type="float">
            <text:p>0,72922863460801</text:p>
          </table:table-cell>
          <table:table-cell table:style-name="ce7" table:formula="of:=ROUND([.E$1:.E$1048576];4)*100" office:value-type="float" office:value="72.92" calcext:value-type="float">
            <text:p>72,92</text:p>
          </table:table-cell>
          <table:table-cell table:style-name="ce9" table:formula="of:=MEDIAN([.B48];[.D48];[.F48])" office:value-type="float" office:value="20.98" calcext:value-type="float">
            <text:p>20,98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formula="of:=RAND()" office:value-type="float" office:value="0.95093872374372" calcext:value-type="float">
            <text:p>0,95093872374372</text:p>
          </table:table-cell>
          <table:table-cell table:formula="of:=ROUND([.A$1:.A$1048576];4)*100" office:value-type="float" office:value="95.09" calcext:value-type="float">
            <text:p>95,09</text:p>
          </table:table-cell>
          <table:table-cell table:formula="of:=RAND()" office:value-type="float" office:value="0.666378739112397" calcext:value-type="float">
            <text:p>0,666378739112397</text:p>
          </table:table-cell>
          <table:table-cell table:formula="of:=ROUND([.C$1:.C$1048576];4)*100" office:value-type="float" office:value="66.64" calcext:value-type="float">
            <text:p>66,64</text:p>
          </table:table-cell>
          <table:table-cell table:formula="of:=RAND()" office:value-type="float" office:value="0.0971613771188765" calcext:value-type="float">
            <text:p>0,097161377118877</text:p>
          </table:table-cell>
          <table:table-cell table:formula="of:=ROUND([.E$1:.E$1048576];4)*100" office:value-type="float" office:value="9.72" calcext:value-type="float">
            <text:p>9,72</text:p>
          </table:table-cell>
          <table:table-cell table:style-name="ce8" table:formula="of:=MEDIAN([.B49];[.D49];[.F49])" office:value-type="float" office:value="66.64" calcext:value-type="float">
            <text:p>66,64</text:p>
          </table:table-cell>
          <table:table-cell table:number-columns-repeated="1017"/>
        </table:table-row>
        <table:table-row table:style-name="ro1">
          <table:table-cell table:style-name="ce5" table:formula="of:=RAND()" office:value-type="float" office:value="0.0188508485628246" calcext:value-type="float">
            <text:p>0,018850848562825</text:p>
          </table:table-cell>
          <table:table-cell table:style-name="ce7" table:formula="of:=ROUND([.A$1:.A$1048576];4)*100" office:value-type="float" office:value="1.89" calcext:value-type="float">
            <text:p>1,89</text:p>
          </table:table-cell>
          <table:table-cell table:style-name="ce5" table:formula="of:=RAND()" office:value-type="float" office:value="0.499496738236528" calcext:value-type="float">
            <text:p>0,499496738236528</text:p>
          </table:table-cell>
          <table:table-cell table:style-name="ce7" table:formula="of:=ROUND([.C$1:.C$1048576];4)*100" office:value-type="float" office:value="49.95" calcext:value-type="float">
            <text:p>49,95</text:p>
          </table:table-cell>
          <table:table-cell table:style-name="ce5" table:formula="of:=RAND()" office:value-type="float" office:value="0.365247870487598" calcext:value-type="float">
            <text:p>0,365247870487598</text:p>
          </table:table-cell>
          <table:table-cell table:style-name="ce7" table:formula="of:=ROUND([.E$1:.E$1048576];4)*100" office:value-type="float" office:value="36.52" calcext:value-type="float">
            <text:p>36,52</text:p>
          </table:table-cell>
          <table:table-cell table:style-name="ce9" table:formula="of:=MEDIAN([.B50];[.D50];[.F50])" office:value-type="float" office:value="36.52" calcext:value-type="float">
            <text:p>36,52</text:p>
          </table:table-cell>
          <table:table-cell table:style-name="ce11" table:number-columns-repeated="8"/>
          <table:table-cell table:number-columns-repeated="100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4" table:style-name="ta1">
        <table:table-column table:style-name="co1" table:default-cell-style-name="ce2"/>
        <table:table-column table:style-name="co5" table:default-cell-style-name="ce6"/>
        <table:table-column table:style-name="co1" table:default-cell-style-name="ce2"/>
        <table:table-column table:style-name="co5" table:default-cell-style-name="ce6"/>
        <table:table-column table:style-name="co1" table:default-cell-style-name="ce2"/>
        <table:table-column table:style-name="co5" table:default-cell-style-name="ce6"/>
        <table:table-column table:style-name="co1" table:default-cell-style-name="ce2"/>
        <table:table-column table:style-name="co5" table:default-cell-style-name="ce6"/>
        <table:table-column table:style-name="co2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formula="of:=RAND()" office:value-type="float" office:value="0.515425375467114" calcext:value-type="float">
            <text:p>0,515425375467114</text:p>
          </table:table-cell>
          <table:table-cell table:formula="of:=ROUND([.A$1:.A$1048576];4)*100" office:value-type="float" office:value="51.54" calcext:value-type="float">
            <text:p>51,54</text:p>
          </table:table-cell>
          <table:table-cell table:formula="of:=RAND()" office:value-type="float" office:value="0.816132655108002" calcext:value-type="float">
            <text:p>0,816132655108002</text:p>
          </table:table-cell>
          <table:table-cell table:formula="of:=ROUND([.C$1:.C$1048576];4)*100" office:value-type="float" office:value="81.61" calcext:value-type="float">
            <text:p>81,61</text:p>
          </table:table-cell>
          <table:table-cell table:formula="of:=RAND()" office:value-type="float" office:value="0.313937707337115" calcext:value-type="float">
            <text:p>0,313937707337115</text:p>
          </table:table-cell>
          <table:table-cell table:formula="of:=ROUND([.E$1:.E$1048576];4)*100" office:value-type="float" office:value="31.39" calcext:value-type="float">
            <text:p>31,39</text:p>
          </table:table-cell>
          <table:table-cell table:formula="of:=RAND()" office:value-type="float" office:value="0.726511495734588" calcext:value-type="float">
            <text:p>0,726511495734588</text:p>
          </table:table-cell>
          <table:table-cell table:formula="of:=ROUND([.G$1:.G$1048576];4)*100" office:value-type="float" office:value="72.65" calcext:value-type="float">
            <text:p>72,65</text:p>
          </table:table-cell>
          <table:table-cell table:style-name="ce8" table:formula="of:=MEDIAN([.B1];[.D1];[.F1];[.H1])" office:value-type="float" office:value="62.095" calcext:value-type="float">
            <text:p>62,09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130665811391246" calcext:value-type="float">
            <text:p>0,130665811391246</text:p>
          </table:table-cell>
          <table:table-cell table:style-name="ce7" table:formula="of:=ROUND([.A$1:.A$1048576];4)*100" office:value-type="float" office:value="13.07" calcext:value-type="float">
            <text:p>13,07</text:p>
          </table:table-cell>
          <table:table-cell table:style-name="ce5" table:formula="of:=RAND()" office:value-type="float" office:value="0.543544097754934" calcext:value-type="float">
            <text:p>0,543544097754934</text:p>
          </table:table-cell>
          <table:table-cell table:style-name="ce7" table:formula="of:=ROUND([.C$1:.C$1048576];4)*100" office:value-type="float" office:value="54.35" calcext:value-type="float">
            <text:p>54,35</text:p>
          </table:table-cell>
          <table:table-cell table:style-name="ce5" table:formula="of:=RAND()" office:value-type="float" office:value="0.151425668709442" calcext:value-type="float">
            <text:p>0,151425668709442</text:p>
          </table:table-cell>
          <table:table-cell table:style-name="ce7" table:formula="of:=ROUND([.E$1:.E$1048576];4)*100" office:value-type="float" office:value="15.14" calcext:value-type="float">
            <text:p>15,14</text:p>
          </table:table-cell>
          <table:table-cell table:style-name="ce5" table:formula="of:=RAND()" office:value-type="float" office:value="0.264029870652293" calcext:value-type="float">
            <text:p>0,264029870652293</text:p>
          </table:table-cell>
          <table:table-cell table:style-name="ce7" table:formula="of:=ROUND([.G$1:.G$1048576];4)*100" office:value-type="float" office:value="26.4" calcext:value-type="float">
            <text:p>26,4</text:p>
          </table:table-cell>
          <table:table-cell table:style-name="ce9" table:formula="of:=MEDIAN([.B2];[.D2];[.F2];[.H2])" office:value-type="float" office:value="20.77" calcext:value-type="float">
            <text:p>20,77</text:p>
          </table:table-cell>
          <table:table-cell table:style-name="ce11" table:number-columns-repeated="6"/>
          <table:table-cell/>
          <table:table-cell table:style-name="ce11" table:number-columns-repeated="1008"/>
        </table:table-row>
        <table:table-row table:style-name="ro1">
          <table:table-cell table:formula="of:=RAND()" office:value-type="float" office:value="0.329093211837326" calcext:value-type="float">
            <text:p>0,329093211837326</text:p>
          </table:table-cell>
          <table:table-cell table:formula="of:=ROUND([.A$1:.A$1048576];4)*100" office:value-type="float" office:value="32.91" calcext:value-type="float">
            <text:p>32,91</text:p>
          </table:table-cell>
          <table:table-cell table:formula="of:=RAND()" office:value-type="float" office:value="0.264444102205843" calcext:value-type="float">
            <text:p>0,264444102205843</text:p>
          </table:table-cell>
          <table:table-cell table:formula="of:=ROUND([.C$1:.C$1048576];4)*100" office:value-type="float" office:value="26.44" calcext:value-type="float">
            <text:p>26,44</text:p>
          </table:table-cell>
          <table:table-cell table:formula="of:=RAND()" office:value-type="float" office:value="0.0189185255416171" calcext:value-type="float">
            <text:p>0,018918525541617</text:p>
          </table:table-cell>
          <table:table-cell table:formula="of:=ROUND([.E$1:.E$1048576];4)*100" office:value-type="float" office:value="1.89" calcext:value-type="float">
            <text:p>1,89</text:p>
          </table:table-cell>
          <table:table-cell table:formula="of:=RAND()" office:value-type="float" office:value="0.999521758681712" calcext:value-type="float">
            <text:p>0,999521758681712</text:p>
          </table:table-cell>
          <table:table-cell table:formula="of:=ROUND([.G$1:.G$1048576];4)*100" office:value-type="float" office:value="99.95" calcext:value-type="float">
            <text:p>99,95</text:p>
          </table:table-cell>
          <table:table-cell table:style-name="ce8" table:formula="of:=MEDIAN([.B3];[.D3];[.F3];[.H3])" office:value-type="float" office:value="29.675" calcext:value-type="float">
            <text:p>29,67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348168641896329" calcext:value-type="float">
            <text:p>0,348168641896329</text:p>
          </table:table-cell>
          <table:table-cell table:style-name="ce7" table:formula="of:=ROUND([.A$1:.A$1048576];4)*100" office:value-type="float" office:value="34.82" calcext:value-type="float">
            <text:p>34,82</text:p>
          </table:table-cell>
          <table:table-cell table:style-name="ce5" table:formula="of:=RAND()" office:value-type="float" office:value="0.188782629251305" calcext:value-type="float">
            <text:p>0,188782629251305</text:p>
          </table:table-cell>
          <table:table-cell table:style-name="ce7" table:formula="of:=ROUND([.C$1:.C$1048576];4)*100" office:value-type="float" office:value="18.88" calcext:value-type="float">
            <text:p>18,88</text:p>
          </table:table-cell>
          <table:table-cell table:style-name="ce5" table:formula="of:=RAND()" office:value-type="float" office:value="0.594429829667594" calcext:value-type="float">
            <text:p>0,594429829667594</text:p>
          </table:table-cell>
          <table:table-cell table:style-name="ce7" table:formula="of:=ROUND([.E$1:.E$1048576];4)*100" office:value-type="float" office:value="59.44" calcext:value-type="float">
            <text:p>59,44</text:p>
          </table:table-cell>
          <table:table-cell table:style-name="ce5" table:formula="of:=RAND()" office:value-type="float" office:value="0.0165170270397768" calcext:value-type="float">
            <text:p>0,016517027039777</text:p>
          </table:table-cell>
          <table:table-cell table:style-name="ce7" table:formula="of:=ROUND([.G$1:.G$1048576];4)*100" office:value-type="float" office:value="1.65" calcext:value-type="float">
            <text:p>1,65</text:p>
          </table:table-cell>
          <table:table-cell table:style-name="ce9" table:formula="of:=MEDIAN([.B4];[.D4];[.F4];[.H4])" office:value-type="float" office:value="26.85" calcext:value-type="float">
            <text:p>26,8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644899580648747" calcext:value-type="float">
            <text:p>0,644899580648747</text:p>
          </table:table-cell>
          <table:table-cell table:formula="of:=ROUND([.A$1:.A$1048576];4)*100" office:value-type="float" office:value="64.49" calcext:value-type="float">
            <text:p>64,49</text:p>
          </table:table-cell>
          <table:table-cell table:formula="of:=RAND()" office:value-type="float" office:value="0.789965304104256" calcext:value-type="float">
            <text:p>0,789965304104256</text:p>
          </table:table-cell>
          <table:table-cell table:formula="of:=ROUND([.C$1:.C$1048576];4)*100" office:value-type="float" office:value="79" calcext:value-type="float">
            <text:p>79</text:p>
          </table:table-cell>
          <table:table-cell table:formula="of:=RAND()" office:value-type="float" office:value="0.0263014576881981" calcext:value-type="float">
            <text:p>0,026301457688198</text:p>
          </table:table-cell>
          <table:table-cell table:formula="of:=ROUND([.E$1:.E$1048576];4)*100" office:value-type="float" office:value="2.63" calcext:value-type="float">
            <text:p>2,63</text:p>
          </table:table-cell>
          <table:table-cell table:formula="of:=RAND()" office:value-type="float" office:value="0.0767067820025817" calcext:value-type="float">
            <text:p>0,076706782002582</text:p>
          </table:table-cell>
          <table:table-cell table:formula="of:=ROUND([.G$1:.G$1048576];4)*100" office:value-type="float" office:value="7.67" calcext:value-type="float">
            <text:p>7,67</text:p>
          </table:table-cell>
          <table:table-cell table:style-name="ce8" table:formula="of:=MEDIAN([.B5];[.D5];[.F5];[.H5])" office:value-type="float" office:value="36.08" calcext:value-type="float">
            <text:p>36,08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591879068354325" calcext:value-type="float">
            <text:p>0,591879068354325</text:p>
          </table:table-cell>
          <table:table-cell table:style-name="ce7" table:formula="of:=ROUND([.A$1:.A$1048576];4)*100" office:value-type="float" office:value="59.19" calcext:value-type="float">
            <text:p>59,19</text:p>
          </table:table-cell>
          <table:table-cell table:style-name="ce5" table:formula="of:=RAND()" office:value-type="float" office:value="0.328797816690558" calcext:value-type="float">
            <text:p>0,328797816690558</text:p>
          </table:table-cell>
          <table:table-cell table:style-name="ce7" table:formula="of:=ROUND([.C$1:.C$1048576];4)*100" office:value-type="float" office:value="32.88" calcext:value-type="float">
            <text:p>32,88</text:p>
          </table:table-cell>
          <table:table-cell table:style-name="ce5" table:formula="of:=RAND()" office:value-type="float" office:value="0.466536035978171" calcext:value-type="float">
            <text:p>0,466536035978171</text:p>
          </table:table-cell>
          <table:table-cell table:style-name="ce7" table:formula="of:=ROUND([.E$1:.E$1048576];4)*100" office:value-type="float" office:value="46.65" calcext:value-type="float">
            <text:p>46,65</text:p>
          </table:table-cell>
          <table:table-cell table:style-name="ce5" table:formula="of:=RAND()" office:value-type="float" office:value="0.432587806672548" calcext:value-type="float">
            <text:p>0,432587806672548</text:p>
          </table:table-cell>
          <table:table-cell table:style-name="ce7" table:formula="of:=ROUND([.G$1:.G$1048576];4)*100" office:value-type="float" office:value="43.26" calcext:value-type="float">
            <text:p>43,26</text:p>
          </table:table-cell>
          <table:table-cell table:style-name="ce9" table:formula="of:=MEDIAN([.B6];[.D6];[.F6];[.H6])" office:value-type="float" office:value="44.955" calcext:value-type="float">
            <text:p>44,95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679970475419696" calcext:value-type="float">
            <text:p>0,679970475419696</text:p>
          </table:table-cell>
          <table:table-cell table:formula="of:=ROUND([.A$1:.A$1048576];4)*100" office:value-type="float" office:value="68" calcext:value-type="float">
            <text:p>68</text:p>
          </table:table-cell>
          <table:table-cell table:formula="of:=RAND()" office:value-type="float" office:value="0.512834473537717" calcext:value-type="float">
            <text:p>0,512834473537717</text:p>
          </table:table-cell>
          <table:table-cell table:formula="of:=ROUND([.C$1:.C$1048576];4)*100" office:value-type="float" office:value="51.28" calcext:value-type="float">
            <text:p>51,28</text:p>
          </table:table-cell>
          <table:table-cell table:formula="of:=RAND()" office:value-type="float" office:value="0.994239566637414" calcext:value-type="float">
            <text:p>0,994239566637414</text:p>
          </table:table-cell>
          <table:table-cell table:formula="of:=ROUND([.E$1:.E$1048576];4)*100" office:value-type="float" office:value="99.42" calcext:value-type="float">
            <text:p>99,42</text:p>
          </table:table-cell>
          <table:table-cell table:formula="of:=RAND()" office:value-type="float" office:value="0.48144277241814" calcext:value-type="float">
            <text:p>0,48144277241814</text:p>
          </table:table-cell>
          <table:table-cell table:formula="of:=ROUND([.G$1:.G$1048576];4)*100" office:value-type="float" office:value="48.14" calcext:value-type="float">
            <text:p>48,14</text:p>
          </table:table-cell>
          <table:table-cell table:style-name="ce8" table:formula="of:=MEDIAN([.B7];[.D7];[.F7];[.H7])" office:value-type="float" office:value="59.64" calcext:value-type="float">
            <text:p>59,64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656165135029679" calcext:value-type="float">
            <text:p>0,656165135029679</text:p>
          </table:table-cell>
          <table:table-cell table:style-name="ce7" table:formula="of:=ROUND([.A$1:.A$1048576];4)*100" office:value-type="float" office:value="65.62" calcext:value-type="float">
            <text:p>65,62</text:p>
          </table:table-cell>
          <table:table-cell table:style-name="ce5" table:formula="of:=RAND()" office:value-type="float" office:value="0.575244533726786" calcext:value-type="float">
            <text:p>0,575244533726786</text:p>
          </table:table-cell>
          <table:table-cell table:style-name="ce7" table:formula="of:=ROUND([.C$1:.C$1048576];4)*100" office:value-type="float" office:value="57.52" calcext:value-type="float">
            <text:p>57,52</text:p>
          </table:table-cell>
          <table:table-cell table:style-name="ce5" table:formula="of:=RAND()" office:value-type="float" office:value="0.735220192989238" calcext:value-type="float">
            <text:p>0,735220192989238</text:p>
          </table:table-cell>
          <table:table-cell table:style-name="ce7" table:formula="of:=ROUND([.E$1:.E$1048576];4)*100" office:value-type="float" office:value="73.52" calcext:value-type="float">
            <text:p>73,52</text:p>
          </table:table-cell>
          <table:table-cell table:style-name="ce5" table:formula="of:=RAND()" office:value-type="float" office:value="0.775346214035294" calcext:value-type="float">
            <text:p>0,775346214035294</text:p>
          </table:table-cell>
          <table:table-cell table:style-name="ce7" table:formula="of:=ROUND([.G$1:.G$1048576];4)*100" office:value-type="float" office:value="77.53" calcext:value-type="float">
            <text:p>77,53</text:p>
          </table:table-cell>
          <table:table-cell table:style-name="ce9" table:formula="of:=MEDIAN([.B8];[.D8];[.F8];[.H8])" office:value-type="float" office:value="69.57" calcext:value-type="float">
            <text:p>69,57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934908335507818" calcext:value-type="float">
            <text:p>0,934908335507818</text:p>
          </table:table-cell>
          <table:table-cell table:formula="of:=ROUND([.A$1:.A$1048576];4)*100" office:value-type="float" office:value="93.49" calcext:value-type="float">
            <text:p>93,49</text:p>
          </table:table-cell>
          <table:table-cell table:formula="of:=RAND()" office:value-type="float" office:value="0.374481314885395" calcext:value-type="float">
            <text:p>0,374481314885395</text:p>
          </table:table-cell>
          <table:table-cell table:formula="of:=ROUND([.C$1:.C$1048576];4)*100" office:value-type="float" office:value="37.45" calcext:value-type="float">
            <text:p>37,45</text:p>
          </table:table-cell>
          <table:table-cell table:formula="of:=RAND()" office:value-type="float" office:value="0.11688514178285" calcext:value-type="float">
            <text:p>0,11688514178285</text:p>
          </table:table-cell>
          <table:table-cell table:formula="of:=ROUND([.E$1:.E$1048576];4)*100" office:value-type="float" office:value="11.69" calcext:value-type="float">
            <text:p>11,69</text:p>
          </table:table-cell>
          <table:table-cell table:formula="of:=RAND()" office:value-type="float" office:value="0.166115733296153" calcext:value-type="float">
            <text:p>0,166115733296153</text:p>
          </table:table-cell>
          <table:table-cell table:formula="of:=ROUND([.G$1:.G$1048576];4)*100" office:value-type="float" office:value="16.61" calcext:value-type="float">
            <text:p>16,61</text:p>
          </table:table-cell>
          <table:table-cell table:style-name="ce8" table:formula="of:=MEDIAN([.B9];[.D9];[.F9];[.H9])" office:value-type="float" office:value="27.03" calcext:value-type="float">
            <text:p>27,03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478795395703126" calcext:value-type="float">
            <text:p>0,478795395703126</text:p>
          </table:table-cell>
          <table:table-cell table:style-name="ce7" table:formula="of:=ROUND([.A$1:.A$1048576];4)*100" office:value-type="float" office:value="47.88" calcext:value-type="float">
            <text:p>47,88</text:p>
          </table:table-cell>
          <table:table-cell table:style-name="ce5" table:formula="of:=RAND()" office:value-type="float" office:value="0.59131094072334" calcext:value-type="float">
            <text:p>0,59131094072334</text:p>
          </table:table-cell>
          <table:table-cell table:style-name="ce7" table:formula="of:=ROUND([.C$1:.C$1048576];4)*100" office:value-type="float" office:value="59.13" calcext:value-type="float">
            <text:p>59,13</text:p>
          </table:table-cell>
          <table:table-cell table:style-name="ce5" table:formula="of:=RAND()" office:value-type="float" office:value="0.943038157196028" calcext:value-type="float">
            <text:p>0,943038157196028</text:p>
          </table:table-cell>
          <table:table-cell table:style-name="ce7" table:formula="of:=ROUND([.E$1:.E$1048576];4)*100" office:value-type="float" office:value="94.3" calcext:value-type="float">
            <text:p>94,3</text:p>
          </table:table-cell>
          <table:table-cell table:style-name="ce5" table:formula="of:=RAND()" office:value-type="float" office:value="0.536012641715138" calcext:value-type="float">
            <text:p>0,536012641715138</text:p>
          </table:table-cell>
          <table:table-cell table:style-name="ce7" table:formula="of:=ROUND([.G$1:.G$1048576];4)*100" office:value-type="float" office:value="53.6" calcext:value-type="float">
            <text:p>53,6</text:p>
          </table:table-cell>
          <table:table-cell table:style-name="ce9" table:formula="of:=MEDIAN([.B10];[.D10];[.F10];[.H10])" office:value-type="float" office:value="56.365" calcext:value-type="float">
            <text:p>56,36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352676122851614" calcext:value-type="float">
            <text:p>0,352676122851614</text:p>
          </table:table-cell>
          <table:table-cell table:formula="of:=ROUND([.A$1:.A$1048576];4)*100" office:value-type="float" office:value="35.27" calcext:value-type="float">
            <text:p>35,27</text:p>
          </table:table-cell>
          <table:table-cell table:formula="of:=RAND()" office:value-type="float" office:value="0.311726824204718" calcext:value-type="float">
            <text:p>0,311726824204718</text:p>
          </table:table-cell>
          <table:table-cell table:formula="of:=ROUND([.C$1:.C$1048576];4)*100" office:value-type="float" office:value="31.17" calcext:value-type="float">
            <text:p>31,17</text:p>
          </table:table-cell>
          <table:table-cell table:formula="of:=RAND()" office:value-type="float" office:value="0.285165458616831" calcext:value-type="float">
            <text:p>0,285165458616831</text:p>
          </table:table-cell>
          <table:table-cell table:formula="of:=ROUND([.E$1:.E$1048576];4)*100" office:value-type="float" office:value="28.52" calcext:value-type="float">
            <text:p>28,52</text:p>
          </table:table-cell>
          <table:table-cell table:formula="of:=RAND()" office:value-type="float" office:value="0.00136192226207799" calcext:value-type="float">
            <text:p>0,001361922262078</text:p>
          </table:table-cell>
          <table:table-cell table:formula="of:=ROUND([.G$1:.G$1048576];4)*100" office:value-type="float" office:value="0.14" calcext:value-type="float">
            <text:p>0,14</text:p>
          </table:table-cell>
          <table:table-cell table:style-name="ce8" table:formula="of:=MEDIAN([.B11];[.D11];[.F11];[.H11])" office:value-type="float" office:value="29.845" calcext:value-type="float">
            <text:p>29,84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488581869844256" calcext:value-type="float">
            <text:p>0,488581869844256</text:p>
          </table:table-cell>
          <table:table-cell table:style-name="ce7" table:formula="of:=ROUND([.A$1:.A$1048576];4)*100" office:value-type="float" office:value="48.86" calcext:value-type="float">
            <text:p>48,86</text:p>
          </table:table-cell>
          <table:table-cell table:style-name="ce5" table:formula="of:=RAND()" office:value-type="float" office:value="0.943022593469548" calcext:value-type="float">
            <text:p>0,943022593469548</text:p>
          </table:table-cell>
          <table:table-cell table:style-name="ce7" table:formula="of:=ROUND([.C$1:.C$1048576];4)*100" office:value-type="float" office:value="94.3" calcext:value-type="float">
            <text:p>94,3</text:p>
          </table:table-cell>
          <table:table-cell table:style-name="ce5" table:formula="of:=RAND()" office:value-type="float" office:value="0.599947074598637" calcext:value-type="float">
            <text:p>0,599947074598637</text:p>
          </table:table-cell>
          <table:table-cell table:style-name="ce7" table:formula="of:=ROUND([.E$1:.E$1048576];4)*100" office:value-type="float" office:value="59.99" calcext:value-type="float">
            <text:p>59,99</text:p>
          </table:table-cell>
          <table:table-cell table:style-name="ce5" table:formula="of:=RAND()" office:value-type="float" office:value="0.876618880393311" calcext:value-type="float">
            <text:p>0,876618880393311</text:p>
          </table:table-cell>
          <table:table-cell table:style-name="ce7" table:formula="of:=ROUND([.G$1:.G$1048576];4)*100" office:value-type="float" office:value="87.66" calcext:value-type="float">
            <text:p>87,66</text:p>
          </table:table-cell>
          <table:table-cell table:style-name="ce9" table:formula="of:=MEDIAN([.B12];[.D12];[.F12];[.H12])" office:value-type="float" office:value="73.825" calcext:value-type="float">
            <text:p>73,82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132404441752644" calcext:value-type="float">
            <text:p>0,132404441752644</text:p>
          </table:table-cell>
          <table:table-cell table:formula="of:=ROUND([.A$1:.A$1048576];4)*100" office:value-type="float" office:value="13.24" calcext:value-type="float">
            <text:p>13,24</text:p>
          </table:table-cell>
          <table:table-cell table:formula="of:=RAND()" office:value-type="float" office:value="0.622167390138366" calcext:value-type="float">
            <text:p>0,622167390138366</text:p>
          </table:table-cell>
          <table:table-cell table:formula="of:=ROUND([.C$1:.C$1048576];4)*100" office:value-type="float" office:value="62.22" calcext:value-type="float">
            <text:p>62,22</text:p>
          </table:table-cell>
          <table:table-cell table:formula="of:=RAND()" office:value-type="float" office:value="0.655981883919867" calcext:value-type="float">
            <text:p>0,655981883919867</text:p>
          </table:table-cell>
          <table:table-cell table:formula="of:=ROUND([.E$1:.E$1048576];4)*100" office:value-type="float" office:value="65.6" calcext:value-type="float">
            <text:p>65,6</text:p>
          </table:table-cell>
          <table:table-cell table:formula="of:=RAND()" office:value-type="float" office:value="0.160101326116228" calcext:value-type="float">
            <text:p>0,160101326116228</text:p>
          </table:table-cell>
          <table:table-cell table:formula="of:=ROUND([.G$1:.G$1048576];4)*100" office:value-type="float" office:value="16.01" calcext:value-type="float">
            <text:p>16,01</text:p>
          </table:table-cell>
          <table:table-cell table:style-name="ce8" table:formula="of:=MEDIAN([.B13];[.D13];[.F13];[.H13])" office:value-type="float" office:value="39.115" calcext:value-type="float">
            <text:p>39,11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0347939564256166" calcext:value-type="float">
            <text:p>0,034793956425617</text:p>
          </table:table-cell>
          <table:table-cell table:style-name="ce7" table:formula="of:=ROUND([.A$1:.A$1048576];4)*100" office:value-type="float" office:value="3.48" calcext:value-type="float">
            <text:p>3,48</text:p>
          </table:table-cell>
          <table:table-cell table:style-name="ce5" table:formula="of:=RAND()" office:value-type="float" office:value="0.176243636875959" calcext:value-type="float">
            <text:p>0,176243636875959</text:p>
          </table:table-cell>
          <table:table-cell table:style-name="ce7" table:formula="of:=ROUND([.C$1:.C$1048576];4)*100" office:value-type="float" office:value="17.62" calcext:value-type="float">
            <text:p>17,62</text:p>
          </table:table-cell>
          <table:table-cell table:style-name="ce5" table:formula="of:=RAND()" office:value-type="float" office:value="0.215184379315428" calcext:value-type="float">
            <text:p>0,215184379315428</text:p>
          </table:table-cell>
          <table:table-cell table:style-name="ce7" table:formula="of:=ROUND([.E$1:.E$1048576];4)*100" office:value-type="float" office:value="21.52" calcext:value-type="float">
            <text:p>21,52</text:p>
          </table:table-cell>
          <table:table-cell table:style-name="ce5" table:formula="of:=RAND()" office:value-type="float" office:value="0.738368945789593" calcext:value-type="float">
            <text:p>0,738368945789593</text:p>
          </table:table-cell>
          <table:table-cell table:style-name="ce7" table:formula="of:=ROUND([.G$1:.G$1048576];4)*100" office:value-type="float" office:value="73.84" calcext:value-type="float">
            <text:p>73,84</text:p>
          </table:table-cell>
          <table:table-cell table:style-name="ce9" table:formula="of:=MEDIAN([.B14];[.D14];[.F14];[.H14])" office:value-type="float" office:value="19.57" calcext:value-type="float">
            <text:p>19,57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0114675910816518" calcext:value-type="float">
            <text:p>0,011467591081652</text:p>
          </table:table-cell>
          <table:table-cell table:formula="of:=ROUND([.A$1:.A$1048576];4)*100" office:value-type="float" office:value="1.15" calcext:value-type="float">
            <text:p>1,15</text:p>
          </table:table-cell>
          <table:table-cell table:formula="of:=RAND()" office:value-type="float" office:value="0.340729292940241" calcext:value-type="float">
            <text:p>0,340729292940241</text:p>
          </table:table-cell>
          <table:table-cell table:formula="of:=ROUND([.C$1:.C$1048576];4)*100" office:value-type="float" office:value="34.07" calcext:value-type="float">
            <text:p>34,07</text:p>
          </table:table-cell>
          <table:table-cell table:formula="of:=RAND()" office:value-type="float" office:value="0.745991297088756" calcext:value-type="float">
            <text:p>0,745991297088756</text:p>
          </table:table-cell>
          <table:table-cell table:formula="of:=ROUND([.E$1:.E$1048576];4)*100" office:value-type="float" office:value="74.6" calcext:value-type="float">
            <text:p>74,6</text:p>
          </table:table-cell>
          <table:table-cell table:formula="of:=RAND()" office:value-type="float" office:value="0.104988138933829" calcext:value-type="float">
            <text:p>0,104988138933829</text:p>
          </table:table-cell>
          <table:table-cell table:formula="of:=ROUND([.G$1:.G$1048576];4)*100" office:value-type="float" office:value="10.5" calcext:value-type="float">
            <text:p>10,5</text:p>
          </table:table-cell>
          <table:table-cell table:style-name="ce8" table:formula="of:=MEDIAN([.B15];[.D15];[.F15];[.H15])" office:value-type="float" office:value="22.285" calcext:value-type="float">
            <text:p>22,28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769011155677229" calcext:value-type="float">
            <text:p>0,769011155677229</text:p>
          </table:table-cell>
          <table:table-cell table:style-name="ce7" table:formula="of:=ROUND([.A$1:.A$1048576];4)*100" office:value-type="float" office:value="76.9" calcext:value-type="float">
            <text:p>76,9</text:p>
          </table:table-cell>
          <table:table-cell table:style-name="ce5" table:formula="of:=RAND()" office:value-type="float" office:value="0.161049413367954" calcext:value-type="float">
            <text:p>0,161049413367954</text:p>
          </table:table-cell>
          <table:table-cell table:style-name="ce7" table:formula="of:=ROUND([.C$1:.C$1048576];4)*100" office:value-type="float" office:value="16.1" calcext:value-type="float">
            <text:p>16,1</text:p>
          </table:table-cell>
          <table:table-cell table:style-name="ce5" table:formula="of:=RAND()" office:value-type="float" office:value="0.275905858496486" calcext:value-type="float">
            <text:p>0,275905858496486</text:p>
          </table:table-cell>
          <table:table-cell table:style-name="ce7" table:formula="of:=ROUND([.E$1:.E$1048576];4)*100" office:value-type="float" office:value="27.59" calcext:value-type="float">
            <text:p>27,59</text:p>
          </table:table-cell>
          <table:table-cell table:style-name="ce5" table:formula="of:=RAND()" office:value-type="float" office:value="0.0283810075786903" calcext:value-type="float">
            <text:p>0,02838100757869</text:p>
          </table:table-cell>
          <table:table-cell table:style-name="ce7" table:formula="of:=ROUND([.G$1:.G$1048576];4)*100" office:value-type="float" office:value="2.84" calcext:value-type="float">
            <text:p>2,84</text:p>
          </table:table-cell>
          <table:table-cell table:style-name="ce9" table:formula="of:=MEDIAN([.B16];[.D16];[.F16];[.H16])" office:value-type="float" office:value="21.845" calcext:value-type="float">
            <text:p>21,84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222799170872307" calcext:value-type="float">
            <text:p>0,222799170872307</text:p>
          </table:table-cell>
          <table:table-cell table:formula="of:=ROUND([.A$1:.A$1048576];4)*100" office:value-type="float" office:value="22.28" calcext:value-type="float">
            <text:p>22,28</text:p>
          </table:table-cell>
          <table:table-cell table:formula="of:=RAND()" office:value-type="float" office:value="0.211219735318417" calcext:value-type="float">
            <text:p>0,211219735318417</text:p>
          </table:table-cell>
          <table:table-cell table:formula="of:=ROUND([.C$1:.C$1048576];4)*100" office:value-type="float" office:value="21.12" calcext:value-type="float">
            <text:p>21,12</text:p>
          </table:table-cell>
          <table:table-cell table:formula="of:=RAND()" office:value-type="float" office:value="0.0981643950806016" calcext:value-type="float">
            <text:p>0,098164395080602</text:p>
          </table:table-cell>
          <table:table-cell table:formula="of:=ROUND([.E$1:.E$1048576];4)*100" office:value-type="float" office:value="9.82" calcext:value-type="float">
            <text:p>9,82</text:p>
          </table:table-cell>
          <table:table-cell table:formula="of:=RAND()" office:value-type="float" office:value="0.263998127247543" calcext:value-type="float">
            <text:p>0,263998127247543</text:p>
          </table:table-cell>
          <table:table-cell table:formula="of:=ROUND([.G$1:.G$1048576];4)*100" office:value-type="float" office:value="26.4" calcext:value-type="float">
            <text:p>26,4</text:p>
          </table:table-cell>
          <table:table-cell table:style-name="ce8" table:formula="of:=MEDIAN([.B17];[.D17];[.F17];[.H17])" office:value-type="float" office:value="21.7" calcext:value-type="float">
            <text:p>21,7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91669952809102" calcext:value-type="float">
            <text:p>0,91669952809102</text:p>
          </table:table-cell>
          <table:table-cell table:style-name="ce7" table:formula="of:=ROUND([.A$1:.A$1048576];4)*100" office:value-type="float" office:value="91.67" calcext:value-type="float">
            <text:p>91,67</text:p>
          </table:table-cell>
          <table:table-cell table:style-name="ce5" table:formula="of:=RAND()" office:value-type="float" office:value="0.275392586736936" calcext:value-type="float">
            <text:p>0,275392586736936</text:p>
          </table:table-cell>
          <table:table-cell table:style-name="ce7" table:formula="of:=ROUND([.C$1:.C$1048576];4)*100" office:value-type="float" office:value="27.54" calcext:value-type="float">
            <text:p>27,54</text:p>
          </table:table-cell>
          <table:table-cell table:style-name="ce5" table:formula="of:=RAND()" office:value-type="float" office:value="0.864323476271204" calcext:value-type="float">
            <text:p>0,864323476271204</text:p>
          </table:table-cell>
          <table:table-cell table:style-name="ce7" table:formula="of:=ROUND([.E$1:.E$1048576];4)*100" office:value-type="float" office:value="86.43" calcext:value-type="float">
            <text:p>86,43</text:p>
          </table:table-cell>
          <table:table-cell table:style-name="ce5" table:formula="of:=RAND()" office:value-type="float" office:value="0.853327989673225" calcext:value-type="float">
            <text:p>0,853327989673225</text:p>
          </table:table-cell>
          <table:table-cell table:style-name="ce7" table:formula="of:=ROUND([.G$1:.G$1048576];4)*100" office:value-type="float" office:value="85.33" calcext:value-type="float">
            <text:p>85,33</text:p>
          </table:table-cell>
          <table:table-cell table:style-name="ce9" table:formula="of:=MEDIAN([.B18];[.D18];[.F18];[.H18])" office:value-type="float" office:value="85.88" calcext:value-type="float">
            <text:p>85,88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584595515854288" calcext:value-type="float">
            <text:p>0,584595515854288</text:p>
          </table:table-cell>
          <table:table-cell table:formula="of:=ROUND([.A$1:.A$1048576];4)*100" office:value-type="float" office:value="58.46" calcext:value-type="float">
            <text:p>58,46</text:p>
          </table:table-cell>
          <table:table-cell table:formula="of:=RAND()" office:value-type="float" office:value="0.177115843045059" calcext:value-type="float">
            <text:p>0,177115843045059</text:p>
          </table:table-cell>
          <table:table-cell table:formula="of:=ROUND([.C$1:.C$1048576];4)*100" office:value-type="float" office:value="17.71" calcext:value-type="float">
            <text:p>17,71</text:p>
          </table:table-cell>
          <table:table-cell table:formula="of:=RAND()" office:value-type="float" office:value="0.0386698636111529" calcext:value-type="float">
            <text:p>0,038669863611153</text:p>
          </table:table-cell>
          <table:table-cell table:formula="of:=ROUND([.E$1:.E$1048576];4)*100" office:value-type="float" office:value="3.87" calcext:value-type="float">
            <text:p>3,87</text:p>
          </table:table-cell>
          <table:table-cell table:formula="of:=RAND()" office:value-type="float" office:value="0.702719443176458" calcext:value-type="float">
            <text:p>0,702719443176458</text:p>
          </table:table-cell>
          <table:table-cell table:formula="of:=ROUND([.G$1:.G$1048576];4)*100" office:value-type="float" office:value="70.27" calcext:value-type="float">
            <text:p>70,27</text:p>
          </table:table-cell>
          <table:table-cell table:style-name="ce8" table:formula="of:=MEDIAN([.B19];[.D19];[.F19];[.H19])" office:value-type="float" office:value="38.085" calcext:value-type="float">
            <text:p>38,08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135161969993963" calcext:value-type="float">
            <text:p>0,135161969993963</text:p>
          </table:table-cell>
          <table:table-cell table:style-name="ce7" table:formula="of:=ROUND([.A$1:.A$1048576];4)*100" office:value-type="float" office:value="13.52" calcext:value-type="float">
            <text:p>13,52</text:p>
          </table:table-cell>
          <table:table-cell table:style-name="ce5" table:formula="of:=RAND()" office:value-type="float" office:value="0.997798657118417" calcext:value-type="float">
            <text:p>0,997798657118417</text:p>
          </table:table-cell>
          <table:table-cell table:style-name="ce7" table:formula="of:=ROUND([.C$1:.C$1048576];4)*100" office:value-type="float" office:value="99.78" calcext:value-type="float">
            <text:p>99,78</text:p>
          </table:table-cell>
          <table:table-cell table:style-name="ce5" table:formula="of:=RAND()" office:value-type="float" office:value="0.195223096999641" calcext:value-type="float">
            <text:p>0,195223096999641</text:p>
          </table:table-cell>
          <table:table-cell table:style-name="ce7" table:formula="of:=ROUND([.E$1:.E$1048576];4)*100" office:value-type="float" office:value="19.52" calcext:value-type="float">
            <text:p>19,52</text:p>
          </table:table-cell>
          <table:table-cell table:style-name="ce5" table:formula="of:=RAND()" office:value-type="float" office:value="0.692883042793179" calcext:value-type="float">
            <text:p>0,692883042793179</text:p>
          </table:table-cell>
          <table:table-cell table:style-name="ce7" table:formula="of:=ROUND([.G$1:.G$1048576];4)*100" office:value-type="float" office:value="69.29" calcext:value-type="float">
            <text:p>69,29</text:p>
          </table:table-cell>
          <table:table-cell table:style-name="ce9" table:formula="of:=MEDIAN([.B20];[.D20];[.F20];[.H20])" office:value-type="float" office:value="44.405" calcext:value-type="float">
            <text:p>44,40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967239967530295" calcext:value-type="float">
            <text:p>0,967239967530295</text:p>
          </table:table-cell>
          <table:table-cell table:formula="of:=ROUND([.A$1:.A$1048576];4)*100" office:value-type="float" office:value="96.72" calcext:value-type="float">
            <text:p>96,72</text:p>
          </table:table-cell>
          <table:table-cell table:formula="of:=RAND()" office:value-type="float" office:value="0.049349398012" calcext:value-type="float">
            <text:p>0,049349398012</text:p>
          </table:table-cell>
          <table:table-cell table:formula="of:=ROUND([.C$1:.C$1048576];4)*100" office:value-type="float" office:value="4.93" calcext:value-type="float">
            <text:p>4,93</text:p>
          </table:table-cell>
          <table:table-cell table:formula="of:=RAND()" office:value-type="float" office:value="0.334727779184129" calcext:value-type="float">
            <text:p>0,334727779184129</text:p>
          </table:table-cell>
          <table:table-cell table:formula="of:=ROUND([.E$1:.E$1048576];4)*100" office:value-type="float" office:value="33.47" calcext:value-type="float">
            <text:p>33,47</text:p>
          </table:table-cell>
          <table:table-cell table:formula="of:=RAND()" office:value-type="float" office:value="0.327464420035617" calcext:value-type="float">
            <text:p>0,327464420035617</text:p>
          </table:table-cell>
          <table:table-cell table:formula="of:=ROUND([.G$1:.G$1048576];4)*100" office:value-type="float" office:value="32.75" calcext:value-type="float">
            <text:p>32,75</text:p>
          </table:table-cell>
          <table:table-cell table:style-name="ce8" table:formula="of:=MEDIAN([.B21];[.D21];[.F21];[.H21])" office:value-type="float" office:value="33.11" calcext:value-type="float">
            <text:p>33,11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303000808640529" calcext:value-type="float">
            <text:p>0,303000808640529</text:p>
          </table:table-cell>
          <table:table-cell table:style-name="ce7" table:formula="of:=ROUND([.A$1:.A$1048576];4)*100" office:value-type="float" office:value="30.3" calcext:value-type="float">
            <text:p>30,3</text:p>
          </table:table-cell>
          <table:table-cell table:style-name="ce5" table:formula="of:=RAND()" office:value-type="float" office:value="0.864709014165234" calcext:value-type="float">
            <text:p>0,864709014165234</text:p>
          </table:table-cell>
          <table:table-cell table:style-name="ce7" table:formula="of:=ROUND([.C$1:.C$1048576];4)*100" office:value-type="float" office:value="86.47" calcext:value-type="float">
            <text:p>86,47</text:p>
          </table:table-cell>
          <table:table-cell table:style-name="ce5" table:formula="of:=RAND()" office:value-type="float" office:value="0.0409219896833529" calcext:value-type="float">
            <text:p>0,040921989683353</text:p>
          </table:table-cell>
          <table:table-cell table:style-name="ce7" table:formula="of:=ROUND([.E$1:.E$1048576];4)*100" office:value-type="float" office:value="4.09" calcext:value-type="float">
            <text:p>4,09</text:p>
          </table:table-cell>
          <table:table-cell table:style-name="ce5" table:formula="of:=RAND()" office:value-type="float" office:value="0.260279722332352" calcext:value-type="float">
            <text:p>0,260279722332352</text:p>
          </table:table-cell>
          <table:table-cell table:style-name="ce7" table:formula="of:=ROUND([.G$1:.G$1048576];4)*100" office:value-type="float" office:value="26.03" calcext:value-type="float">
            <text:p>26,03</text:p>
          </table:table-cell>
          <table:table-cell table:style-name="ce9" table:formula="of:=MEDIAN([.B22];[.D22];[.F22];[.H22])" office:value-type="float" office:value="28.165" calcext:value-type="float">
            <text:p>28,16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455176842309657" calcext:value-type="float">
            <text:p>0,455176842309657</text:p>
          </table:table-cell>
          <table:table-cell table:formula="of:=ROUND([.A$1:.A$1048576];4)*100" office:value-type="float" office:value="45.52" calcext:value-type="float">
            <text:p>45,52</text:p>
          </table:table-cell>
          <table:table-cell table:formula="of:=RAND()" office:value-type="float" office:value="0.526017288112377" calcext:value-type="float">
            <text:p>0,526017288112377</text:p>
          </table:table-cell>
          <table:table-cell table:formula="of:=ROUND([.C$1:.C$1048576];4)*100" office:value-type="float" office:value="52.6" calcext:value-type="float">
            <text:p>52,6</text:p>
          </table:table-cell>
          <table:table-cell table:formula="of:=RAND()" office:value-type="float" office:value="0.747680284481104" calcext:value-type="float">
            <text:p>0,747680284481104</text:p>
          </table:table-cell>
          <table:table-cell table:formula="of:=ROUND([.E$1:.E$1048576];4)*100" office:value-type="float" office:value="74.77" calcext:value-type="float">
            <text:p>74,77</text:p>
          </table:table-cell>
          <table:table-cell table:formula="of:=RAND()" office:value-type="float" office:value="0.995289896380059" calcext:value-type="float">
            <text:p>0,995289896380059</text:p>
          </table:table-cell>
          <table:table-cell table:formula="of:=ROUND([.G$1:.G$1048576];4)*100" office:value-type="float" office:value="99.53" calcext:value-type="float">
            <text:p>99,53</text:p>
          </table:table-cell>
          <table:table-cell table:style-name="ce8" table:formula="of:=MEDIAN([.B23];[.D23];[.F23];[.H23])" office:value-type="float" office:value="63.685" calcext:value-type="float">
            <text:p>63,68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0100963487636983" calcext:value-type="float">
            <text:p>0,010096348763698</text:p>
          </table:table-cell>
          <table:table-cell table:style-name="ce7" table:formula="of:=ROUND([.A$1:.A$1048576];4)*100" office:value-type="float" office:value="1.01" calcext:value-type="float">
            <text:p>1,01</text:p>
          </table:table-cell>
          <table:table-cell table:style-name="ce5" table:formula="of:=RAND()" office:value-type="float" office:value="0.285546149621445" calcext:value-type="float">
            <text:p>0,285546149621445</text:p>
          </table:table-cell>
          <table:table-cell table:style-name="ce7" table:formula="of:=ROUND([.C$1:.C$1048576];4)*100" office:value-type="float" office:value="28.55" calcext:value-type="float">
            <text:p>28,55</text:p>
          </table:table-cell>
          <table:table-cell table:style-name="ce5" table:formula="of:=RAND()" office:value-type="float" office:value="0.127458974759384" calcext:value-type="float">
            <text:p>0,127458974759384</text:p>
          </table:table-cell>
          <table:table-cell table:style-name="ce7" table:formula="of:=ROUND([.E$1:.E$1048576];4)*100" office:value-type="float" office:value="12.75" calcext:value-type="float">
            <text:p>12,75</text:p>
          </table:table-cell>
          <table:table-cell table:style-name="ce5" table:formula="of:=RAND()" office:value-type="float" office:value="0.582611032188657" calcext:value-type="float">
            <text:p>0,582611032188657</text:p>
          </table:table-cell>
          <table:table-cell table:style-name="ce7" table:formula="of:=ROUND([.G$1:.G$1048576];4)*100" office:value-type="float" office:value="58.26" calcext:value-type="float">
            <text:p>58,26</text:p>
          </table:table-cell>
          <table:table-cell table:style-name="ce9" table:formula="of:=MEDIAN([.B24];[.D24];[.F24];[.H24])" office:value-type="float" office:value="20.65" calcext:value-type="float">
            <text:p>20,6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218578845706395" calcext:value-type="float">
            <text:p>0,218578845706395</text:p>
          </table:table-cell>
          <table:table-cell table:formula="of:=ROUND([.A$1:.A$1048576];4)*100" office:value-type="float" office:value="21.86" calcext:value-type="float">
            <text:p>21,86</text:p>
          </table:table-cell>
          <table:table-cell table:formula="of:=RAND()" office:value-type="float" office:value="0.59287863793627" calcext:value-type="float">
            <text:p>0,59287863793627</text:p>
          </table:table-cell>
          <table:table-cell table:formula="of:=ROUND([.C$1:.C$1048576];4)*100" office:value-type="float" office:value="59.29" calcext:value-type="float">
            <text:p>59,29</text:p>
          </table:table-cell>
          <table:table-cell table:formula="of:=RAND()" office:value-type="float" office:value="0.569794682299185" calcext:value-type="float">
            <text:p>0,569794682299185</text:p>
          </table:table-cell>
          <table:table-cell table:formula="of:=ROUND([.E$1:.E$1048576];4)*100" office:value-type="float" office:value="56.98" calcext:value-type="float">
            <text:p>56,98</text:p>
          </table:table-cell>
          <table:table-cell table:formula="of:=RAND()" office:value-type="float" office:value="0.482216507243811" calcext:value-type="float">
            <text:p>0,482216507243811</text:p>
          </table:table-cell>
          <table:table-cell table:formula="of:=ROUND([.G$1:.G$1048576];4)*100" office:value-type="float" office:value="48.22" calcext:value-type="float">
            <text:p>48,22</text:p>
          </table:table-cell>
          <table:table-cell table:style-name="ce8" table:formula="of:=MEDIAN([.B25];[.D25];[.F25];[.H25])" office:value-type="float" office:value="52.6" calcext:value-type="float">
            <text:p>52,6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0456162894347274" calcext:value-type="float">
            <text:p>0,045616289434727</text:p>
          </table:table-cell>
          <table:table-cell table:style-name="ce7" table:formula="of:=ROUND([.A$1:.A$1048576];4)*100" office:value-type="float" office:value="4.56" calcext:value-type="float">
            <text:p>4,56</text:p>
          </table:table-cell>
          <table:table-cell table:style-name="ce5" table:formula="of:=RAND()" office:value-type="float" office:value="0.317199168131059" calcext:value-type="float">
            <text:p>0,317199168131059</text:p>
          </table:table-cell>
          <table:table-cell table:style-name="ce7" table:formula="of:=ROUND([.C$1:.C$1048576];4)*100" office:value-type="float" office:value="31.72" calcext:value-type="float">
            <text:p>31,72</text:p>
          </table:table-cell>
          <table:table-cell table:style-name="ce5" table:formula="of:=RAND()" office:value-type="float" office:value="0.993223564832486" calcext:value-type="float">
            <text:p>0,993223564832486</text:p>
          </table:table-cell>
          <table:table-cell table:style-name="ce7" table:formula="of:=ROUND([.E$1:.E$1048576];4)*100" office:value-type="float" office:value="99.32" calcext:value-type="float">
            <text:p>99,32</text:p>
          </table:table-cell>
          <table:table-cell table:style-name="ce5" table:formula="of:=RAND()" office:value-type="float" office:value="0.741005296374552" calcext:value-type="float">
            <text:p>0,741005296374552</text:p>
          </table:table-cell>
          <table:table-cell table:style-name="ce7" table:formula="of:=ROUND([.G$1:.G$1048576];4)*100" office:value-type="float" office:value="74.1" calcext:value-type="float">
            <text:p>74,1</text:p>
          </table:table-cell>
          <table:table-cell table:style-name="ce9" table:formula="of:=MEDIAN([.B26];[.D26];[.F26];[.H26])" office:value-type="float" office:value="52.91" calcext:value-type="float">
            <text:p>52,91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376658537676188" calcext:value-type="float">
            <text:p>0,376658537676188</text:p>
          </table:table-cell>
          <table:table-cell table:formula="of:=ROUND([.A$1:.A$1048576];4)*100" office:value-type="float" office:value="37.67" calcext:value-type="float">
            <text:p>37,67</text:p>
          </table:table-cell>
          <table:table-cell table:formula="of:=RAND()" office:value-type="float" office:value="0.012841809537192" calcext:value-type="float">
            <text:p>0,012841809537192</text:p>
          </table:table-cell>
          <table:table-cell table:formula="of:=ROUND([.C$1:.C$1048576];4)*100" office:value-type="float" office:value="1.28" calcext:value-type="float">
            <text:p>1,28</text:p>
          </table:table-cell>
          <table:table-cell table:formula="of:=RAND()" office:value-type="float" office:value="0.473576389238253" calcext:value-type="float">
            <text:p>0,473576389238253</text:p>
          </table:table-cell>
          <table:table-cell table:formula="of:=ROUND([.E$1:.E$1048576];4)*100" office:value-type="float" office:value="47.36" calcext:value-type="float">
            <text:p>47,36</text:p>
          </table:table-cell>
          <table:table-cell table:formula="of:=RAND()" office:value-type="float" office:value="0.791909313910749" calcext:value-type="float">
            <text:p>0,791909313910749</text:p>
          </table:table-cell>
          <table:table-cell table:formula="of:=ROUND([.G$1:.G$1048576];4)*100" office:value-type="float" office:value="79.19" calcext:value-type="float">
            <text:p>79,19</text:p>
          </table:table-cell>
          <table:table-cell table:style-name="ce8" table:formula="of:=MEDIAN([.B27];[.D27];[.F27];[.H27])" office:value-type="float" office:value="42.515" calcext:value-type="float">
            <text:p>42,51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369942002913314" calcext:value-type="float">
            <text:p>0,369942002913314</text:p>
          </table:table-cell>
          <table:table-cell table:style-name="ce7" table:formula="of:=ROUND([.A$1:.A$1048576];4)*100" office:value-type="float" office:value="36.99" calcext:value-type="float">
            <text:p>36,99</text:p>
          </table:table-cell>
          <table:table-cell table:style-name="ce5" table:formula="of:=RAND()" office:value-type="float" office:value="0.0716529698621958" calcext:value-type="float">
            <text:p>0,071652969862196</text:p>
          </table:table-cell>
          <table:table-cell table:style-name="ce7" table:formula="of:=ROUND([.C$1:.C$1048576];4)*100" office:value-type="float" office:value="7.17" calcext:value-type="float">
            <text:p>7,17</text:p>
          </table:table-cell>
          <table:table-cell table:style-name="ce5" table:formula="of:=RAND()" office:value-type="float" office:value="0.982965272771994" calcext:value-type="float">
            <text:p>0,982965272771994</text:p>
          </table:table-cell>
          <table:table-cell table:style-name="ce7" table:formula="of:=ROUND([.E$1:.E$1048576];4)*100" office:value-type="float" office:value="98.3" calcext:value-type="float">
            <text:p>98,3</text:p>
          </table:table-cell>
          <table:table-cell table:style-name="ce5" table:formula="of:=RAND()" office:value-type="float" office:value="0.508616721054809" calcext:value-type="float">
            <text:p>0,508616721054809</text:p>
          </table:table-cell>
          <table:table-cell table:style-name="ce7" table:formula="of:=ROUND([.G$1:.G$1048576];4)*100" office:value-type="float" office:value="50.86" calcext:value-type="float">
            <text:p>50,86</text:p>
          </table:table-cell>
          <table:table-cell table:style-name="ce9" table:formula="of:=MEDIAN([.B28];[.D28];[.F28];[.H28])" office:value-type="float" office:value="43.925" calcext:value-type="float">
            <text:p>43,92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993815996157962" calcext:value-type="float">
            <text:p>0,993815996157962</text:p>
          </table:table-cell>
          <table:table-cell table:formula="of:=ROUND([.A$1:.A$1048576];4)*100" office:value-type="float" office:value="99.38" calcext:value-type="float">
            <text:p>99,38</text:p>
          </table:table-cell>
          <table:table-cell table:formula="of:=RAND()" office:value-type="float" office:value="0.409797523961063" calcext:value-type="float">
            <text:p>0,409797523961063</text:p>
          </table:table-cell>
          <table:table-cell table:formula="of:=ROUND([.C$1:.C$1048576];4)*100" office:value-type="float" office:value="40.98" calcext:value-type="float">
            <text:p>40,98</text:p>
          </table:table-cell>
          <table:table-cell table:formula="of:=RAND()" office:value-type="float" office:value="0.273900316833923" calcext:value-type="float">
            <text:p>0,273900316833923</text:p>
          </table:table-cell>
          <table:table-cell table:formula="of:=ROUND([.E$1:.E$1048576];4)*100" office:value-type="float" office:value="27.39" calcext:value-type="float">
            <text:p>27,39</text:p>
          </table:table-cell>
          <table:table-cell table:formula="of:=RAND()" office:value-type="float" office:value="0.17872496892862" calcext:value-type="float">
            <text:p>0,17872496892862</text:p>
          </table:table-cell>
          <table:table-cell table:formula="of:=ROUND([.G$1:.G$1048576];4)*100" office:value-type="float" office:value="17.87" calcext:value-type="float">
            <text:p>17,87</text:p>
          </table:table-cell>
          <table:table-cell table:style-name="ce8" table:formula="of:=MEDIAN([.B29];[.D29];[.F29];[.H29])" office:value-type="float" office:value="34.185" calcext:value-type="float">
            <text:p>34,18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98634070136786" calcext:value-type="float">
            <text:p>0,98634070136786</text:p>
          </table:table-cell>
          <table:table-cell table:style-name="ce7" table:formula="of:=ROUND([.A$1:.A$1048576];4)*100" office:value-type="float" office:value="98.63" calcext:value-type="float">
            <text:p>98,63</text:p>
          </table:table-cell>
          <table:table-cell table:style-name="ce5" table:formula="of:=RAND()" office:value-type="float" office:value="0.352737385728499" calcext:value-type="float">
            <text:p>0,352737385728499</text:p>
          </table:table-cell>
          <table:table-cell table:style-name="ce7" table:formula="of:=ROUND([.C$1:.C$1048576];4)*100" office:value-type="float" office:value="35.27" calcext:value-type="float">
            <text:p>35,27</text:p>
          </table:table-cell>
          <table:table-cell table:style-name="ce5" table:formula="of:=RAND()" office:value-type="float" office:value="0.333932900097678" calcext:value-type="float">
            <text:p>0,333932900097678</text:p>
          </table:table-cell>
          <table:table-cell table:style-name="ce7" table:formula="of:=ROUND([.E$1:.E$1048576];4)*100" office:value-type="float" office:value="33.39" calcext:value-type="float">
            <text:p>33,39</text:p>
          </table:table-cell>
          <table:table-cell table:style-name="ce5" table:formula="of:=RAND()" office:value-type="float" office:value="0.440055174001474" calcext:value-type="float">
            <text:p>0,440055174001474</text:p>
          </table:table-cell>
          <table:table-cell table:style-name="ce7" table:formula="of:=ROUND([.G$1:.G$1048576];4)*100" office:value-type="float" office:value="44.01" calcext:value-type="float">
            <text:p>44,01</text:p>
          </table:table-cell>
          <table:table-cell table:style-name="ce9" table:formula="of:=MEDIAN([.B30];[.D30];[.F30];[.H30])" office:value-type="float" office:value="39.64" calcext:value-type="float">
            <text:p>39,64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817431398875162" calcext:value-type="float">
            <text:p>0,817431398875162</text:p>
          </table:table-cell>
          <table:table-cell table:formula="of:=ROUND([.A$1:.A$1048576];4)*100" office:value-type="float" office:value="81.74" calcext:value-type="float">
            <text:p>81,74</text:p>
          </table:table-cell>
          <table:table-cell table:formula="of:=RAND()" office:value-type="float" office:value="0.850325924113326" calcext:value-type="float">
            <text:p>0,850325924113326</text:p>
          </table:table-cell>
          <table:table-cell table:formula="of:=ROUND([.C$1:.C$1048576];4)*100" office:value-type="float" office:value="85.03" calcext:value-type="float">
            <text:p>85,03</text:p>
          </table:table-cell>
          <table:table-cell table:formula="of:=RAND()" office:value-type="float" office:value="0.927279346464886" calcext:value-type="float">
            <text:p>0,927279346464886</text:p>
          </table:table-cell>
          <table:table-cell table:formula="of:=ROUND([.E$1:.E$1048576];4)*100" office:value-type="float" office:value="92.73" calcext:value-type="float">
            <text:p>92,73</text:p>
          </table:table-cell>
          <table:table-cell table:formula="of:=RAND()" office:value-type="float" office:value="0.842086457280263" calcext:value-type="float">
            <text:p>0,842086457280263</text:p>
          </table:table-cell>
          <table:table-cell table:formula="of:=ROUND([.G$1:.G$1048576];4)*100" office:value-type="float" office:value="84.21" calcext:value-type="float">
            <text:p>84,21</text:p>
          </table:table-cell>
          <table:table-cell table:style-name="ce8" table:formula="of:=MEDIAN([.B31];[.D31];[.F31];[.H31])" office:value-type="float" office:value="84.62" calcext:value-type="float">
            <text:p>84,62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704272749236246" calcext:value-type="float">
            <text:p>0,704272749236246</text:p>
          </table:table-cell>
          <table:table-cell table:style-name="ce7" table:formula="of:=ROUND([.A$1:.A$1048576];4)*100" office:value-type="float" office:value="70.43" calcext:value-type="float">
            <text:p>70,43</text:p>
          </table:table-cell>
          <table:table-cell table:style-name="ce5" table:formula="of:=RAND()" office:value-type="float" office:value="0.112990273855951" calcext:value-type="float">
            <text:p>0,112990273855951</text:p>
          </table:table-cell>
          <table:table-cell table:style-name="ce7" table:formula="of:=ROUND([.C$1:.C$1048576];4)*100" office:value-type="float" office:value="11.3" calcext:value-type="float">
            <text:p>11,3</text:p>
          </table:table-cell>
          <table:table-cell table:style-name="ce5" table:formula="of:=RAND()" office:value-type="float" office:value="0.236406849803406" calcext:value-type="float">
            <text:p>0,236406849803406</text:p>
          </table:table-cell>
          <table:table-cell table:style-name="ce7" table:formula="of:=ROUND([.E$1:.E$1048576];4)*100" office:value-type="float" office:value="23.64" calcext:value-type="float">
            <text:p>23,64</text:p>
          </table:table-cell>
          <table:table-cell table:style-name="ce5" table:formula="of:=RAND()" office:value-type="float" office:value="0.8440939495919" calcext:value-type="float">
            <text:p>0,8440939495919</text:p>
          </table:table-cell>
          <table:table-cell table:style-name="ce7" table:formula="of:=ROUND([.G$1:.G$1048576];4)*100" office:value-type="float" office:value="84.41" calcext:value-type="float">
            <text:p>84,41</text:p>
          </table:table-cell>
          <table:table-cell table:style-name="ce9" table:formula="of:=MEDIAN([.B32];[.D32];[.F32];[.H32])" office:value-type="float" office:value="47.035" calcext:value-type="float">
            <text:p>47,03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235124452273166" calcext:value-type="float">
            <text:p>0,235124452273166</text:p>
          </table:table-cell>
          <table:table-cell table:formula="of:=ROUND([.A$1:.A$1048576];4)*100" office:value-type="float" office:value="23.51" calcext:value-type="float">
            <text:p>23,51</text:p>
          </table:table-cell>
          <table:table-cell table:formula="of:=RAND()" office:value-type="float" office:value="0.692111453565556" calcext:value-type="float">
            <text:p>0,692111453565556</text:p>
          </table:table-cell>
          <table:table-cell table:formula="of:=ROUND([.C$1:.C$1048576];4)*100" office:value-type="float" office:value="69.21" calcext:value-type="float">
            <text:p>69,21</text:p>
          </table:table-cell>
          <table:table-cell table:formula="of:=RAND()" office:value-type="float" office:value="0.556399542280892" calcext:value-type="float">
            <text:p>0,556399542280892</text:p>
          </table:table-cell>
          <table:table-cell table:formula="of:=ROUND([.E$1:.E$1048576];4)*100" office:value-type="float" office:value="55.64" calcext:value-type="float">
            <text:p>55,64</text:p>
          </table:table-cell>
          <table:table-cell table:formula="of:=RAND()" office:value-type="float" office:value="0.530763643285863" calcext:value-type="float">
            <text:p>0,530763643285863</text:p>
          </table:table-cell>
          <table:table-cell table:formula="of:=ROUND([.G$1:.G$1048576];4)*100" office:value-type="float" office:value="53.08" calcext:value-type="float">
            <text:p>53,08</text:p>
          </table:table-cell>
          <table:table-cell table:style-name="ce8" table:formula="of:=MEDIAN([.B33];[.D33];[.F33];[.H33])" office:value-type="float" office:value="54.36" calcext:value-type="float">
            <text:p>54,36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529943973976411" calcext:value-type="float">
            <text:p>0,529943973976411</text:p>
          </table:table-cell>
          <table:table-cell table:style-name="ce7" table:formula="of:=ROUND([.A$1:.A$1048576];4)*100" office:value-type="float" office:value="52.99" calcext:value-type="float">
            <text:p>52,99</text:p>
          </table:table-cell>
          <table:table-cell table:style-name="ce5" table:formula="of:=RAND()" office:value-type="float" office:value="0.192949957412771" calcext:value-type="float">
            <text:p>0,192949957412771</text:p>
          </table:table-cell>
          <table:table-cell table:style-name="ce7" table:formula="of:=ROUND([.C$1:.C$1048576];4)*100" office:value-type="float" office:value="19.29" calcext:value-type="float">
            <text:p>19,29</text:p>
          </table:table-cell>
          <table:table-cell table:style-name="ce5" table:formula="of:=RAND()" office:value-type="float" office:value="0.125840980538243" calcext:value-type="float">
            <text:p>0,125840980538243</text:p>
          </table:table-cell>
          <table:table-cell table:style-name="ce7" table:formula="of:=ROUND([.E$1:.E$1048576];4)*100" office:value-type="float" office:value="12.58" calcext:value-type="float">
            <text:p>12,58</text:p>
          </table:table-cell>
          <table:table-cell table:style-name="ce5" table:formula="of:=RAND()" office:value-type="float" office:value="0.365417914590475" calcext:value-type="float">
            <text:p>0,365417914590475</text:p>
          </table:table-cell>
          <table:table-cell table:style-name="ce7" table:formula="of:=ROUND([.G$1:.G$1048576];4)*100" office:value-type="float" office:value="36.54" calcext:value-type="float">
            <text:p>36,54</text:p>
          </table:table-cell>
          <table:table-cell table:style-name="ce9" table:formula="of:=MEDIAN([.B34];[.D34];[.F34];[.H34])" office:value-type="float" office:value="27.915" calcext:value-type="float">
            <text:p>27,91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553713696837518" calcext:value-type="float">
            <text:p>0,553713696837518</text:p>
          </table:table-cell>
          <table:table-cell table:formula="of:=ROUND([.A$1:.A$1048576];4)*100" office:value-type="float" office:value="55.37" calcext:value-type="float">
            <text:p>55,37</text:p>
          </table:table-cell>
          <table:table-cell table:formula="of:=RAND()" office:value-type="float" office:value="0.161040149962372" calcext:value-type="float">
            <text:p>0,161040149962372</text:p>
          </table:table-cell>
          <table:table-cell table:formula="of:=ROUND([.C$1:.C$1048576];4)*100" office:value-type="float" office:value="16.1" calcext:value-type="float">
            <text:p>16,1</text:p>
          </table:table-cell>
          <table:table-cell table:formula="of:=RAND()" office:value-type="float" office:value="0.826437572760011" calcext:value-type="float">
            <text:p>0,826437572760011</text:p>
          </table:table-cell>
          <table:table-cell table:formula="of:=ROUND([.E$1:.E$1048576];4)*100" office:value-type="float" office:value="82.64" calcext:value-type="float">
            <text:p>82,64</text:p>
          </table:table-cell>
          <table:table-cell table:formula="of:=RAND()" office:value-type="float" office:value="0.688951233370209" calcext:value-type="float">
            <text:p>0,688951233370209</text:p>
          </table:table-cell>
          <table:table-cell table:formula="of:=ROUND([.G$1:.G$1048576];4)*100" office:value-type="float" office:value="68.9" calcext:value-type="float">
            <text:p>68,9</text:p>
          </table:table-cell>
          <table:table-cell table:style-name="ce8" table:formula="of:=MEDIAN([.B35];[.D35];[.F35];[.H35])" office:value-type="float" office:value="62.135" calcext:value-type="float">
            <text:p>62,13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0362609947250133" calcext:value-type="float">
            <text:p>0,036260994725013</text:p>
          </table:table-cell>
          <table:table-cell table:style-name="ce7" table:formula="of:=ROUND([.A$1:.A$1048576];4)*100" office:value-type="float" office:value="3.63" calcext:value-type="float">
            <text:p>3,63</text:p>
          </table:table-cell>
          <table:table-cell table:style-name="ce5" table:formula="of:=RAND()" office:value-type="float" office:value="0.503057957548401" calcext:value-type="float">
            <text:p>0,503057957548401</text:p>
          </table:table-cell>
          <table:table-cell table:style-name="ce7" table:formula="of:=ROUND([.C$1:.C$1048576];4)*100" office:value-type="float" office:value="50.31" calcext:value-type="float">
            <text:p>50,31</text:p>
          </table:table-cell>
          <table:table-cell table:style-name="ce5" table:formula="of:=RAND()" office:value-type="float" office:value="0.280513225477066" calcext:value-type="float">
            <text:p>0,280513225477066</text:p>
          </table:table-cell>
          <table:table-cell table:style-name="ce7" table:formula="of:=ROUND([.E$1:.E$1048576];4)*100" office:value-type="float" office:value="28.05" calcext:value-type="float">
            <text:p>28,05</text:p>
          </table:table-cell>
          <table:table-cell table:style-name="ce5" table:formula="of:=RAND()" office:value-type="float" office:value="0.187619223871732" calcext:value-type="float">
            <text:p>0,187619223871732</text:p>
          </table:table-cell>
          <table:table-cell table:style-name="ce7" table:formula="of:=ROUND([.G$1:.G$1048576];4)*100" office:value-type="float" office:value="18.76" calcext:value-type="float">
            <text:p>18,76</text:p>
          </table:table-cell>
          <table:table-cell table:style-name="ce9" table:formula="of:=MEDIAN([.B36];[.D36];[.F36];[.H36])" office:value-type="float" office:value="23.405" calcext:value-type="float">
            <text:p>23,40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0246240850131945" calcext:value-type="float">
            <text:p>0,024624085013195</text:p>
          </table:table-cell>
          <table:table-cell table:formula="of:=ROUND([.A$1:.A$1048576];4)*100" office:value-type="float" office:value="2.46" calcext:value-type="float">
            <text:p>2,46</text:p>
          </table:table-cell>
          <table:table-cell table:formula="of:=RAND()" office:value-type="float" office:value="0.0979225773506712" calcext:value-type="float">
            <text:p>0,097922577350671</text:p>
          </table:table-cell>
          <table:table-cell table:formula="of:=ROUND([.C$1:.C$1048576];4)*100" office:value-type="float" office:value="9.79" calcext:value-type="float">
            <text:p>9,79</text:p>
          </table:table-cell>
          <table:table-cell table:formula="of:=RAND()" office:value-type="float" office:value="0.00371841730363729" calcext:value-type="float">
            <text:p>0,003718417303637</text:p>
          </table:table-cell>
          <table:table-cell table:formula="of:=ROUND([.E$1:.E$1048576];4)*100" office:value-type="float" office:value="0.37" calcext:value-type="float">
            <text:p>0,37</text:p>
          </table:table-cell>
          <table:table-cell table:formula="of:=RAND()" office:value-type="float" office:value="0.559791342391164" calcext:value-type="float">
            <text:p>0,559791342391164</text:p>
          </table:table-cell>
          <table:table-cell table:formula="of:=ROUND([.G$1:.G$1048576];4)*100" office:value-type="float" office:value="55.98" calcext:value-type="float">
            <text:p>55,98</text:p>
          </table:table-cell>
          <table:table-cell table:style-name="ce8" table:formula="of:=MEDIAN([.B37];[.D37];[.F37];[.H37])" office:value-type="float" office:value="6.125" calcext:value-type="float">
            <text:p>6,12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70379755724923" calcext:value-type="float">
            <text:p>0,70379755724923</text:p>
          </table:table-cell>
          <table:table-cell table:style-name="ce7" table:formula="of:=ROUND([.A$1:.A$1048576];4)*100" office:value-type="float" office:value="70.38" calcext:value-type="float">
            <text:p>70,38</text:p>
          </table:table-cell>
          <table:table-cell table:style-name="ce5" table:formula="of:=RAND()" office:value-type="float" office:value="0.243879699126247" calcext:value-type="float">
            <text:p>0,243879699126247</text:p>
          </table:table-cell>
          <table:table-cell table:style-name="ce7" table:formula="of:=ROUND([.C$1:.C$1048576];4)*100" office:value-type="float" office:value="24.39" calcext:value-type="float">
            <text:p>24,39</text:p>
          </table:table-cell>
          <table:table-cell table:style-name="ce5" table:formula="of:=RAND()" office:value-type="float" office:value="0.369878247917562" calcext:value-type="float">
            <text:p>0,369878247917562</text:p>
          </table:table-cell>
          <table:table-cell table:style-name="ce7" table:formula="of:=ROUND([.E$1:.E$1048576];4)*100" office:value-type="float" office:value="36.99" calcext:value-type="float">
            <text:p>36,99</text:p>
          </table:table-cell>
          <table:table-cell table:style-name="ce5" table:formula="of:=RAND()" office:value-type="float" office:value="0.595207082035773" calcext:value-type="float">
            <text:p>0,595207082035773</text:p>
          </table:table-cell>
          <table:table-cell table:style-name="ce7" table:formula="of:=ROUND([.G$1:.G$1048576];4)*100" office:value-type="float" office:value="59.52" calcext:value-type="float">
            <text:p>59,52</text:p>
          </table:table-cell>
          <table:table-cell table:style-name="ce9" table:formula="of:=MEDIAN([.B38];[.D38];[.F38];[.H38])" office:value-type="float" office:value="48.255" calcext:value-type="float">
            <text:p>48,25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444348744514498" calcext:value-type="float">
            <text:p>0,444348744514498</text:p>
          </table:table-cell>
          <table:table-cell table:formula="of:=ROUND([.A$1:.A$1048576];4)*100" office:value-type="float" office:value="44.43" calcext:value-type="float">
            <text:p>44,43</text:p>
          </table:table-cell>
          <table:table-cell table:formula="of:=RAND()" office:value-type="float" office:value="0.939746337940741" calcext:value-type="float">
            <text:p>0,939746337940741</text:p>
          </table:table-cell>
          <table:table-cell table:formula="of:=ROUND([.C$1:.C$1048576];4)*100" office:value-type="float" office:value="93.97" calcext:value-type="float">
            <text:p>93,97</text:p>
          </table:table-cell>
          <table:table-cell table:formula="of:=RAND()" office:value-type="float" office:value="0.791720633976937" calcext:value-type="float">
            <text:p>0,791720633976937</text:p>
          </table:table-cell>
          <table:table-cell table:formula="of:=ROUND([.E$1:.E$1048576];4)*100" office:value-type="float" office:value="79.17" calcext:value-type="float">
            <text:p>79,17</text:p>
          </table:table-cell>
          <table:table-cell table:formula="of:=RAND()" office:value-type="float" office:value="0.718034820783482" calcext:value-type="float">
            <text:p>0,718034820783482</text:p>
          </table:table-cell>
          <table:table-cell table:formula="of:=ROUND([.G$1:.G$1048576];4)*100" office:value-type="float" office:value="71.8" calcext:value-type="float">
            <text:p>71,8</text:p>
          </table:table-cell>
          <table:table-cell table:style-name="ce8" table:formula="of:=MEDIAN([.B39];[.D39];[.F39];[.H39])" office:value-type="float" office:value="75.485" calcext:value-type="float">
            <text:p>75,48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947457173802779" calcext:value-type="float">
            <text:p>0,947457173802779</text:p>
          </table:table-cell>
          <table:table-cell table:style-name="ce7" table:formula="of:=ROUND([.A$1:.A$1048576];4)*100" office:value-type="float" office:value="94.75" calcext:value-type="float">
            <text:p>94,75</text:p>
          </table:table-cell>
          <table:table-cell table:style-name="ce5" table:formula="of:=RAND()" office:value-type="float" office:value="0.831380228904886" calcext:value-type="float">
            <text:p>0,831380228904886</text:p>
          </table:table-cell>
          <table:table-cell table:style-name="ce7" table:formula="of:=ROUND([.C$1:.C$1048576];4)*100" office:value-type="float" office:value="83.14" calcext:value-type="float">
            <text:p>83,14</text:p>
          </table:table-cell>
          <table:table-cell table:style-name="ce5" table:formula="of:=RAND()" office:value-type="float" office:value="0.00142935999535395" calcext:value-type="float">
            <text:p>0,001429359995354</text:p>
          </table:table-cell>
          <table:table-cell table:style-name="ce7" table:formula="of:=ROUND([.E$1:.E$1048576];4)*100" office:value-type="float" office:value="0.14" calcext:value-type="float">
            <text:p>0,14</text:p>
          </table:table-cell>
          <table:table-cell table:style-name="ce5" table:formula="of:=RAND()" office:value-type="float" office:value="0.329145222161631" calcext:value-type="float">
            <text:p>0,329145222161631</text:p>
          </table:table-cell>
          <table:table-cell table:style-name="ce7" table:formula="of:=ROUND([.G$1:.G$1048576];4)*100" office:value-type="float" office:value="32.91" calcext:value-type="float">
            <text:p>32,91</text:p>
          </table:table-cell>
          <table:table-cell table:style-name="ce9" table:formula="of:=MEDIAN([.B40];[.D40];[.F40];[.H40])" office:value-type="float" office:value="58.025" calcext:value-type="float">
            <text:p>58,02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0701081440461808" calcext:value-type="float">
            <text:p>0,070108144046181</text:p>
          </table:table-cell>
          <table:table-cell table:formula="of:=ROUND([.A$1:.A$1048576];4)*100" office:value-type="float" office:value="7.01" calcext:value-type="float">
            <text:p>7,01</text:p>
          </table:table-cell>
          <table:table-cell table:formula="of:=RAND()" office:value-type="float" office:value="0.994059801901726" calcext:value-type="float">
            <text:p>0,994059801901726</text:p>
          </table:table-cell>
          <table:table-cell table:formula="of:=ROUND([.C$1:.C$1048576];4)*100" office:value-type="float" office:value="99.41" calcext:value-type="float">
            <text:p>99,41</text:p>
          </table:table-cell>
          <table:table-cell table:formula="of:=RAND()" office:value-type="float" office:value="0.636589501543347" calcext:value-type="float">
            <text:p>0,636589501543347</text:p>
          </table:table-cell>
          <table:table-cell table:formula="of:=ROUND([.E$1:.E$1048576];4)*100" office:value-type="float" office:value="63.66" calcext:value-type="float">
            <text:p>63,66</text:p>
          </table:table-cell>
          <table:table-cell table:formula="of:=RAND()" office:value-type="float" office:value="0.0560031170641654" calcext:value-type="float">
            <text:p>0,056003117064166</text:p>
          </table:table-cell>
          <table:table-cell table:formula="of:=ROUND([.G$1:.G$1048576];4)*100" office:value-type="float" office:value="5.6" calcext:value-type="float">
            <text:p>5,6</text:p>
          </table:table-cell>
          <table:table-cell table:style-name="ce8" table:formula="of:=MEDIAN([.B41];[.D41];[.F41];[.H41])" office:value-type="float" office:value="35.335" calcext:value-type="float">
            <text:p>35,33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353127494608255" calcext:value-type="float">
            <text:p>0,353127494608255</text:p>
          </table:table-cell>
          <table:table-cell table:style-name="ce7" table:formula="of:=ROUND([.A$1:.A$1048576];4)*100" office:value-type="float" office:value="35.31" calcext:value-type="float">
            <text:p>35,31</text:p>
          </table:table-cell>
          <table:table-cell table:style-name="ce5" table:formula="of:=RAND()" office:value-type="float" office:value="0.860027525322236" calcext:value-type="float">
            <text:p>0,860027525322236</text:p>
          </table:table-cell>
          <table:table-cell table:style-name="ce7" table:formula="of:=ROUND([.C$1:.C$1048576];4)*100" office:value-type="float" office:value="86" calcext:value-type="float">
            <text:p>86</text:p>
          </table:table-cell>
          <table:table-cell table:style-name="ce5" table:formula="of:=RAND()" office:value-type="float" office:value="0.236722805736732" calcext:value-type="float">
            <text:p>0,236722805736732</text:p>
          </table:table-cell>
          <table:table-cell table:style-name="ce7" table:formula="of:=ROUND([.E$1:.E$1048576];4)*100" office:value-type="float" office:value="23.67" calcext:value-type="float">
            <text:p>23,67</text:p>
          </table:table-cell>
          <table:table-cell table:style-name="ce5" table:formula="of:=RAND()" office:value-type="float" office:value="0.124207188111028" calcext:value-type="float">
            <text:p>0,124207188111028</text:p>
          </table:table-cell>
          <table:table-cell table:style-name="ce7" table:formula="of:=ROUND([.G$1:.G$1048576];4)*100" office:value-type="float" office:value="12.42" calcext:value-type="float">
            <text:p>12,42</text:p>
          </table:table-cell>
          <table:table-cell table:style-name="ce9" table:formula="of:=MEDIAN([.B42];[.D42];[.F42];[.H42])" office:value-type="float" office:value="29.49" calcext:value-type="float">
            <text:p>29,49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793727162516895" calcext:value-type="float">
            <text:p>0,793727162516895</text:p>
          </table:table-cell>
          <table:table-cell table:formula="of:=ROUND([.A$1:.A$1048576];4)*100" office:value-type="float" office:value="79.37" calcext:value-type="float">
            <text:p>79,37</text:p>
          </table:table-cell>
          <table:table-cell table:formula="of:=RAND()" office:value-type="float" office:value="0.922325184836953" calcext:value-type="float">
            <text:p>0,922325184836953</text:p>
          </table:table-cell>
          <table:table-cell table:formula="of:=ROUND([.C$1:.C$1048576];4)*100" office:value-type="float" office:value="92.23" calcext:value-type="float">
            <text:p>92,23</text:p>
          </table:table-cell>
          <table:table-cell table:formula="of:=RAND()" office:value-type="float" office:value="0.742719204855922" calcext:value-type="float">
            <text:p>0,742719204855922</text:p>
          </table:table-cell>
          <table:table-cell table:formula="of:=ROUND([.E$1:.E$1048576];4)*100" office:value-type="float" office:value="74.27" calcext:value-type="float">
            <text:p>74,27</text:p>
          </table:table-cell>
          <table:table-cell table:formula="of:=RAND()" office:value-type="float" office:value="0.0667116640268205" calcext:value-type="float">
            <text:p>0,066711664026821</text:p>
          </table:table-cell>
          <table:table-cell table:formula="of:=ROUND([.G$1:.G$1048576];4)*100" office:value-type="float" office:value="6.67" calcext:value-type="float">
            <text:p>6,67</text:p>
          </table:table-cell>
          <table:table-cell table:style-name="ce8" table:formula="of:=MEDIAN([.B43];[.D43];[.F43];[.H43])" office:value-type="float" office:value="76.82" calcext:value-type="float">
            <text:p>76,82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402877296731569" calcext:value-type="float">
            <text:p>0,402877296731569</text:p>
          </table:table-cell>
          <table:table-cell table:style-name="ce7" table:formula="of:=ROUND([.A$1:.A$1048576];4)*100" office:value-type="float" office:value="40.29" calcext:value-type="float">
            <text:p>40,29</text:p>
          </table:table-cell>
          <table:table-cell table:style-name="ce5" table:formula="of:=RAND()" office:value-type="float" office:value="0.95812585512503" calcext:value-type="float">
            <text:p>0,95812585512503</text:p>
          </table:table-cell>
          <table:table-cell table:style-name="ce7" table:formula="of:=ROUND([.C$1:.C$1048576];4)*100" office:value-type="float" office:value="95.81" calcext:value-type="float">
            <text:p>95,81</text:p>
          </table:table-cell>
          <table:table-cell table:style-name="ce5" table:formula="of:=RAND()" office:value-type="float" office:value="0.0819389950222165" calcext:value-type="float">
            <text:p>0,081938995022217</text:p>
          </table:table-cell>
          <table:table-cell table:style-name="ce7" table:formula="of:=ROUND([.E$1:.E$1048576];4)*100" office:value-type="float" office:value="8.19" calcext:value-type="float">
            <text:p>8,19</text:p>
          </table:table-cell>
          <table:table-cell table:style-name="ce5" table:formula="of:=RAND()" office:value-type="float" office:value="0.939051666320005" calcext:value-type="float">
            <text:p>0,939051666320005</text:p>
          </table:table-cell>
          <table:table-cell table:style-name="ce7" table:formula="of:=ROUND([.G$1:.G$1048576];4)*100" office:value-type="float" office:value="93.91" calcext:value-type="float">
            <text:p>93,91</text:p>
          </table:table-cell>
          <table:table-cell table:style-name="ce9" table:formula="of:=MEDIAN([.B44];[.D44];[.F44];[.H44])" office:value-type="float" office:value="67.1" calcext:value-type="float">
            <text:p>67,1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967903126773216" calcext:value-type="float">
            <text:p>0,967903126773216</text:p>
          </table:table-cell>
          <table:table-cell table:formula="of:=ROUND([.A$1:.A$1048576];4)*100" office:value-type="float" office:value="96.79" calcext:value-type="float">
            <text:p>96,79</text:p>
          </table:table-cell>
          <table:table-cell table:formula="of:=RAND()" office:value-type="float" office:value="0.289787154964756" calcext:value-type="float">
            <text:p>0,289787154964756</text:p>
          </table:table-cell>
          <table:table-cell table:formula="of:=ROUND([.C$1:.C$1048576];4)*100" office:value-type="float" office:value="28.98" calcext:value-type="float">
            <text:p>28,98</text:p>
          </table:table-cell>
          <table:table-cell table:formula="of:=RAND()" office:value-type="float" office:value="0.392133181225731" calcext:value-type="float">
            <text:p>0,392133181225731</text:p>
          </table:table-cell>
          <table:table-cell table:formula="of:=ROUND([.E$1:.E$1048576];4)*100" office:value-type="float" office:value="39.21" calcext:value-type="float">
            <text:p>39,21</text:p>
          </table:table-cell>
          <table:table-cell table:formula="of:=RAND()" office:value-type="float" office:value="0.783698873273389" calcext:value-type="float">
            <text:p>0,783698873273389</text:p>
          </table:table-cell>
          <table:table-cell table:formula="of:=ROUND([.G$1:.G$1048576];4)*100" office:value-type="float" office:value="78.37" calcext:value-type="float">
            <text:p>78,37</text:p>
          </table:table-cell>
          <table:table-cell table:style-name="ce8" table:formula="of:=MEDIAN([.B45];[.D45];[.F45];[.H45])" office:value-type="float" office:value="58.79" calcext:value-type="float">
            <text:p>58,79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510303191911411" calcext:value-type="float">
            <text:p>0,510303191911411</text:p>
          </table:table-cell>
          <table:table-cell table:style-name="ce7" table:formula="of:=ROUND([.A$1:.A$1048576];4)*100" office:value-type="float" office:value="51.03" calcext:value-type="float">
            <text:p>51,03</text:p>
          </table:table-cell>
          <table:table-cell table:style-name="ce5" table:formula="of:=RAND()" office:value-type="float" office:value="0.99264429865763" calcext:value-type="float">
            <text:p>0,99264429865763</text:p>
          </table:table-cell>
          <table:table-cell table:style-name="ce7" table:formula="of:=ROUND([.C$1:.C$1048576];4)*100" office:value-type="float" office:value="99.26" calcext:value-type="float">
            <text:p>99,26</text:p>
          </table:table-cell>
          <table:table-cell table:style-name="ce5" table:formula="of:=RAND()" office:value-type="float" office:value="0.0104949721224161" calcext:value-type="float">
            <text:p>0,010494972122416</text:p>
          </table:table-cell>
          <table:table-cell table:style-name="ce7" table:formula="of:=ROUND([.E$1:.E$1048576];4)*100" office:value-type="float" office:value="1.05" calcext:value-type="float">
            <text:p>1,05</text:p>
          </table:table-cell>
          <table:table-cell table:style-name="ce5" table:formula="of:=RAND()" office:value-type="float" office:value="0.835436828934836" calcext:value-type="float">
            <text:p>0,835436828934836</text:p>
          </table:table-cell>
          <table:table-cell table:style-name="ce7" table:formula="of:=ROUND([.G$1:.G$1048576];4)*100" office:value-type="float" office:value="83.54" calcext:value-type="float">
            <text:p>83,54</text:p>
          </table:table-cell>
          <table:table-cell table:style-name="ce9" table:formula="of:=MEDIAN([.B46];[.D46];[.F46];[.H46])" office:value-type="float" office:value="67.285" calcext:value-type="float">
            <text:p>67,28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668675571074678" calcext:value-type="float">
            <text:p>0,668675571074678</text:p>
          </table:table-cell>
          <table:table-cell table:formula="of:=ROUND([.A$1:.A$1048576];4)*100" office:value-type="float" office:value="66.87" calcext:value-type="float">
            <text:p>66,87</text:p>
          </table:table-cell>
          <table:table-cell table:formula="of:=RAND()" office:value-type="float" office:value="0.510774882697801" calcext:value-type="float">
            <text:p>0,510774882697801</text:p>
          </table:table-cell>
          <table:table-cell table:formula="of:=ROUND([.C$1:.C$1048576];4)*100" office:value-type="float" office:value="51.08" calcext:value-type="float">
            <text:p>51,08</text:p>
          </table:table-cell>
          <table:table-cell table:formula="of:=RAND()" office:value-type="float" office:value="0.804334666345198" calcext:value-type="float">
            <text:p>0,804334666345198</text:p>
          </table:table-cell>
          <table:table-cell table:formula="of:=ROUND([.E$1:.E$1048576];4)*100" office:value-type="float" office:value="80.43" calcext:value-type="float">
            <text:p>80,43</text:p>
          </table:table-cell>
          <table:table-cell table:formula="of:=RAND()" office:value-type="float" office:value="0.836175526418182" calcext:value-type="float">
            <text:p>0,836175526418182</text:p>
          </table:table-cell>
          <table:table-cell table:formula="of:=ROUND([.G$1:.G$1048576];4)*100" office:value-type="float" office:value="83.62" calcext:value-type="float">
            <text:p>83,62</text:p>
          </table:table-cell>
          <table:table-cell table:style-name="ce8" table:formula="of:=MEDIAN([.B47];[.D47];[.F47];[.H47])" office:value-type="float" office:value="73.65" calcext:value-type="float">
            <text:p>73,6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671277161177106" calcext:value-type="float">
            <text:p>0,671277161177106</text:p>
          </table:table-cell>
          <table:table-cell table:style-name="ce7" table:formula="of:=ROUND([.A$1:.A$1048576];4)*100" office:value-type="float" office:value="67.13" calcext:value-type="float">
            <text:p>67,13</text:p>
          </table:table-cell>
          <table:table-cell table:style-name="ce5" table:formula="of:=RAND()" office:value-type="float" office:value="0.890223298862539" calcext:value-type="float">
            <text:p>0,890223298862539</text:p>
          </table:table-cell>
          <table:table-cell table:style-name="ce7" table:formula="of:=ROUND([.C$1:.C$1048576];4)*100" office:value-type="float" office:value="89.02" calcext:value-type="float">
            <text:p>89,02</text:p>
          </table:table-cell>
          <table:table-cell table:style-name="ce5" table:formula="of:=RAND()" office:value-type="float" office:value="0.986957718893213" calcext:value-type="float">
            <text:p>0,986957718893213</text:p>
          </table:table-cell>
          <table:table-cell table:style-name="ce7" table:formula="of:=ROUND([.E$1:.E$1048576];4)*100" office:value-type="float" office:value="98.7" calcext:value-type="float">
            <text:p>98,7</text:p>
          </table:table-cell>
          <table:table-cell table:style-name="ce5" table:formula="of:=RAND()" office:value-type="float" office:value="0.639660016476567" calcext:value-type="float">
            <text:p>0,639660016476567</text:p>
          </table:table-cell>
          <table:table-cell table:style-name="ce7" table:formula="of:=ROUND([.G$1:.G$1048576];4)*100" office:value-type="float" office:value="63.97" calcext:value-type="float">
            <text:p>63,97</text:p>
          </table:table-cell>
          <table:table-cell table:style-name="ce9" table:formula="of:=MEDIAN([.B48];[.D48];[.F48];[.H48])" office:value-type="float" office:value="78.075" calcext:value-type="float">
            <text:p>78,075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formula="of:=RAND()" office:value-type="float" office:value="0.55066356985021" calcext:value-type="float">
            <text:p>0,55066356985021</text:p>
          </table:table-cell>
          <table:table-cell table:formula="of:=ROUND([.A$1:.A$1048576];4)*100" office:value-type="float" office:value="55.07" calcext:value-type="float">
            <text:p>55,07</text:p>
          </table:table-cell>
          <table:table-cell table:formula="of:=RAND()" office:value-type="float" office:value="0.25435413188096" calcext:value-type="float">
            <text:p>0,25435413188096</text:p>
          </table:table-cell>
          <table:table-cell table:formula="of:=ROUND([.C$1:.C$1048576];4)*100" office:value-type="float" office:value="25.44" calcext:value-type="float">
            <text:p>25,44</text:p>
          </table:table-cell>
          <table:table-cell table:formula="of:=RAND()" office:value-type="float" office:value="0.531619956850757" calcext:value-type="float">
            <text:p>0,531619956850757</text:p>
          </table:table-cell>
          <table:table-cell table:formula="of:=ROUND([.E$1:.E$1048576];4)*100" office:value-type="float" office:value="53.16" calcext:value-type="float">
            <text:p>53,16</text:p>
          </table:table-cell>
          <table:table-cell table:formula="of:=RAND()" office:value-type="float" office:value="0.643057919009184" calcext:value-type="float">
            <text:p>0,643057919009184</text:p>
          </table:table-cell>
          <table:table-cell table:formula="of:=ROUND([.G$1:.G$1048576];4)*100" office:value-type="float" office:value="64.31" calcext:value-type="float">
            <text:p>64,31</text:p>
          </table:table-cell>
          <table:table-cell table:style-name="ce8" table:formula="of:=MEDIAN([.B49];[.D49];[.F49];[.H49])" office:value-type="float" office:value="54.115" calcext:value-type="float">
            <text:p>54,115</text:p>
          </table:table-cell>
          <table:table-cell table:number-columns-repeated="1015"/>
        </table:table-row>
        <table:table-row table:style-name="ro1">
          <table:table-cell table:style-name="ce5" table:formula="of:=RAND()" office:value-type="float" office:value="0.876774664951216" calcext:value-type="float">
            <text:p>0,876774664951216</text:p>
          </table:table-cell>
          <table:table-cell table:style-name="ce7" table:formula="of:=ROUND([.A$1:.A$1048576];4)*100" office:value-type="float" office:value="87.68" calcext:value-type="float">
            <text:p>87,68</text:p>
          </table:table-cell>
          <table:table-cell table:style-name="ce5" table:formula="of:=RAND()" office:value-type="float" office:value="0.293251866456208" calcext:value-type="float">
            <text:p>0,293251866456208</text:p>
          </table:table-cell>
          <table:table-cell table:style-name="ce7" table:formula="of:=ROUND([.C$1:.C$1048576];4)*100" office:value-type="float" office:value="29.33" calcext:value-type="float">
            <text:p>29,33</text:p>
          </table:table-cell>
          <table:table-cell table:style-name="ce5" table:formula="of:=RAND()" office:value-type="float" office:value="0.218306669519981" calcext:value-type="float">
            <text:p>0,218306669519981</text:p>
          </table:table-cell>
          <table:table-cell table:style-name="ce7" table:formula="of:=ROUND([.E$1:.E$1048576];4)*100" office:value-type="float" office:value="21.83" calcext:value-type="float">
            <text:p>21,83</text:p>
          </table:table-cell>
          <table:table-cell table:style-name="ce5" table:formula="of:=RAND()" office:value-type="float" office:value="0.598827275511909" calcext:value-type="float">
            <text:p>0,598827275511909</text:p>
          </table:table-cell>
          <table:table-cell table:style-name="ce7" table:formula="of:=ROUND([.G$1:.G$1048576];4)*100" office:value-type="float" office:value="59.88" calcext:value-type="float">
            <text:p>59,88</text:p>
          </table:table-cell>
          <table:table-cell table:style-name="ce9" table:formula="of:=MEDIAN([.B50];[.D50];[.F50];[.H50])" office:value-type="float" office:value="44.605" calcext:value-type="float">
            <text:p>44,605</text:p>
          </table:table-cell>
          <table:table-cell table:style-name="ce11" table:number-columns-repeated="6"/>
          <table:table-cell table:number-columns-repeated="100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5" table:style-name="ta1">
        <table:table-column table:style-name="co1" table:default-cell-style-name="ce2"/>
        <table:table-column table:style-name="co5" table:default-cell-style-name="ce6"/>
        <table:table-column table:style-name="co1" table:default-cell-style-name="ce2"/>
        <table:table-column table:style-name="co5" table:default-cell-style-name="ce6"/>
        <table:table-column table:style-name="co1" table:default-cell-style-name="ce2"/>
        <table:table-column table:style-name="co5" table:default-cell-style-name="ce6"/>
        <table:table-column table:style-name="co1" table:default-cell-style-name="ce2"/>
        <table:table-column table:style-name="co5" table:default-cell-style-name="ce6"/>
        <table:table-column table:style-name="co1" table:default-cell-style-name="ce2"/>
        <table:table-column table:style-name="co5" table:default-cell-style-name="ce6"/>
        <table:table-column table:style-name="co2" table:default-cell-style-name="ce10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formula="of:=RAND()" office:value-type="float" office:value="0.178937334090137" calcext:value-type="float">
            <text:p>0,178937334090137</text:p>
          </table:table-cell>
          <table:table-cell table:formula="of:=ROUND([.A$1:.A$1048576];4)*100" office:value-type="float" office:value="17.89" calcext:value-type="float">
            <text:p>17,89</text:p>
          </table:table-cell>
          <table:table-cell table:formula="of:=RAND()" office:value-type="float" office:value="0.889296677734498" calcext:value-type="float">
            <text:p>0,889296677734498</text:p>
          </table:table-cell>
          <table:table-cell table:formula="of:=ROUND([.C$1:.C$1048576];4)*100" office:value-type="float" office:value="88.93" calcext:value-type="float">
            <text:p>88,93</text:p>
          </table:table-cell>
          <table:table-cell table:formula="of:=RAND()" office:value-type="float" office:value="0.150839123771616" calcext:value-type="float">
            <text:p>0,150839123771616</text:p>
          </table:table-cell>
          <table:table-cell table:formula="of:=ROUND([.E$1:.E$1048576];4)*100" office:value-type="float" office:value="15.08" calcext:value-type="float">
            <text:p>15,08</text:p>
          </table:table-cell>
          <table:table-cell table:formula="of:=RAND()" office:value-type="float" office:value="0.973997940463952" calcext:value-type="float">
            <text:p>0,973997940463952</text:p>
          </table:table-cell>
          <table:table-cell table:formula="of:=ROUND([.G$1:.G$1048576];4)*100" office:value-type="float" office:value="97.4" calcext:value-type="float">
            <text:p>97,4</text:p>
          </table:table-cell>
          <table:table-cell table:formula="of:=RAND()" office:value-type="float" office:value="0.387736338250682" calcext:value-type="float">
            <text:p>0,387736338250682</text:p>
          </table:table-cell>
          <table:table-cell table:formula="of:=ROUND([.I$1:.I$1048576];4)*100" office:value-type="float" office:value="38.77" calcext:value-type="float">
            <text:p>38,77</text:p>
          </table:table-cell>
          <table:table-cell table:style-name="ce8" table:formula="of:=MEDIAN([.B1];[.D1];[.F1];[.H1];[.J1])" office:value-type="float" office:value="38.77" calcext:value-type="float">
            <text:p>38,77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180743526117621" calcext:value-type="float">
            <text:p>0,180743526117621</text:p>
          </table:table-cell>
          <table:table-cell table:style-name="ce7" table:formula="of:=ROUND([.A$1:.A$1048576];4)*100" office:value-type="float" office:value="18.07" calcext:value-type="float">
            <text:p>18,07</text:p>
          </table:table-cell>
          <table:table-cell table:style-name="ce5" table:formula="of:=RAND()" office:value-type="float" office:value="0.832352700637511" calcext:value-type="float">
            <text:p>0,832352700637511</text:p>
          </table:table-cell>
          <table:table-cell table:style-name="ce7" table:formula="of:=ROUND([.C$1:.C$1048576];4)*100" office:value-type="float" office:value="83.24" calcext:value-type="float">
            <text:p>83,24</text:p>
          </table:table-cell>
          <table:table-cell table:style-name="ce5" table:formula="of:=RAND()" office:value-type="float" office:value="0.870153666389042" calcext:value-type="float">
            <text:p>0,870153666389042</text:p>
          </table:table-cell>
          <table:table-cell table:style-name="ce7" table:formula="of:=ROUND([.E$1:.E$1048576];4)*100" office:value-type="float" office:value="87.02" calcext:value-type="float">
            <text:p>87,02</text:p>
          </table:table-cell>
          <table:table-cell table:style-name="ce5" table:formula="of:=RAND()" office:value-type="float" office:value="0.275543314042666" calcext:value-type="float">
            <text:p>0,275543314042666</text:p>
          </table:table-cell>
          <table:table-cell table:style-name="ce7" table:formula="of:=ROUND([.G$1:.G$1048576];4)*100" office:value-type="float" office:value="27.55" calcext:value-type="float">
            <text:p>27,55</text:p>
          </table:table-cell>
          <table:table-cell table:style-name="ce5" table:formula="of:=RAND()" office:value-type="float" office:value="0.434529572469767" calcext:value-type="float">
            <text:p>0,434529572469767</text:p>
          </table:table-cell>
          <table:table-cell table:style-name="ce7" table:formula="of:=ROUND([.I$1:.I$1048576];4)*100" office:value-type="float" office:value="43.45" calcext:value-type="float">
            <text:p>43,45</text:p>
          </table:table-cell>
          <table:table-cell table:style-name="ce9" table:formula="of:=MEDIAN([.B2];[.D2];[.F2];[.H2];[.J2])" office:value-type="float" office:value="43.45" calcext:value-type="float">
            <text:p>43,45</text:p>
          </table:table-cell>
          <table:table-cell table:style-name="ce11" table:number-columns-repeated="4"/>
          <table:table-cell/>
          <table:table-cell table:style-name="ce11" table:number-columns-repeated="1008"/>
        </table:table-row>
        <table:table-row table:style-name="ro1">
          <table:table-cell table:formula="of:=RAND()" office:value-type="float" office:value="0.149377425781082" calcext:value-type="float">
            <text:p>0,149377425781082</text:p>
          </table:table-cell>
          <table:table-cell table:formula="of:=ROUND([.A$1:.A$1048576];4)*100" office:value-type="float" office:value="14.94" calcext:value-type="float">
            <text:p>14,94</text:p>
          </table:table-cell>
          <table:table-cell table:formula="of:=RAND()" office:value-type="float" office:value="0.471844620587078" calcext:value-type="float">
            <text:p>0,471844620587078</text:p>
          </table:table-cell>
          <table:table-cell table:formula="of:=ROUND([.C$1:.C$1048576];4)*100" office:value-type="float" office:value="47.18" calcext:value-type="float">
            <text:p>47,18</text:p>
          </table:table-cell>
          <table:table-cell table:formula="of:=RAND()" office:value-type="float" office:value="0.75246799055297" calcext:value-type="float">
            <text:p>0,75246799055297</text:p>
          </table:table-cell>
          <table:table-cell table:formula="of:=ROUND([.E$1:.E$1048576];4)*100" office:value-type="float" office:value="75.25" calcext:value-type="float">
            <text:p>75,25</text:p>
          </table:table-cell>
          <table:table-cell table:formula="of:=RAND()" office:value-type="float" office:value="0.934723666576133" calcext:value-type="float">
            <text:p>0,934723666576133</text:p>
          </table:table-cell>
          <table:table-cell table:formula="of:=ROUND([.G$1:.G$1048576];4)*100" office:value-type="float" office:value="93.47" calcext:value-type="float">
            <text:p>93,47</text:p>
          </table:table-cell>
          <table:table-cell table:formula="of:=RAND()" office:value-type="float" office:value="0.876638768319859" calcext:value-type="float">
            <text:p>0,876638768319859</text:p>
          </table:table-cell>
          <table:table-cell table:formula="of:=ROUND([.I$1:.I$1048576];4)*100" office:value-type="float" office:value="87.66" calcext:value-type="float">
            <text:p>87,66</text:p>
          </table:table-cell>
          <table:table-cell table:style-name="ce8" table:formula="of:=MEDIAN([.B3];[.D3];[.F3];[.H3];[.J3])" office:value-type="float" office:value="75.25" calcext:value-type="float">
            <text:p>75,25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941855065453832" calcext:value-type="float">
            <text:p>0,941855065453832</text:p>
          </table:table-cell>
          <table:table-cell table:style-name="ce7" table:formula="of:=ROUND([.A$1:.A$1048576];4)*100" office:value-type="float" office:value="94.19" calcext:value-type="float">
            <text:p>94,19</text:p>
          </table:table-cell>
          <table:table-cell table:style-name="ce5" table:formula="of:=RAND()" office:value-type="float" office:value="0.500376154550696" calcext:value-type="float">
            <text:p>0,500376154550696</text:p>
          </table:table-cell>
          <table:table-cell table:style-name="ce7" table:formula="of:=ROUND([.C$1:.C$1048576];4)*100" office:value-type="float" office:value="50.04" calcext:value-type="float">
            <text:p>50,04</text:p>
          </table:table-cell>
          <table:table-cell table:style-name="ce5" table:formula="of:=RAND()" office:value-type="float" office:value="0.574080489514397" calcext:value-type="float">
            <text:p>0,574080489514397</text:p>
          </table:table-cell>
          <table:table-cell table:style-name="ce7" table:formula="of:=ROUND([.E$1:.E$1048576];4)*100" office:value-type="float" office:value="57.41" calcext:value-type="float">
            <text:p>57,41</text:p>
          </table:table-cell>
          <table:table-cell table:style-name="ce5" table:formula="of:=RAND()" office:value-type="float" office:value="0.905054124845228" calcext:value-type="float">
            <text:p>0,905054124845228</text:p>
          </table:table-cell>
          <table:table-cell table:style-name="ce7" table:formula="of:=ROUND([.G$1:.G$1048576];4)*100" office:value-type="float" office:value="90.51" calcext:value-type="float">
            <text:p>90,51</text:p>
          </table:table-cell>
          <table:table-cell table:style-name="ce5" table:formula="of:=RAND()" office:value-type="float" office:value="0.922510381943567" calcext:value-type="float">
            <text:p>0,922510381943567</text:p>
          </table:table-cell>
          <table:table-cell table:style-name="ce7" table:formula="of:=ROUND([.I$1:.I$1048576];4)*100" office:value-type="float" office:value="92.25" calcext:value-type="float">
            <text:p>92,25</text:p>
          </table:table-cell>
          <table:table-cell table:style-name="ce9" table:formula="of:=MEDIAN([.B4];[.D4];[.F4];[.H4];[.J4])" office:value-type="float" office:value="90.51" calcext:value-type="float">
            <text:p>90,51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370605735598439" calcext:value-type="float">
            <text:p>0,370605735598439</text:p>
          </table:table-cell>
          <table:table-cell table:formula="of:=ROUND([.A$1:.A$1048576];4)*100" office:value-type="float" office:value="37.06" calcext:value-type="float">
            <text:p>37,06</text:p>
          </table:table-cell>
          <table:table-cell table:formula="of:=RAND()" office:value-type="float" office:value="0.0826753315850213" calcext:value-type="float">
            <text:p>0,082675331585021</text:p>
          </table:table-cell>
          <table:table-cell table:formula="of:=ROUND([.C$1:.C$1048576];4)*100" office:value-type="float" office:value="8.27" calcext:value-type="float">
            <text:p>8,27</text:p>
          </table:table-cell>
          <table:table-cell table:formula="of:=RAND()" office:value-type="float" office:value="0.62378573049931" calcext:value-type="float">
            <text:p>0,62378573049931</text:p>
          </table:table-cell>
          <table:table-cell table:formula="of:=ROUND([.E$1:.E$1048576];4)*100" office:value-type="float" office:value="62.38" calcext:value-type="float">
            <text:p>62,38</text:p>
          </table:table-cell>
          <table:table-cell table:formula="of:=RAND()" office:value-type="float" office:value="0.915112402267318" calcext:value-type="float">
            <text:p>0,915112402267318</text:p>
          </table:table-cell>
          <table:table-cell table:formula="of:=ROUND([.G$1:.G$1048576];4)*100" office:value-type="float" office:value="91.51" calcext:value-type="float">
            <text:p>91,51</text:p>
          </table:table-cell>
          <table:table-cell table:formula="of:=RAND()" office:value-type="float" office:value="0.461501119066562" calcext:value-type="float">
            <text:p>0,461501119066562</text:p>
          </table:table-cell>
          <table:table-cell table:formula="of:=ROUND([.I$1:.I$1048576];4)*100" office:value-type="float" office:value="46.15" calcext:value-type="float">
            <text:p>46,15</text:p>
          </table:table-cell>
          <table:table-cell table:style-name="ce8" table:formula="of:=MEDIAN([.B5];[.D5];[.F5];[.H5];[.J5])" office:value-type="float" office:value="46.15" calcext:value-type="float">
            <text:p>46,15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669108554203536" calcext:value-type="float">
            <text:p>0,669108554203536</text:p>
          </table:table-cell>
          <table:table-cell table:style-name="ce7" table:formula="of:=ROUND([.A$1:.A$1048576];4)*100" office:value-type="float" office:value="66.91" calcext:value-type="float">
            <text:p>66,91</text:p>
          </table:table-cell>
          <table:table-cell table:style-name="ce5" table:formula="of:=RAND()" office:value-type="float" office:value="0.36857685587118" calcext:value-type="float">
            <text:p>0,36857685587118</text:p>
          </table:table-cell>
          <table:table-cell table:style-name="ce7" table:formula="of:=ROUND([.C$1:.C$1048576];4)*100" office:value-type="float" office:value="36.86" calcext:value-type="float">
            <text:p>36,86</text:p>
          </table:table-cell>
          <table:table-cell table:style-name="ce5" table:formula="of:=RAND()" office:value-type="float" office:value="0.73807193679244" calcext:value-type="float">
            <text:p>0,73807193679244</text:p>
          </table:table-cell>
          <table:table-cell table:style-name="ce7" table:formula="of:=ROUND([.E$1:.E$1048576];4)*100" office:value-type="float" office:value="73.81" calcext:value-type="float">
            <text:p>73,81</text:p>
          </table:table-cell>
          <table:table-cell table:style-name="ce5" table:formula="of:=RAND()" office:value-type="float" office:value="0.166496983192339" calcext:value-type="float">
            <text:p>0,166496983192339</text:p>
          </table:table-cell>
          <table:table-cell table:style-name="ce7" table:formula="of:=ROUND([.G$1:.G$1048576];4)*100" office:value-type="float" office:value="16.65" calcext:value-type="float">
            <text:p>16,65</text:p>
          </table:table-cell>
          <table:table-cell table:style-name="ce5" table:formula="of:=RAND()" office:value-type="float" office:value="0.426071761796628" calcext:value-type="float">
            <text:p>0,426071761796628</text:p>
          </table:table-cell>
          <table:table-cell table:style-name="ce7" table:formula="of:=ROUND([.I$1:.I$1048576];4)*100" office:value-type="float" office:value="42.61" calcext:value-type="float">
            <text:p>42,61</text:p>
          </table:table-cell>
          <table:table-cell table:style-name="ce9" table:formula="of:=MEDIAN([.B6];[.D6];[.F6];[.H6];[.J6])" office:value-type="float" office:value="42.61" calcext:value-type="float">
            <text:p>42,61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369196153627421" calcext:value-type="float">
            <text:p>0,369196153627421</text:p>
          </table:table-cell>
          <table:table-cell table:formula="of:=ROUND([.A$1:.A$1048576];4)*100" office:value-type="float" office:value="36.92" calcext:value-type="float">
            <text:p>36,92</text:p>
          </table:table-cell>
          <table:table-cell table:formula="of:=RAND()" office:value-type="float" office:value="0.239016123813152" calcext:value-type="float">
            <text:p>0,239016123813152</text:p>
          </table:table-cell>
          <table:table-cell table:formula="of:=ROUND([.C$1:.C$1048576];4)*100" office:value-type="float" office:value="23.9" calcext:value-type="float">
            <text:p>23,9</text:p>
          </table:table-cell>
          <table:table-cell table:formula="of:=RAND()" office:value-type="float" office:value="0.454698984154377" calcext:value-type="float">
            <text:p>0,454698984154377</text:p>
          </table:table-cell>
          <table:table-cell table:formula="of:=ROUND([.E$1:.E$1048576];4)*100" office:value-type="float" office:value="45.47" calcext:value-type="float">
            <text:p>45,47</text:p>
          </table:table-cell>
          <table:table-cell table:formula="of:=RAND()" office:value-type="float" office:value="0.594504977136584" calcext:value-type="float">
            <text:p>0,594504977136584</text:p>
          </table:table-cell>
          <table:table-cell table:formula="of:=ROUND([.G$1:.G$1048576];4)*100" office:value-type="float" office:value="59.45" calcext:value-type="float">
            <text:p>59,45</text:p>
          </table:table-cell>
          <table:table-cell table:formula="of:=RAND()" office:value-type="float" office:value="0.32711275564854" calcext:value-type="float">
            <text:p>0,32711275564854</text:p>
          </table:table-cell>
          <table:table-cell table:formula="of:=ROUND([.I$1:.I$1048576];4)*100" office:value-type="float" office:value="32.71" calcext:value-type="float">
            <text:p>32,71</text:p>
          </table:table-cell>
          <table:table-cell table:style-name="ce8" table:formula="of:=MEDIAN([.B7];[.D7];[.F7];[.H7];[.J7])" office:value-type="float" office:value="36.92" calcext:value-type="float">
            <text:p>36,92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827926334220055" calcext:value-type="float">
            <text:p>0,827926334220055</text:p>
          </table:table-cell>
          <table:table-cell table:style-name="ce7" table:formula="of:=ROUND([.A$1:.A$1048576];4)*100" office:value-type="float" office:value="82.79" calcext:value-type="float">
            <text:p>82,79</text:p>
          </table:table-cell>
          <table:table-cell table:style-name="ce5" table:formula="of:=RAND()" office:value-type="float" office:value="0.201854934261976" calcext:value-type="float">
            <text:p>0,201854934261976</text:p>
          </table:table-cell>
          <table:table-cell table:style-name="ce7" table:formula="of:=ROUND([.C$1:.C$1048576];4)*100" office:value-type="float" office:value="20.19" calcext:value-type="float">
            <text:p>20,19</text:p>
          </table:table-cell>
          <table:table-cell table:style-name="ce5" table:formula="of:=RAND()" office:value-type="float" office:value="0.917801883977579" calcext:value-type="float">
            <text:p>0,917801883977579</text:p>
          </table:table-cell>
          <table:table-cell table:style-name="ce7" table:formula="of:=ROUND([.E$1:.E$1048576];4)*100" office:value-type="float" office:value="91.78" calcext:value-type="float">
            <text:p>91,78</text:p>
          </table:table-cell>
          <table:table-cell table:style-name="ce5" table:formula="of:=RAND()" office:value-type="float" office:value="0.390005130320182" calcext:value-type="float">
            <text:p>0,390005130320182</text:p>
          </table:table-cell>
          <table:table-cell table:style-name="ce7" table:formula="of:=ROUND([.G$1:.G$1048576];4)*100" office:value-type="float" office:value="39" calcext:value-type="float">
            <text:p>39</text:p>
          </table:table-cell>
          <table:table-cell table:style-name="ce5" table:formula="of:=RAND()" office:value-type="float" office:value="0.0847348738666232" calcext:value-type="float">
            <text:p>0,084734873866623</text:p>
          </table:table-cell>
          <table:table-cell table:style-name="ce7" table:formula="of:=ROUND([.I$1:.I$1048576];4)*100" office:value-type="float" office:value="8.47" calcext:value-type="float">
            <text:p>8,47</text:p>
          </table:table-cell>
          <table:table-cell table:style-name="ce9" table:formula="of:=MEDIAN([.B8];[.D8];[.F8];[.H8];[.J8])" office:value-type="float" office:value="39" calcext:value-type="float">
            <text:p>39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849627968113309" calcext:value-type="float">
            <text:p>0,849627968113309</text:p>
          </table:table-cell>
          <table:table-cell table:formula="of:=ROUND([.A$1:.A$1048576];4)*100" office:value-type="float" office:value="84.96" calcext:value-type="float">
            <text:p>84,96</text:p>
          </table:table-cell>
          <table:table-cell table:formula="of:=RAND()" office:value-type="float" office:value="0.346998227641606" calcext:value-type="float">
            <text:p>0,346998227641606</text:p>
          </table:table-cell>
          <table:table-cell table:formula="of:=ROUND([.C$1:.C$1048576];4)*100" office:value-type="float" office:value="34.7" calcext:value-type="float">
            <text:p>34,7</text:p>
          </table:table-cell>
          <table:table-cell table:formula="of:=RAND()" office:value-type="float" office:value="0.12679746738039" calcext:value-type="float">
            <text:p>0,12679746738039</text:p>
          </table:table-cell>
          <table:table-cell table:formula="of:=ROUND([.E$1:.E$1048576];4)*100" office:value-type="float" office:value="12.68" calcext:value-type="float">
            <text:p>12,68</text:p>
          </table:table-cell>
          <table:table-cell table:formula="of:=RAND()" office:value-type="float" office:value="0.89626560261322" calcext:value-type="float">
            <text:p>0,89626560261322</text:p>
          </table:table-cell>
          <table:table-cell table:formula="of:=ROUND([.G$1:.G$1048576];4)*100" office:value-type="float" office:value="89.63" calcext:value-type="float">
            <text:p>89,63</text:p>
          </table:table-cell>
          <table:table-cell table:formula="of:=RAND()" office:value-type="float" office:value="0.330583193366356" calcext:value-type="float">
            <text:p>0,330583193366356</text:p>
          </table:table-cell>
          <table:table-cell table:formula="of:=ROUND([.I$1:.I$1048576];4)*100" office:value-type="float" office:value="33.06" calcext:value-type="float">
            <text:p>33,06</text:p>
          </table:table-cell>
          <table:table-cell table:style-name="ce8" table:formula="of:=MEDIAN([.B9];[.D9];[.F9];[.H9];[.J9])" office:value-type="float" office:value="34.7" calcext:value-type="float">
            <text:p>34,7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131156237273744" calcext:value-type="float">
            <text:p>0,131156237273744</text:p>
          </table:table-cell>
          <table:table-cell table:style-name="ce7" table:formula="of:=ROUND([.A$1:.A$1048576];4)*100" office:value-type="float" office:value="13.12" calcext:value-type="float">
            <text:p>13,12</text:p>
          </table:table-cell>
          <table:table-cell table:style-name="ce5" table:formula="of:=RAND()" office:value-type="float" office:value="0.606759043466451" calcext:value-type="float">
            <text:p>0,606759043466451</text:p>
          </table:table-cell>
          <table:table-cell table:style-name="ce7" table:formula="of:=ROUND([.C$1:.C$1048576];4)*100" office:value-type="float" office:value="60.68" calcext:value-type="float">
            <text:p>60,68</text:p>
          </table:table-cell>
          <table:table-cell table:style-name="ce5" table:formula="of:=RAND()" office:value-type="float" office:value="0.109761416737158" calcext:value-type="float">
            <text:p>0,109761416737158</text:p>
          </table:table-cell>
          <table:table-cell table:style-name="ce7" table:formula="of:=ROUND([.E$1:.E$1048576];4)*100" office:value-type="float" office:value="10.98" calcext:value-type="float">
            <text:p>10,98</text:p>
          </table:table-cell>
          <table:table-cell table:style-name="ce5" table:formula="of:=RAND()" office:value-type="float" office:value="0.45442125398729" calcext:value-type="float">
            <text:p>0,45442125398729</text:p>
          </table:table-cell>
          <table:table-cell table:style-name="ce7" table:formula="of:=ROUND([.G$1:.G$1048576];4)*100" office:value-type="float" office:value="45.44" calcext:value-type="float">
            <text:p>45,44</text:p>
          </table:table-cell>
          <table:table-cell table:style-name="ce5" table:formula="of:=RAND()" office:value-type="float" office:value="0.00660868166411775" calcext:value-type="float">
            <text:p>0,006608681664118</text:p>
          </table:table-cell>
          <table:table-cell table:style-name="ce7" table:formula="of:=ROUND([.I$1:.I$1048576];4)*100" office:value-type="float" office:value="0.66" calcext:value-type="float">
            <text:p>0,66</text:p>
          </table:table-cell>
          <table:table-cell table:style-name="ce9" table:formula="of:=MEDIAN([.B10];[.D10];[.F10];[.H10];[.J10])" office:value-type="float" office:value="13.12" calcext:value-type="float">
            <text:p>13,12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892046824866069" calcext:value-type="float">
            <text:p>0,892046824866069</text:p>
          </table:table-cell>
          <table:table-cell table:formula="of:=ROUND([.A$1:.A$1048576];4)*100" office:value-type="float" office:value="89.2" calcext:value-type="float">
            <text:p>89,2</text:p>
          </table:table-cell>
          <table:table-cell table:formula="of:=RAND()" office:value-type="float" office:value="0.700476243719359" calcext:value-type="float">
            <text:p>0,700476243719359</text:p>
          </table:table-cell>
          <table:table-cell table:formula="of:=ROUND([.C$1:.C$1048576];4)*100" office:value-type="float" office:value="70.05" calcext:value-type="float">
            <text:p>70,05</text:p>
          </table:table-cell>
          <table:table-cell table:formula="of:=RAND()" office:value-type="float" office:value="0.242813986022932" calcext:value-type="float">
            <text:p>0,242813986022932</text:p>
          </table:table-cell>
          <table:table-cell table:formula="of:=ROUND([.E$1:.E$1048576];4)*100" office:value-type="float" office:value="24.28" calcext:value-type="float">
            <text:p>24,28</text:p>
          </table:table-cell>
          <table:table-cell table:formula="of:=RAND()" office:value-type="float" office:value="0.729198248219964" calcext:value-type="float">
            <text:p>0,729198248219964</text:p>
          </table:table-cell>
          <table:table-cell table:formula="of:=ROUND([.G$1:.G$1048576];4)*100" office:value-type="float" office:value="72.92" calcext:value-type="float">
            <text:p>72,92</text:p>
          </table:table-cell>
          <table:table-cell table:formula="of:=RAND()" office:value-type="float" office:value="0.0347210532775996" calcext:value-type="float">
            <text:p>0,0347210532776</text:p>
          </table:table-cell>
          <table:table-cell table:formula="of:=ROUND([.I$1:.I$1048576];4)*100" office:value-type="float" office:value="3.47" calcext:value-type="float">
            <text:p>3,47</text:p>
          </table:table-cell>
          <table:table-cell table:style-name="ce8" table:formula="of:=MEDIAN([.B11];[.D11];[.F11];[.H11];[.J11])" office:value-type="float" office:value="70.05" calcext:value-type="float">
            <text:p>70,05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846234093599085" calcext:value-type="float">
            <text:p>0,846234093599085</text:p>
          </table:table-cell>
          <table:table-cell table:style-name="ce7" table:formula="of:=ROUND([.A$1:.A$1048576];4)*100" office:value-type="float" office:value="84.62" calcext:value-type="float">
            <text:p>84,62</text:p>
          </table:table-cell>
          <table:table-cell table:style-name="ce5" table:formula="of:=RAND()" office:value-type="float" office:value="0.759094492067141" calcext:value-type="float">
            <text:p>0,759094492067141</text:p>
          </table:table-cell>
          <table:table-cell table:style-name="ce7" table:formula="of:=ROUND([.C$1:.C$1048576];4)*100" office:value-type="float" office:value="75.91" calcext:value-type="float">
            <text:p>75,91</text:p>
          </table:table-cell>
          <table:table-cell table:style-name="ce5" table:formula="of:=RAND()" office:value-type="float" office:value="0.729362683332636" calcext:value-type="float">
            <text:p>0,729362683332636</text:p>
          </table:table-cell>
          <table:table-cell table:style-name="ce7" table:formula="of:=ROUND([.E$1:.E$1048576];4)*100" office:value-type="float" office:value="72.94" calcext:value-type="float">
            <text:p>72,94</text:p>
          </table:table-cell>
          <table:table-cell table:style-name="ce5" table:formula="of:=RAND()" office:value-type="float" office:value="0.816222133711609" calcext:value-type="float">
            <text:p>0,816222133711609</text:p>
          </table:table-cell>
          <table:table-cell table:style-name="ce7" table:formula="of:=ROUND([.G$1:.G$1048576];4)*100" office:value-type="float" office:value="81.62" calcext:value-type="float">
            <text:p>81,62</text:p>
          </table:table-cell>
          <table:table-cell table:style-name="ce5" table:formula="of:=RAND()" office:value-type="float" office:value="0.400643733445525" calcext:value-type="float">
            <text:p>0,400643733445525</text:p>
          </table:table-cell>
          <table:table-cell table:style-name="ce7" table:formula="of:=ROUND([.I$1:.I$1048576];4)*100" office:value-type="float" office:value="40.06" calcext:value-type="float">
            <text:p>40,06</text:p>
          </table:table-cell>
          <table:table-cell table:style-name="ce9" table:formula="of:=MEDIAN([.B12];[.D12];[.F12];[.H12];[.J12])" office:value-type="float" office:value="75.91" calcext:value-type="float">
            <text:p>75,91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412416111482599" calcext:value-type="float">
            <text:p>0,412416111482599</text:p>
          </table:table-cell>
          <table:table-cell table:formula="of:=ROUND([.A$1:.A$1048576];4)*100" office:value-type="float" office:value="41.24" calcext:value-type="float">
            <text:p>41,24</text:p>
          </table:table-cell>
          <table:table-cell table:formula="of:=RAND()" office:value-type="float" office:value="0.622612963822874" calcext:value-type="float">
            <text:p>0,622612963822874</text:p>
          </table:table-cell>
          <table:table-cell table:formula="of:=ROUND([.C$1:.C$1048576];4)*100" office:value-type="float" office:value="62.26" calcext:value-type="float">
            <text:p>62,26</text:p>
          </table:table-cell>
          <table:table-cell table:formula="of:=RAND()" office:value-type="float" office:value="0.477608067997382" calcext:value-type="float">
            <text:p>0,477608067997382</text:p>
          </table:table-cell>
          <table:table-cell table:formula="of:=ROUND([.E$1:.E$1048576];4)*100" office:value-type="float" office:value="47.76" calcext:value-type="float">
            <text:p>47,76</text:p>
          </table:table-cell>
          <table:table-cell table:formula="of:=RAND()" office:value-type="float" office:value="0.38889080425494" calcext:value-type="float">
            <text:p>0,38889080425494</text:p>
          </table:table-cell>
          <table:table-cell table:formula="of:=ROUND([.G$1:.G$1048576];4)*100" office:value-type="float" office:value="38.89" calcext:value-type="float">
            <text:p>38,89</text:p>
          </table:table-cell>
          <table:table-cell table:formula="of:=RAND()" office:value-type="float" office:value="0.825677910210476" calcext:value-type="float">
            <text:p>0,825677910210476</text:p>
          </table:table-cell>
          <table:table-cell table:formula="of:=ROUND([.I$1:.I$1048576];4)*100" office:value-type="float" office:value="82.57" calcext:value-type="float">
            <text:p>82,57</text:p>
          </table:table-cell>
          <table:table-cell table:style-name="ce8" table:formula="of:=MEDIAN([.B13];[.D13];[.F13];[.H13];[.J13])" office:value-type="float" office:value="47.76" calcext:value-type="float">
            <text:p>47,76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877935166514763" calcext:value-type="float">
            <text:p>0,877935166514763</text:p>
          </table:table-cell>
          <table:table-cell table:style-name="ce7" table:formula="of:=ROUND([.A$1:.A$1048576];4)*100" office:value-type="float" office:value="87.79" calcext:value-type="float">
            <text:p>87,79</text:p>
          </table:table-cell>
          <table:table-cell table:style-name="ce5" table:formula="of:=RAND()" office:value-type="float" office:value="0.721267033422953" calcext:value-type="float">
            <text:p>0,721267033422953</text:p>
          </table:table-cell>
          <table:table-cell table:style-name="ce7" table:formula="of:=ROUND([.C$1:.C$1048576];4)*100" office:value-type="float" office:value="72.13" calcext:value-type="float">
            <text:p>72,13</text:p>
          </table:table-cell>
          <table:table-cell table:style-name="ce5" table:formula="of:=RAND()" office:value-type="float" office:value="0.356751550674638" calcext:value-type="float">
            <text:p>0,356751550674638</text:p>
          </table:table-cell>
          <table:table-cell table:style-name="ce7" table:formula="of:=ROUND([.E$1:.E$1048576];4)*100" office:value-type="float" office:value="35.68" calcext:value-type="float">
            <text:p>35,68</text:p>
          </table:table-cell>
          <table:table-cell table:style-name="ce5" table:formula="of:=RAND()" office:value-type="float" office:value="0.628017785725181" calcext:value-type="float">
            <text:p>0,628017785725181</text:p>
          </table:table-cell>
          <table:table-cell table:style-name="ce7" table:formula="of:=ROUND([.G$1:.G$1048576];4)*100" office:value-type="float" office:value="62.8" calcext:value-type="float">
            <text:p>62,8</text:p>
          </table:table-cell>
          <table:table-cell table:style-name="ce5" table:formula="of:=RAND()" office:value-type="float" office:value="0.758576009526252" calcext:value-type="float">
            <text:p>0,758576009526252</text:p>
          </table:table-cell>
          <table:table-cell table:style-name="ce7" table:formula="of:=ROUND([.I$1:.I$1048576];4)*100" office:value-type="float" office:value="75.86" calcext:value-type="float">
            <text:p>75,86</text:p>
          </table:table-cell>
          <table:table-cell table:style-name="ce9" table:formula="of:=MEDIAN([.B14];[.D14];[.F14];[.H14];[.J14])" office:value-type="float" office:value="72.13" calcext:value-type="float">
            <text:p>72,13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855634335417045" calcext:value-type="float">
            <text:p>0,855634335417045</text:p>
          </table:table-cell>
          <table:table-cell table:formula="of:=ROUND([.A$1:.A$1048576];4)*100" office:value-type="float" office:value="85.56" calcext:value-type="float">
            <text:p>85,56</text:p>
          </table:table-cell>
          <table:table-cell table:formula="of:=RAND()" office:value-type="float" office:value="0.301229013473949" calcext:value-type="float">
            <text:p>0,301229013473949</text:p>
          </table:table-cell>
          <table:table-cell table:formula="of:=ROUND([.C$1:.C$1048576];4)*100" office:value-type="float" office:value="30.12" calcext:value-type="float">
            <text:p>30,12</text:p>
          </table:table-cell>
          <table:table-cell table:formula="of:=RAND()" office:value-type="float" office:value="0.489954506891929" calcext:value-type="float">
            <text:p>0,489954506891929</text:p>
          </table:table-cell>
          <table:table-cell table:formula="of:=ROUND([.E$1:.E$1048576];4)*100" office:value-type="float" office:value="49" calcext:value-type="float">
            <text:p>49</text:p>
          </table:table-cell>
          <table:table-cell table:formula="of:=RAND()" office:value-type="float" office:value="0.96698201843644" calcext:value-type="float">
            <text:p>0,96698201843644</text:p>
          </table:table-cell>
          <table:table-cell table:formula="of:=ROUND([.G$1:.G$1048576];4)*100" office:value-type="float" office:value="96.7" calcext:value-type="float">
            <text:p>96,7</text:p>
          </table:table-cell>
          <table:table-cell table:formula="of:=RAND()" office:value-type="float" office:value="0.93581984140927" calcext:value-type="float">
            <text:p>0,93581984140927</text:p>
          </table:table-cell>
          <table:table-cell table:formula="of:=ROUND([.I$1:.I$1048576];4)*100" office:value-type="float" office:value="93.58" calcext:value-type="float">
            <text:p>93,58</text:p>
          </table:table-cell>
          <table:table-cell table:style-name="ce8" table:formula="of:=MEDIAN([.B15];[.D15];[.F15];[.H15];[.J15])" office:value-type="float" office:value="85.56" calcext:value-type="float">
            <text:p>85,56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99623001625729" calcext:value-type="float">
            <text:p>0,99623001625729</text:p>
          </table:table-cell>
          <table:table-cell table:style-name="ce7" table:formula="of:=ROUND([.A$1:.A$1048576];4)*100" office:value-type="float" office:value="99.62" calcext:value-type="float">
            <text:p>99,62</text:p>
          </table:table-cell>
          <table:table-cell table:style-name="ce5" table:formula="of:=RAND()" office:value-type="float" office:value="0.883865540953092" calcext:value-type="float">
            <text:p>0,883865540953092</text:p>
          </table:table-cell>
          <table:table-cell table:style-name="ce7" table:formula="of:=ROUND([.C$1:.C$1048576];4)*100" office:value-type="float" office:value="88.39" calcext:value-type="float">
            <text:p>88,39</text:p>
          </table:table-cell>
          <table:table-cell table:style-name="ce5" table:formula="of:=RAND()" office:value-type="float" office:value="0.331795135679464" calcext:value-type="float">
            <text:p>0,331795135679464</text:p>
          </table:table-cell>
          <table:table-cell table:style-name="ce7" table:formula="of:=ROUND([.E$1:.E$1048576];4)*100" office:value-type="float" office:value="33.18" calcext:value-type="float">
            <text:p>33,18</text:p>
          </table:table-cell>
          <table:table-cell table:style-name="ce5" table:formula="of:=RAND()" office:value-type="float" office:value="0.593190077944053" calcext:value-type="float">
            <text:p>0,593190077944053</text:p>
          </table:table-cell>
          <table:table-cell table:style-name="ce7" table:formula="of:=ROUND([.G$1:.G$1048576];4)*100" office:value-type="float" office:value="59.32" calcext:value-type="float">
            <text:p>59,32</text:p>
          </table:table-cell>
          <table:table-cell table:style-name="ce5" table:formula="of:=RAND()" office:value-type="float" office:value="0.591082711531419" calcext:value-type="float">
            <text:p>0,591082711531419</text:p>
          </table:table-cell>
          <table:table-cell table:style-name="ce7" table:formula="of:=ROUND([.I$1:.I$1048576];4)*100" office:value-type="float" office:value="59.11" calcext:value-type="float">
            <text:p>59,11</text:p>
          </table:table-cell>
          <table:table-cell table:style-name="ce9" table:formula="of:=MEDIAN([.B16];[.D16];[.F16];[.H16];[.J16])" office:value-type="float" office:value="59.32" calcext:value-type="float">
            <text:p>59,32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593412572543143" calcext:value-type="float">
            <text:p>0,593412572543143</text:p>
          </table:table-cell>
          <table:table-cell table:formula="of:=ROUND([.A$1:.A$1048576];4)*100" office:value-type="float" office:value="59.34" calcext:value-type="float">
            <text:p>59,34</text:p>
          </table:table-cell>
          <table:table-cell table:formula="of:=RAND()" office:value-type="float" office:value="0.0230729497384913" calcext:value-type="float">
            <text:p>0,023072949738491</text:p>
          </table:table-cell>
          <table:table-cell table:formula="of:=ROUND([.C$1:.C$1048576];4)*100" office:value-type="float" office:value="2.31" calcext:value-type="float">
            <text:p>2,31</text:p>
          </table:table-cell>
          <table:table-cell table:formula="of:=RAND()" office:value-type="float" office:value="0.760986862931373" calcext:value-type="float">
            <text:p>0,760986862931373</text:p>
          </table:table-cell>
          <table:table-cell table:formula="of:=ROUND([.E$1:.E$1048576];4)*100" office:value-type="float" office:value="76.1" calcext:value-type="float">
            <text:p>76,1</text:p>
          </table:table-cell>
          <table:table-cell table:formula="of:=RAND()" office:value-type="float" office:value="0.808846777195087" calcext:value-type="float">
            <text:p>0,808846777195087</text:p>
          </table:table-cell>
          <table:table-cell table:formula="of:=ROUND([.G$1:.G$1048576];4)*100" office:value-type="float" office:value="80.88" calcext:value-type="float">
            <text:p>80,88</text:p>
          </table:table-cell>
          <table:table-cell table:formula="of:=RAND()" office:value-type="float" office:value="0.770817614031016" calcext:value-type="float">
            <text:p>0,770817614031016</text:p>
          </table:table-cell>
          <table:table-cell table:formula="of:=ROUND([.I$1:.I$1048576];4)*100" office:value-type="float" office:value="77.08" calcext:value-type="float">
            <text:p>77,08</text:p>
          </table:table-cell>
          <table:table-cell table:style-name="ce8" table:formula="of:=MEDIAN([.B17];[.D17];[.F17];[.H17];[.J17])" office:value-type="float" office:value="76.1" calcext:value-type="float">
            <text:p>76,1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833269227009751" calcext:value-type="float">
            <text:p>0,833269227009751</text:p>
          </table:table-cell>
          <table:table-cell table:style-name="ce7" table:formula="of:=ROUND([.A$1:.A$1048576];4)*100" office:value-type="float" office:value="83.33" calcext:value-type="float">
            <text:p>83,33</text:p>
          </table:table-cell>
          <table:table-cell table:style-name="ce5" table:formula="of:=RAND()" office:value-type="float" office:value="0.215032755578196" calcext:value-type="float">
            <text:p>0,215032755578196</text:p>
          </table:table-cell>
          <table:table-cell table:style-name="ce7" table:formula="of:=ROUND([.C$1:.C$1048576];4)*100" office:value-type="float" office:value="21.5" calcext:value-type="float">
            <text:p>21,5</text:p>
          </table:table-cell>
          <table:table-cell table:style-name="ce5" table:formula="of:=RAND()" office:value-type="float" office:value="0.0987373373345953" calcext:value-type="float">
            <text:p>0,098737337334595</text:p>
          </table:table-cell>
          <table:table-cell table:style-name="ce7" table:formula="of:=ROUND([.E$1:.E$1048576];4)*100" office:value-type="float" office:value="9.87" calcext:value-type="float">
            <text:p>9,87</text:p>
          </table:table-cell>
          <table:table-cell table:style-name="ce5" table:formula="of:=RAND()" office:value-type="float" office:value="0.405155582837734" calcext:value-type="float">
            <text:p>0,405155582837734</text:p>
          </table:table-cell>
          <table:table-cell table:style-name="ce7" table:formula="of:=ROUND([.G$1:.G$1048576];4)*100" office:value-type="float" office:value="40.52" calcext:value-type="float">
            <text:p>40,52</text:p>
          </table:table-cell>
          <table:table-cell table:style-name="ce5" table:formula="of:=RAND()" office:value-type="float" office:value="0.896798087350756" calcext:value-type="float">
            <text:p>0,896798087350756</text:p>
          </table:table-cell>
          <table:table-cell table:style-name="ce7" table:formula="of:=ROUND([.I$1:.I$1048576];4)*100" office:value-type="float" office:value="89.68" calcext:value-type="float">
            <text:p>89,68</text:p>
          </table:table-cell>
          <table:table-cell table:style-name="ce9" table:formula="of:=MEDIAN([.B18];[.D18];[.F18];[.H18];[.J18])" office:value-type="float" office:value="40.52" calcext:value-type="float">
            <text:p>40,52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465347019604271" calcext:value-type="float">
            <text:p>0,465347019604271</text:p>
          </table:table-cell>
          <table:table-cell table:formula="of:=ROUND([.A$1:.A$1048576];4)*100" office:value-type="float" office:value="46.53" calcext:value-type="float">
            <text:p>46,53</text:p>
          </table:table-cell>
          <table:table-cell table:formula="of:=RAND()" office:value-type="float" office:value="0.104395407012169" calcext:value-type="float">
            <text:p>0,104395407012169</text:p>
          </table:table-cell>
          <table:table-cell table:formula="of:=ROUND([.C$1:.C$1048576];4)*100" office:value-type="float" office:value="10.44" calcext:value-type="float">
            <text:p>10,44</text:p>
          </table:table-cell>
          <table:table-cell table:formula="of:=RAND()" office:value-type="float" office:value="0.846986337270413" calcext:value-type="float">
            <text:p>0,846986337270413</text:p>
          </table:table-cell>
          <table:table-cell table:formula="of:=ROUND([.E$1:.E$1048576];4)*100" office:value-type="float" office:value="84.7" calcext:value-type="float">
            <text:p>84,7</text:p>
          </table:table-cell>
          <table:table-cell table:formula="of:=RAND()" office:value-type="float" office:value="0.820565094885914" calcext:value-type="float">
            <text:p>0,820565094885914</text:p>
          </table:table-cell>
          <table:table-cell table:formula="of:=ROUND([.G$1:.G$1048576];4)*100" office:value-type="float" office:value="82.06" calcext:value-type="float">
            <text:p>82,06</text:p>
          </table:table-cell>
          <table:table-cell table:formula="of:=RAND()" office:value-type="float" office:value="0.506629690419296" calcext:value-type="float">
            <text:p>0,506629690419296</text:p>
          </table:table-cell>
          <table:table-cell table:formula="of:=ROUND([.I$1:.I$1048576];4)*100" office:value-type="float" office:value="50.66" calcext:value-type="float">
            <text:p>50,66</text:p>
          </table:table-cell>
          <table:table-cell table:style-name="ce8" table:formula="of:=MEDIAN([.B19];[.D19];[.F19];[.H19];[.J19])" office:value-type="float" office:value="50.66" calcext:value-type="float">
            <text:p>50,66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39575729736755" calcext:value-type="float">
            <text:p>0,39575729736755</text:p>
          </table:table-cell>
          <table:table-cell table:style-name="ce7" table:formula="of:=ROUND([.A$1:.A$1048576];4)*100" office:value-type="float" office:value="39.58" calcext:value-type="float">
            <text:p>39,58</text:p>
          </table:table-cell>
          <table:table-cell table:style-name="ce5" table:formula="of:=RAND()" office:value-type="float" office:value="0.00605061268451902" calcext:value-type="float">
            <text:p>0,006050612684519</text:p>
          </table:table-cell>
          <table:table-cell table:style-name="ce7" table:formula="of:=ROUND([.C$1:.C$1048576];4)*100" office:value-type="float" office:value="0.61" calcext:value-type="float">
            <text:p>0,61</text:p>
          </table:table-cell>
          <table:table-cell table:style-name="ce5" table:formula="of:=RAND()" office:value-type="float" office:value="0.416398151153685" calcext:value-type="float">
            <text:p>0,416398151153685</text:p>
          </table:table-cell>
          <table:table-cell table:style-name="ce7" table:formula="of:=ROUND([.E$1:.E$1048576];4)*100" office:value-type="float" office:value="41.64" calcext:value-type="float">
            <text:p>41,64</text:p>
          </table:table-cell>
          <table:table-cell table:style-name="ce5" table:formula="of:=RAND()" office:value-type="float" office:value="0.301175446059363" calcext:value-type="float">
            <text:p>0,301175446059363</text:p>
          </table:table-cell>
          <table:table-cell table:style-name="ce7" table:formula="of:=ROUND([.G$1:.G$1048576];4)*100" office:value-type="float" office:value="30.12" calcext:value-type="float">
            <text:p>30,12</text:p>
          </table:table-cell>
          <table:table-cell table:style-name="ce5" table:formula="of:=RAND()" office:value-type="float" office:value="0.8864330526986" calcext:value-type="float">
            <text:p>0,8864330526986</text:p>
          </table:table-cell>
          <table:table-cell table:style-name="ce7" table:formula="of:=ROUND([.I$1:.I$1048576];4)*100" office:value-type="float" office:value="88.64" calcext:value-type="float">
            <text:p>88,64</text:p>
          </table:table-cell>
          <table:table-cell table:style-name="ce9" table:formula="of:=MEDIAN([.B20];[.D20];[.F20];[.H20];[.J20])" office:value-type="float" office:value="39.58" calcext:value-type="float">
            <text:p>39,58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484621677517228" calcext:value-type="float">
            <text:p>0,484621677517228</text:p>
          </table:table-cell>
          <table:table-cell table:formula="of:=ROUND([.A$1:.A$1048576];4)*100" office:value-type="float" office:value="48.46" calcext:value-type="float">
            <text:p>48,46</text:p>
          </table:table-cell>
          <table:table-cell table:formula="of:=RAND()" office:value-type="float" office:value="0.887949922786804" calcext:value-type="float">
            <text:p>0,887949922786804</text:p>
          </table:table-cell>
          <table:table-cell table:formula="of:=ROUND([.C$1:.C$1048576];4)*100" office:value-type="float" office:value="88.79" calcext:value-type="float">
            <text:p>88,79</text:p>
          </table:table-cell>
          <table:table-cell table:formula="of:=RAND()" office:value-type="float" office:value="0.85953575620488" calcext:value-type="float">
            <text:p>0,85953575620488</text:p>
          </table:table-cell>
          <table:table-cell table:formula="of:=ROUND([.E$1:.E$1048576];4)*100" office:value-type="float" office:value="85.95" calcext:value-type="float">
            <text:p>85,95</text:p>
          </table:table-cell>
          <table:table-cell table:formula="of:=RAND()" office:value-type="float" office:value="0.0609427359070057" calcext:value-type="float">
            <text:p>0,060942735907006</text:p>
          </table:table-cell>
          <table:table-cell table:formula="of:=ROUND([.G$1:.G$1048576];4)*100" office:value-type="float" office:value="6.09" calcext:value-type="float">
            <text:p>6,09</text:p>
          </table:table-cell>
          <table:table-cell table:formula="of:=RAND()" office:value-type="float" office:value="0.761622260448118" calcext:value-type="float">
            <text:p>0,761622260448118</text:p>
          </table:table-cell>
          <table:table-cell table:formula="of:=ROUND([.I$1:.I$1048576];4)*100" office:value-type="float" office:value="76.16" calcext:value-type="float">
            <text:p>76,16</text:p>
          </table:table-cell>
          <table:table-cell table:style-name="ce8" table:formula="of:=MEDIAN([.B21];[.D21];[.F21];[.H21];[.J21])" office:value-type="float" office:value="76.16" calcext:value-type="float">
            <text:p>76,16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877022078430208" calcext:value-type="float">
            <text:p>0,877022078430208</text:p>
          </table:table-cell>
          <table:table-cell table:style-name="ce7" table:formula="of:=ROUND([.A$1:.A$1048576];4)*100" office:value-type="float" office:value="87.7" calcext:value-type="float">
            <text:p>87,7</text:p>
          </table:table-cell>
          <table:table-cell table:style-name="ce5" table:formula="of:=RAND()" office:value-type="float" office:value="0.228204407148056" calcext:value-type="float">
            <text:p>0,228204407148056</text:p>
          </table:table-cell>
          <table:table-cell table:style-name="ce7" table:formula="of:=ROUND([.C$1:.C$1048576];4)*100" office:value-type="float" office:value="22.82" calcext:value-type="float">
            <text:p>22,82</text:p>
          </table:table-cell>
          <table:table-cell table:style-name="ce5" table:formula="of:=RAND()" office:value-type="float" office:value="0.503337963565507" calcext:value-type="float">
            <text:p>0,503337963565507</text:p>
          </table:table-cell>
          <table:table-cell table:style-name="ce7" table:formula="of:=ROUND([.E$1:.E$1048576];4)*100" office:value-type="float" office:value="50.33" calcext:value-type="float">
            <text:p>50,33</text:p>
          </table:table-cell>
          <table:table-cell table:style-name="ce5" table:formula="of:=RAND()" office:value-type="float" office:value="0.63646193167664" calcext:value-type="float">
            <text:p>0,63646193167664</text:p>
          </table:table-cell>
          <table:table-cell table:style-name="ce7" table:formula="of:=ROUND([.G$1:.G$1048576];4)*100" office:value-type="float" office:value="63.65" calcext:value-type="float">
            <text:p>63,65</text:p>
          </table:table-cell>
          <table:table-cell table:style-name="ce5" table:formula="of:=RAND()" office:value-type="float" office:value="0.125857795135163" calcext:value-type="float">
            <text:p>0,125857795135163</text:p>
          </table:table-cell>
          <table:table-cell table:style-name="ce7" table:formula="of:=ROUND([.I$1:.I$1048576];4)*100" office:value-type="float" office:value="12.59" calcext:value-type="float">
            <text:p>12,59</text:p>
          </table:table-cell>
          <table:table-cell table:style-name="ce9" table:formula="of:=MEDIAN([.B22];[.D22];[.F22];[.H22];[.J22])" office:value-type="float" office:value="50.33" calcext:value-type="float">
            <text:p>50,33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520640881117591" calcext:value-type="float">
            <text:p>0,520640881117591</text:p>
          </table:table-cell>
          <table:table-cell table:formula="of:=ROUND([.A$1:.A$1048576];4)*100" office:value-type="float" office:value="52.06" calcext:value-type="float">
            <text:p>52,06</text:p>
          </table:table-cell>
          <table:table-cell table:formula="of:=RAND()" office:value-type="float" office:value="0.270842767395176" calcext:value-type="float">
            <text:p>0,270842767395176</text:p>
          </table:table-cell>
          <table:table-cell table:formula="of:=ROUND([.C$1:.C$1048576];4)*100" office:value-type="float" office:value="27.08" calcext:value-type="float">
            <text:p>27,08</text:p>
          </table:table-cell>
          <table:table-cell table:formula="of:=RAND()" office:value-type="float" office:value="0.762274636578051" calcext:value-type="float">
            <text:p>0,762274636578051</text:p>
          </table:table-cell>
          <table:table-cell table:formula="of:=ROUND([.E$1:.E$1048576];4)*100" office:value-type="float" office:value="76.23" calcext:value-type="float">
            <text:p>76,23</text:p>
          </table:table-cell>
          <table:table-cell table:formula="of:=RAND()" office:value-type="float" office:value="0.114209212561517" calcext:value-type="float">
            <text:p>0,114209212561517</text:p>
          </table:table-cell>
          <table:table-cell table:formula="of:=ROUND([.G$1:.G$1048576];4)*100" office:value-type="float" office:value="11.42" calcext:value-type="float">
            <text:p>11,42</text:p>
          </table:table-cell>
          <table:table-cell table:formula="of:=RAND()" office:value-type="float" office:value="0.618177119502102" calcext:value-type="float">
            <text:p>0,618177119502102</text:p>
          </table:table-cell>
          <table:table-cell table:formula="of:=ROUND([.I$1:.I$1048576];4)*100" office:value-type="float" office:value="61.82" calcext:value-type="float">
            <text:p>61,82</text:p>
          </table:table-cell>
          <table:table-cell table:style-name="ce8" table:formula="of:=MEDIAN([.B23];[.D23];[.F23];[.H23];[.J23])" office:value-type="float" office:value="52.06" calcext:value-type="float">
            <text:p>52,06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378086989966346" calcext:value-type="float">
            <text:p>0,378086989966346</text:p>
          </table:table-cell>
          <table:table-cell table:style-name="ce7" table:formula="of:=ROUND([.A$1:.A$1048576];4)*100" office:value-type="float" office:value="37.81" calcext:value-type="float">
            <text:p>37,81</text:p>
          </table:table-cell>
          <table:table-cell table:style-name="ce5" table:formula="of:=RAND()" office:value-type="float" office:value="0.464749318210251" calcext:value-type="float">
            <text:p>0,464749318210251</text:p>
          </table:table-cell>
          <table:table-cell table:style-name="ce7" table:formula="of:=ROUND([.C$1:.C$1048576];4)*100" office:value-type="float" office:value="46.47" calcext:value-type="float">
            <text:p>46,47</text:p>
          </table:table-cell>
          <table:table-cell table:style-name="ce5" table:formula="of:=RAND()" office:value-type="float" office:value="0.633168648794792" calcext:value-type="float">
            <text:p>0,633168648794792</text:p>
          </table:table-cell>
          <table:table-cell table:style-name="ce7" table:formula="of:=ROUND([.E$1:.E$1048576];4)*100" office:value-type="float" office:value="63.32" calcext:value-type="float">
            <text:p>63,32</text:p>
          </table:table-cell>
          <table:table-cell table:style-name="ce5" table:formula="of:=RAND()" office:value-type="float" office:value="0.447896578580235" calcext:value-type="float">
            <text:p>0,447896578580235</text:p>
          </table:table-cell>
          <table:table-cell table:style-name="ce7" table:formula="of:=ROUND([.G$1:.G$1048576];4)*100" office:value-type="float" office:value="44.79" calcext:value-type="float">
            <text:p>44,79</text:p>
          </table:table-cell>
          <table:table-cell table:style-name="ce5" table:formula="of:=RAND()" office:value-type="float" office:value="0.666195841876017" calcext:value-type="float">
            <text:p>0,666195841876017</text:p>
          </table:table-cell>
          <table:table-cell table:style-name="ce7" table:formula="of:=ROUND([.I$1:.I$1048576];4)*100" office:value-type="float" office:value="66.62" calcext:value-type="float">
            <text:p>66,62</text:p>
          </table:table-cell>
          <table:table-cell table:style-name="ce9" table:formula="of:=MEDIAN([.B24];[.D24];[.F24];[.H24];[.J24])" office:value-type="float" office:value="46.47" calcext:value-type="float">
            <text:p>46,47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717165013531503" calcext:value-type="float">
            <text:p>0,717165013531503</text:p>
          </table:table-cell>
          <table:table-cell table:formula="of:=ROUND([.A$1:.A$1048576];4)*100" office:value-type="float" office:value="71.72" calcext:value-type="float">
            <text:p>71,72</text:p>
          </table:table-cell>
          <table:table-cell table:formula="of:=RAND()" office:value-type="float" office:value="0.306636095311345" calcext:value-type="float">
            <text:p>0,306636095311345</text:p>
          </table:table-cell>
          <table:table-cell table:formula="of:=ROUND([.C$1:.C$1048576];4)*100" office:value-type="float" office:value="30.66" calcext:value-type="float">
            <text:p>30,66</text:p>
          </table:table-cell>
          <table:table-cell table:formula="of:=RAND()" office:value-type="float" office:value="0.0835726727632452" calcext:value-type="float">
            <text:p>0,083572672763245</text:p>
          </table:table-cell>
          <table:table-cell table:formula="of:=ROUND([.E$1:.E$1048576];4)*100" office:value-type="float" office:value="8.36" calcext:value-type="float">
            <text:p>8,36</text:p>
          </table:table-cell>
          <table:table-cell table:formula="of:=RAND()" office:value-type="float" office:value="0.992479214111789" calcext:value-type="float">
            <text:p>0,992479214111789</text:p>
          </table:table-cell>
          <table:table-cell table:formula="of:=ROUND([.G$1:.G$1048576];4)*100" office:value-type="float" office:value="99.25" calcext:value-type="float">
            <text:p>99,25</text:p>
          </table:table-cell>
          <table:table-cell table:formula="of:=RAND()" office:value-type="float" office:value="0.079280584273215" calcext:value-type="float">
            <text:p>0,079280584273215</text:p>
          </table:table-cell>
          <table:table-cell table:formula="of:=ROUND([.I$1:.I$1048576];4)*100" office:value-type="float" office:value="7.93" calcext:value-type="float">
            <text:p>7,93</text:p>
          </table:table-cell>
          <table:table-cell table:style-name="ce8" table:formula="of:=MEDIAN([.B25];[.D25];[.F25];[.H25];[.J25])" office:value-type="float" office:value="30.66" calcext:value-type="float">
            <text:p>30,66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902162690900266" calcext:value-type="float">
            <text:p>0,902162690900266</text:p>
          </table:table-cell>
          <table:table-cell table:style-name="ce7" table:formula="of:=ROUND([.A$1:.A$1048576];4)*100" office:value-type="float" office:value="90.22" calcext:value-type="float">
            <text:p>90,22</text:p>
          </table:table-cell>
          <table:table-cell table:style-name="ce5" table:formula="of:=RAND()" office:value-type="float" office:value="0.461326596129788" calcext:value-type="float">
            <text:p>0,461326596129788</text:p>
          </table:table-cell>
          <table:table-cell table:style-name="ce7" table:formula="of:=ROUND([.C$1:.C$1048576];4)*100" office:value-type="float" office:value="46.13" calcext:value-type="float">
            <text:p>46,13</text:p>
          </table:table-cell>
          <table:table-cell table:style-name="ce5" table:formula="of:=RAND()" office:value-type="float" office:value="0.350049912132255" calcext:value-type="float">
            <text:p>0,350049912132255</text:p>
          </table:table-cell>
          <table:table-cell table:style-name="ce7" table:formula="of:=ROUND([.E$1:.E$1048576];4)*100" office:value-type="float" office:value="35" calcext:value-type="float">
            <text:p>35</text:p>
          </table:table-cell>
          <table:table-cell table:style-name="ce5" table:formula="of:=RAND()" office:value-type="float" office:value="0.645087615266259" calcext:value-type="float">
            <text:p>0,645087615266259</text:p>
          </table:table-cell>
          <table:table-cell table:style-name="ce7" table:formula="of:=ROUND([.G$1:.G$1048576];4)*100" office:value-type="float" office:value="64.51" calcext:value-type="float">
            <text:p>64,51</text:p>
          </table:table-cell>
          <table:table-cell table:style-name="ce5" table:formula="of:=RAND()" office:value-type="float" office:value="0.0411779198188775" calcext:value-type="float">
            <text:p>0,041177919818878</text:p>
          </table:table-cell>
          <table:table-cell table:style-name="ce7" table:formula="of:=ROUND([.I$1:.I$1048576];4)*100" office:value-type="float" office:value="4.12" calcext:value-type="float">
            <text:p>4,12</text:p>
          </table:table-cell>
          <table:table-cell table:style-name="ce9" table:formula="of:=MEDIAN([.B26];[.D26];[.F26];[.H26];[.J26])" office:value-type="float" office:value="46.13" calcext:value-type="float">
            <text:p>46,13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273835744716744" calcext:value-type="float">
            <text:p>0,273835744716744</text:p>
          </table:table-cell>
          <table:table-cell table:formula="of:=ROUND([.A$1:.A$1048576];4)*100" office:value-type="float" office:value="27.38" calcext:value-type="float">
            <text:p>27,38</text:p>
          </table:table-cell>
          <table:table-cell table:formula="of:=RAND()" office:value-type="float" office:value="0.544046487642613" calcext:value-type="float">
            <text:p>0,544046487642613</text:p>
          </table:table-cell>
          <table:table-cell table:formula="of:=ROUND([.C$1:.C$1048576];4)*100" office:value-type="float" office:value="54.4" calcext:value-type="float">
            <text:p>54,4</text:p>
          </table:table-cell>
          <table:table-cell table:formula="of:=RAND()" office:value-type="float" office:value="0.581283547518152" calcext:value-type="float">
            <text:p>0,581283547518152</text:p>
          </table:table-cell>
          <table:table-cell table:formula="of:=ROUND([.E$1:.E$1048576];4)*100" office:value-type="float" office:value="58.13" calcext:value-type="float">
            <text:p>58,13</text:p>
          </table:table-cell>
          <table:table-cell table:formula="of:=RAND()" office:value-type="float" office:value="0.610423374223587" calcext:value-type="float">
            <text:p>0,610423374223587</text:p>
          </table:table-cell>
          <table:table-cell table:formula="of:=ROUND([.G$1:.G$1048576];4)*100" office:value-type="float" office:value="61.04" calcext:value-type="float">
            <text:p>61,04</text:p>
          </table:table-cell>
          <table:table-cell table:formula="of:=RAND()" office:value-type="float" office:value="0.863385935555455" calcext:value-type="float">
            <text:p>0,863385935555455</text:p>
          </table:table-cell>
          <table:table-cell table:formula="of:=ROUND([.I$1:.I$1048576];4)*100" office:value-type="float" office:value="86.34" calcext:value-type="float">
            <text:p>86,34</text:p>
          </table:table-cell>
          <table:table-cell table:style-name="ce8" table:formula="of:=MEDIAN([.B27];[.D27];[.F27];[.H27];[.J27])" office:value-type="float" office:value="58.13" calcext:value-type="float">
            <text:p>58,13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0938422353319856" calcext:value-type="float">
            <text:p>0,093842235331986</text:p>
          </table:table-cell>
          <table:table-cell table:style-name="ce7" table:formula="of:=ROUND([.A$1:.A$1048576];4)*100" office:value-type="float" office:value="9.38" calcext:value-type="float">
            <text:p>9,38</text:p>
          </table:table-cell>
          <table:table-cell table:style-name="ce5" table:formula="of:=RAND()" office:value-type="float" office:value="0.0944829610946004" calcext:value-type="float">
            <text:p>0,0944829610946</text:p>
          </table:table-cell>
          <table:table-cell table:style-name="ce7" table:formula="of:=ROUND([.C$1:.C$1048576];4)*100" office:value-type="float" office:value="9.45" calcext:value-type="float">
            <text:p>9,45</text:p>
          </table:table-cell>
          <table:table-cell table:style-name="ce5" table:formula="of:=RAND()" office:value-type="float" office:value="0.355387932196398" calcext:value-type="float">
            <text:p>0,355387932196398</text:p>
          </table:table-cell>
          <table:table-cell table:style-name="ce7" table:formula="of:=ROUND([.E$1:.E$1048576];4)*100" office:value-type="float" office:value="35.54" calcext:value-type="float">
            <text:p>35,54</text:p>
          </table:table-cell>
          <table:table-cell table:style-name="ce5" table:formula="of:=RAND()" office:value-type="float" office:value="0.850649669714947" calcext:value-type="float">
            <text:p>0,850649669714947</text:p>
          </table:table-cell>
          <table:table-cell table:style-name="ce7" table:formula="of:=ROUND([.G$1:.G$1048576];4)*100" office:value-type="float" office:value="85.06" calcext:value-type="float">
            <text:p>85,06</text:p>
          </table:table-cell>
          <table:table-cell table:style-name="ce5" table:formula="of:=RAND()" office:value-type="float" office:value="0.151930013964239" calcext:value-type="float">
            <text:p>0,151930013964239</text:p>
          </table:table-cell>
          <table:table-cell table:style-name="ce7" table:formula="of:=ROUND([.I$1:.I$1048576];4)*100" office:value-type="float" office:value="15.19" calcext:value-type="float">
            <text:p>15,19</text:p>
          </table:table-cell>
          <table:table-cell table:style-name="ce9" table:formula="of:=MEDIAN([.B28];[.D28];[.F28];[.H28];[.J28])" office:value-type="float" office:value="15.19" calcext:value-type="float">
            <text:p>15,19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796942071860516" calcext:value-type="float">
            <text:p>0,796942071860516</text:p>
          </table:table-cell>
          <table:table-cell table:formula="of:=ROUND([.A$1:.A$1048576];4)*100" office:value-type="float" office:value="79.69" calcext:value-type="float">
            <text:p>79,69</text:p>
          </table:table-cell>
          <table:table-cell table:formula="of:=RAND()" office:value-type="float" office:value="0.743134877857106" calcext:value-type="float">
            <text:p>0,743134877857106</text:p>
          </table:table-cell>
          <table:table-cell table:formula="of:=ROUND([.C$1:.C$1048576];4)*100" office:value-type="float" office:value="74.31" calcext:value-type="float">
            <text:p>74,31</text:p>
          </table:table-cell>
          <table:table-cell table:formula="of:=RAND()" office:value-type="float" office:value="0.261723960345879" calcext:value-type="float">
            <text:p>0,261723960345879</text:p>
          </table:table-cell>
          <table:table-cell table:formula="of:=ROUND([.E$1:.E$1048576];4)*100" office:value-type="float" office:value="26.17" calcext:value-type="float">
            <text:p>26,17</text:p>
          </table:table-cell>
          <table:table-cell table:formula="of:=RAND()" office:value-type="float" office:value="0.227426526558374" calcext:value-type="float">
            <text:p>0,227426526558374</text:p>
          </table:table-cell>
          <table:table-cell table:formula="of:=ROUND([.G$1:.G$1048576];4)*100" office:value-type="float" office:value="22.74" calcext:value-type="float">
            <text:p>22,74</text:p>
          </table:table-cell>
          <table:table-cell table:formula="of:=RAND()" office:value-type="float" office:value="0.319934292817086" calcext:value-type="float">
            <text:p>0,319934292817086</text:p>
          </table:table-cell>
          <table:table-cell table:formula="of:=ROUND([.I$1:.I$1048576];4)*100" office:value-type="float" office:value="31.99" calcext:value-type="float">
            <text:p>31,99</text:p>
          </table:table-cell>
          <table:table-cell table:style-name="ce8" table:formula="of:=MEDIAN([.B29];[.D29];[.F29];[.H29];[.J29])" office:value-type="float" office:value="31.99" calcext:value-type="float">
            <text:p>31,99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800320638984127" calcext:value-type="float">
            <text:p>0,800320638984127</text:p>
          </table:table-cell>
          <table:table-cell table:style-name="ce7" table:formula="of:=ROUND([.A$1:.A$1048576];4)*100" office:value-type="float" office:value="80.03" calcext:value-type="float">
            <text:p>80,03</text:p>
          </table:table-cell>
          <table:table-cell table:style-name="ce5" table:formula="of:=RAND()" office:value-type="float" office:value="0.513937626655278" calcext:value-type="float">
            <text:p>0,513937626655278</text:p>
          </table:table-cell>
          <table:table-cell table:style-name="ce7" table:formula="of:=ROUND([.C$1:.C$1048576];4)*100" office:value-type="float" office:value="51.39" calcext:value-type="float">
            <text:p>51,39</text:p>
          </table:table-cell>
          <table:table-cell table:style-name="ce5" table:formula="of:=RAND()" office:value-type="float" office:value="0.277995208649028" calcext:value-type="float">
            <text:p>0,277995208649028</text:p>
          </table:table-cell>
          <table:table-cell table:style-name="ce7" table:formula="of:=ROUND([.E$1:.E$1048576];4)*100" office:value-type="float" office:value="27.8" calcext:value-type="float">
            <text:p>27,8</text:p>
          </table:table-cell>
          <table:table-cell table:style-name="ce5" table:formula="of:=RAND()" office:value-type="float" office:value="0.556472032974108" calcext:value-type="float">
            <text:p>0,556472032974108</text:p>
          </table:table-cell>
          <table:table-cell table:style-name="ce7" table:formula="of:=ROUND([.G$1:.G$1048576];4)*100" office:value-type="float" office:value="55.65" calcext:value-type="float">
            <text:p>55,65</text:p>
          </table:table-cell>
          <table:table-cell table:style-name="ce5" table:formula="of:=RAND()" office:value-type="float" office:value="0.231740611815061" calcext:value-type="float">
            <text:p>0,231740611815061</text:p>
          </table:table-cell>
          <table:table-cell table:style-name="ce7" table:formula="of:=ROUND([.I$1:.I$1048576];4)*100" office:value-type="float" office:value="23.17" calcext:value-type="float">
            <text:p>23,17</text:p>
          </table:table-cell>
          <table:table-cell table:style-name="ce9" table:formula="of:=MEDIAN([.B30];[.D30];[.F30];[.H30];[.J30])" office:value-type="float" office:value="51.39" calcext:value-type="float">
            <text:p>51,39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126959740043651" calcext:value-type="float">
            <text:p>0,126959740043651</text:p>
          </table:table-cell>
          <table:table-cell table:formula="of:=ROUND([.A$1:.A$1048576];4)*100" office:value-type="float" office:value="12.7" calcext:value-type="float">
            <text:p>12,7</text:p>
          </table:table-cell>
          <table:table-cell table:formula="of:=RAND()" office:value-type="float" office:value="0.534738880464485" calcext:value-type="float">
            <text:p>0,534738880464485</text:p>
          </table:table-cell>
          <table:table-cell table:formula="of:=ROUND([.C$1:.C$1048576];4)*100" office:value-type="float" office:value="53.47" calcext:value-type="float">
            <text:p>53,47</text:p>
          </table:table-cell>
          <table:table-cell table:formula="of:=RAND()" office:value-type="float" office:value="0.829368765846117" calcext:value-type="float">
            <text:p>0,829368765846117</text:p>
          </table:table-cell>
          <table:table-cell table:formula="of:=ROUND([.E$1:.E$1048576];4)*100" office:value-type="float" office:value="82.94" calcext:value-type="float">
            <text:p>82,94</text:p>
          </table:table-cell>
          <table:table-cell table:formula="of:=RAND()" office:value-type="float" office:value="0.998078129613125" calcext:value-type="float">
            <text:p>0,998078129613125</text:p>
          </table:table-cell>
          <table:table-cell table:formula="of:=ROUND([.G$1:.G$1048576];4)*100" office:value-type="float" office:value="99.81" calcext:value-type="float">
            <text:p>99,81</text:p>
          </table:table-cell>
          <table:table-cell table:formula="of:=RAND()" office:value-type="float" office:value="0.835746006157883" calcext:value-type="float">
            <text:p>0,835746006157883</text:p>
          </table:table-cell>
          <table:table-cell table:formula="of:=ROUND([.I$1:.I$1048576];4)*100" office:value-type="float" office:value="83.57" calcext:value-type="float">
            <text:p>83,57</text:p>
          </table:table-cell>
          <table:table-cell table:style-name="ce8" table:formula="of:=MEDIAN([.B31];[.D31];[.F31];[.H31];[.J31])" office:value-type="float" office:value="82.94" calcext:value-type="float">
            <text:p>82,94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664793815811843" calcext:value-type="float">
            <text:p>0,664793815811843</text:p>
          </table:table-cell>
          <table:table-cell table:style-name="ce7" table:formula="of:=ROUND([.A$1:.A$1048576];4)*100" office:value-type="float" office:value="66.48" calcext:value-type="float">
            <text:p>66,48</text:p>
          </table:table-cell>
          <table:table-cell table:style-name="ce5" table:formula="of:=RAND()" office:value-type="float" office:value="0.297215773893819" calcext:value-type="float">
            <text:p>0,297215773893819</text:p>
          </table:table-cell>
          <table:table-cell table:style-name="ce7" table:formula="of:=ROUND([.C$1:.C$1048576];4)*100" office:value-type="float" office:value="29.72" calcext:value-type="float">
            <text:p>29,72</text:p>
          </table:table-cell>
          <table:table-cell table:style-name="ce5" table:formula="of:=RAND()" office:value-type="float" office:value="0.507877155261252" calcext:value-type="float">
            <text:p>0,507877155261252</text:p>
          </table:table-cell>
          <table:table-cell table:style-name="ce7" table:formula="of:=ROUND([.E$1:.E$1048576];4)*100" office:value-type="float" office:value="50.79" calcext:value-type="float">
            <text:p>50,79</text:p>
          </table:table-cell>
          <table:table-cell table:style-name="ce5" table:formula="of:=RAND()" office:value-type="float" office:value="0.140562399361796" calcext:value-type="float">
            <text:p>0,140562399361796</text:p>
          </table:table-cell>
          <table:table-cell table:style-name="ce7" table:formula="of:=ROUND([.G$1:.G$1048576];4)*100" office:value-type="float" office:value="14.06" calcext:value-type="float">
            <text:p>14,06</text:p>
          </table:table-cell>
          <table:table-cell table:style-name="ce5" table:formula="of:=RAND()" office:value-type="float" office:value="0.781452168488519" calcext:value-type="float">
            <text:p>0,781452168488519</text:p>
          </table:table-cell>
          <table:table-cell table:style-name="ce7" table:formula="of:=ROUND([.I$1:.I$1048576];4)*100" office:value-type="float" office:value="78.15" calcext:value-type="float">
            <text:p>78,15</text:p>
          </table:table-cell>
          <table:table-cell table:style-name="ce9" table:formula="of:=MEDIAN([.B32];[.D32];[.F32];[.H32];[.J32])" office:value-type="float" office:value="50.79" calcext:value-type="float">
            <text:p>50,79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147181109539318" calcext:value-type="float">
            <text:p>0,147181109539318</text:p>
          </table:table-cell>
          <table:table-cell table:formula="of:=ROUND([.A$1:.A$1048576];4)*100" office:value-type="float" office:value="14.72" calcext:value-type="float">
            <text:p>14,72</text:p>
          </table:table-cell>
          <table:table-cell table:formula="of:=RAND()" office:value-type="float" office:value="0.495465071649774" calcext:value-type="float">
            <text:p>0,495465071649774</text:p>
          </table:table-cell>
          <table:table-cell table:formula="of:=ROUND([.C$1:.C$1048576];4)*100" office:value-type="float" office:value="49.55" calcext:value-type="float">
            <text:p>49,55</text:p>
          </table:table-cell>
          <table:table-cell table:formula="of:=RAND()" office:value-type="float" office:value="0.639683633474869" calcext:value-type="float">
            <text:p>0,639683633474869</text:p>
          </table:table-cell>
          <table:table-cell table:formula="of:=ROUND([.E$1:.E$1048576];4)*100" office:value-type="float" office:value="63.97" calcext:value-type="float">
            <text:p>63,97</text:p>
          </table:table-cell>
          <table:table-cell table:formula="of:=RAND()" office:value-type="float" office:value="0.938569873040812" calcext:value-type="float">
            <text:p>0,938569873040812</text:p>
          </table:table-cell>
          <table:table-cell table:formula="of:=ROUND([.G$1:.G$1048576];4)*100" office:value-type="float" office:value="93.86" calcext:value-type="float">
            <text:p>93,86</text:p>
          </table:table-cell>
          <table:table-cell table:formula="of:=RAND()" office:value-type="float" office:value="0.989703701417043" calcext:value-type="float">
            <text:p>0,989703701417043</text:p>
          </table:table-cell>
          <table:table-cell table:formula="of:=ROUND([.I$1:.I$1048576];4)*100" office:value-type="float" office:value="98.97" calcext:value-type="float">
            <text:p>98,97</text:p>
          </table:table-cell>
          <table:table-cell table:style-name="ce8" table:formula="of:=MEDIAN([.B33];[.D33];[.F33];[.H33];[.J33])" office:value-type="float" office:value="63.97" calcext:value-type="float">
            <text:p>63,97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498120902536287" calcext:value-type="float">
            <text:p>0,498120902536287</text:p>
          </table:table-cell>
          <table:table-cell table:style-name="ce7" table:formula="of:=ROUND([.A$1:.A$1048576];4)*100" office:value-type="float" office:value="49.81" calcext:value-type="float">
            <text:p>49,81</text:p>
          </table:table-cell>
          <table:table-cell table:style-name="ce5" table:formula="of:=RAND()" office:value-type="float" office:value="0.818385110850642" calcext:value-type="float">
            <text:p>0,818385110850642</text:p>
          </table:table-cell>
          <table:table-cell table:style-name="ce7" table:formula="of:=ROUND([.C$1:.C$1048576];4)*100" office:value-type="float" office:value="81.84" calcext:value-type="float">
            <text:p>81,84</text:p>
          </table:table-cell>
          <table:table-cell table:style-name="ce5" table:formula="of:=RAND()" office:value-type="float" office:value="0.491927407871739" calcext:value-type="float">
            <text:p>0,491927407871739</text:p>
          </table:table-cell>
          <table:table-cell table:style-name="ce7" table:formula="of:=ROUND([.E$1:.E$1048576];4)*100" office:value-type="float" office:value="49.19" calcext:value-type="float">
            <text:p>49,19</text:p>
          </table:table-cell>
          <table:table-cell table:style-name="ce5" table:formula="of:=RAND()" office:value-type="float" office:value="0.802311991244322" calcext:value-type="float">
            <text:p>0,802311991244322</text:p>
          </table:table-cell>
          <table:table-cell table:style-name="ce7" table:formula="of:=ROUND([.G$1:.G$1048576];4)*100" office:value-type="float" office:value="80.23" calcext:value-type="float">
            <text:p>80,23</text:p>
          </table:table-cell>
          <table:table-cell table:style-name="ce5" table:formula="of:=RAND()" office:value-type="float" office:value="0.742134630675" calcext:value-type="float">
            <text:p>0,742134630675</text:p>
          </table:table-cell>
          <table:table-cell table:style-name="ce7" table:formula="of:=ROUND([.I$1:.I$1048576];4)*100" office:value-type="float" office:value="74.21" calcext:value-type="float">
            <text:p>74,21</text:p>
          </table:table-cell>
          <table:table-cell table:style-name="ce9" table:formula="of:=MEDIAN([.B34];[.D34];[.F34];[.H34];[.J34])" office:value-type="float" office:value="74.21" calcext:value-type="float">
            <text:p>74,21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192356519461386" calcext:value-type="float">
            <text:p>0,192356519461386</text:p>
          </table:table-cell>
          <table:table-cell table:formula="of:=ROUND([.A$1:.A$1048576];4)*100" office:value-type="float" office:value="19.24" calcext:value-type="float">
            <text:p>19,24</text:p>
          </table:table-cell>
          <table:table-cell table:formula="of:=RAND()" office:value-type="float" office:value="0.270401354164386" calcext:value-type="float">
            <text:p>0,270401354164386</text:p>
          </table:table-cell>
          <table:table-cell table:formula="of:=ROUND([.C$1:.C$1048576];4)*100" office:value-type="float" office:value="27.04" calcext:value-type="float">
            <text:p>27,04</text:p>
          </table:table-cell>
          <table:table-cell table:formula="of:=RAND()" office:value-type="float" office:value="0.142815956899673" calcext:value-type="float">
            <text:p>0,142815956899673</text:p>
          </table:table-cell>
          <table:table-cell table:formula="of:=ROUND([.E$1:.E$1048576];4)*100" office:value-type="float" office:value="14.28" calcext:value-type="float">
            <text:p>14,28</text:p>
          </table:table-cell>
          <table:table-cell table:formula="of:=RAND()" office:value-type="float" office:value="0.373151243150996" calcext:value-type="float">
            <text:p>0,373151243150996</text:p>
          </table:table-cell>
          <table:table-cell table:formula="of:=ROUND([.G$1:.G$1048576];4)*100" office:value-type="float" office:value="37.32" calcext:value-type="float">
            <text:p>37,32</text:p>
          </table:table-cell>
          <table:table-cell table:formula="of:=RAND()" office:value-type="float" office:value="0.902310489918123" calcext:value-type="float">
            <text:p>0,902310489918123</text:p>
          </table:table-cell>
          <table:table-cell table:formula="of:=ROUND([.I$1:.I$1048576];4)*100" office:value-type="float" office:value="90.23" calcext:value-type="float">
            <text:p>90,23</text:p>
          </table:table-cell>
          <table:table-cell table:style-name="ce8" table:formula="of:=MEDIAN([.B35];[.D35];[.F35];[.H35];[.J35])" office:value-type="float" office:value="27.04" calcext:value-type="float">
            <text:p>27,04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794419307511455" calcext:value-type="float">
            <text:p>0,794419307511455</text:p>
          </table:table-cell>
          <table:table-cell table:style-name="ce7" table:formula="of:=ROUND([.A$1:.A$1048576];4)*100" office:value-type="float" office:value="79.44" calcext:value-type="float">
            <text:p>79,44</text:p>
          </table:table-cell>
          <table:table-cell table:style-name="ce5" table:formula="of:=RAND()" office:value-type="float" office:value="0.744407405325826" calcext:value-type="float">
            <text:p>0,744407405325826</text:p>
          </table:table-cell>
          <table:table-cell table:style-name="ce7" table:formula="of:=ROUND([.C$1:.C$1048576];4)*100" office:value-type="float" office:value="74.44" calcext:value-type="float">
            <text:p>74,44</text:p>
          </table:table-cell>
          <table:table-cell table:style-name="ce5" table:formula="of:=RAND()" office:value-type="float" office:value="0.192035096266935" calcext:value-type="float">
            <text:p>0,192035096266935</text:p>
          </table:table-cell>
          <table:table-cell table:style-name="ce7" table:formula="of:=ROUND([.E$1:.E$1048576];4)*100" office:value-type="float" office:value="19.2" calcext:value-type="float">
            <text:p>19,2</text:p>
          </table:table-cell>
          <table:table-cell table:style-name="ce5" table:formula="of:=RAND()" office:value-type="float" office:value="0.204887046868507" calcext:value-type="float">
            <text:p>0,204887046868507</text:p>
          </table:table-cell>
          <table:table-cell table:style-name="ce7" table:formula="of:=ROUND([.G$1:.G$1048576];4)*100" office:value-type="float" office:value="20.49" calcext:value-type="float">
            <text:p>20,49</text:p>
          </table:table-cell>
          <table:table-cell table:style-name="ce5" table:formula="of:=RAND()" office:value-type="float" office:value="0.240123315217439" calcext:value-type="float">
            <text:p>0,240123315217439</text:p>
          </table:table-cell>
          <table:table-cell table:style-name="ce7" table:formula="of:=ROUND([.I$1:.I$1048576];4)*100" office:value-type="float" office:value="24.01" calcext:value-type="float">
            <text:p>24,01</text:p>
          </table:table-cell>
          <table:table-cell table:style-name="ce9" table:formula="of:=MEDIAN([.B36];[.D36];[.F36];[.H36];[.J36])" office:value-type="float" office:value="24.01" calcext:value-type="float">
            <text:p>24,01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35995415836872" calcext:value-type="float">
            <text:p>0,35995415836872</text:p>
          </table:table-cell>
          <table:table-cell table:formula="of:=ROUND([.A$1:.A$1048576];4)*100" office:value-type="float" office:value="36" calcext:value-type="float">
            <text:p>36</text:p>
          </table:table-cell>
          <table:table-cell table:formula="of:=RAND()" office:value-type="float" office:value="0.225730596451748" calcext:value-type="float">
            <text:p>0,225730596451748</text:p>
          </table:table-cell>
          <table:table-cell table:formula="of:=ROUND([.C$1:.C$1048576];4)*100" office:value-type="float" office:value="22.57" calcext:value-type="float">
            <text:p>22,57</text:p>
          </table:table-cell>
          <table:table-cell table:formula="of:=RAND()" office:value-type="float" office:value="0.342311747462808" calcext:value-type="float">
            <text:p>0,342311747462808</text:p>
          </table:table-cell>
          <table:table-cell table:formula="of:=ROUND([.E$1:.E$1048576];4)*100" office:value-type="float" office:value="34.23" calcext:value-type="float">
            <text:p>34,23</text:p>
          </table:table-cell>
          <table:table-cell table:formula="of:=RAND()" office:value-type="float" office:value="0.46495213980249" calcext:value-type="float">
            <text:p>0,46495213980249</text:p>
          </table:table-cell>
          <table:table-cell table:formula="of:=ROUND([.G$1:.G$1048576];4)*100" office:value-type="float" office:value="46.5" calcext:value-type="float">
            <text:p>46,5</text:p>
          </table:table-cell>
          <table:table-cell table:formula="of:=RAND()" office:value-type="float" office:value="0.872407454490605" calcext:value-type="float">
            <text:p>0,872407454490605</text:p>
          </table:table-cell>
          <table:table-cell table:formula="of:=ROUND([.I$1:.I$1048576];4)*100" office:value-type="float" office:value="87.24" calcext:value-type="float">
            <text:p>87,24</text:p>
          </table:table-cell>
          <table:table-cell table:style-name="ce8" table:formula="of:=MEDIAN([.B37];[.D37];[.F37];[.H37];[.J37])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359150503585172" calcext:value-type="float">
            <text:p>0,359150503585172</text:p>
          </table:table-cell>
          <table:table-cell table:style-name="ce7" table:formula="of:=ROUND([.A$1:.A$1048576];4)*100" office:value-type="float" office:value="35.92" calcext:value-type="float">
            <text:p>35,92</text:p>
          </table:table-cell>
          <table:table-cell table:style-name="ce5" table:formula="of:=RAND()" office:value-type="float" office:value="0.403747771691312" calcext:value-type="float">
            <text:p>0,403747771691312</text:p>
          </table:table-cell>
          <table:table-cell table:style-name="ce7" table:formula="of:=ROUND([.C$1:.C$1048576];4)*100" office:value-type="float" office:value="40.37" calcext:value-type="float">
            <text:p>40,37</text:p>
          </table:table-cell>
          <table:table-cell table:style-name="ce5" table:formula="of:=RAND()" office:value-type="float" office:value="0.151349255454401" calcext:value-type="float">
            <text:p>0,151349255454401</text:p>
          </table:table-cell>
          <table:table-cell table:style-name="ce7" table:formula="of:=ROUND([.E$1:.E$1048576];4)*100" office:value-type="float" office:value="15.13" calcext:value-type="float">
            <text:p>15,13</text:p>
          </table:table-cell>
          <table:table-cell table:style-name="ce5" table:formula="of:=RAND()" office:value-type="float" office:value="0.511371723918539" calcext:value-type="float">
            <text:p>0,511371723918539</text:p>
          </table:table-cell>
          <table:table-cell table:style-name="ce7" table:formula="of:=ROUND([.G$1:.G$1048576];4)*100" office:value-type="float" office:value="51.14" calcext:value-type="float">
            <text:p>51,14</text:p>
          </table:table-cell>
          <table:table-cell table:style-name="ce5" table:formula="of:=RAND()" office:value-type="float" office:value="0.0578739233357487" calcext:value-type="float">
            <text:p>0,057873923335749</text:p>
          </table:table-cell>
          <table:table-cell table:style-name="ce7" table:formula="of:=ROUND([.I$1:.I$1048576];4)*100" office:value-type="float" office:value="5.79" calcext:value-type="float">
            <text:p>5,79</text:p>
          </table:table-cell>
          <table:table-cell table:style-name="ce9" table:formula="of:=MEDIAN([.B38];[.D38];[.F38];[.H38];[.J38])" office:value-type="float" office:value="35.92" calcext:value-type="float">
            <text:p>35,92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835554934219988" calcext:value-type="float">
            <text:p>0,835554934219988</text:p>
          </table:table-cell>
          <table:table-cell table:formula="of:=ROUND([.A$1:.A$1048576];4)*100" office:value-type="float" office:value="83.56" calcext:value-type="float">
            <text:p>83,56</text:p>
          </table:table-cell>
          <table:table-cell table:formula="of:=RAND()" office:value-type="float" office:value="0.615766558325997" calcext:value-type="float">
            <text:p>0,615766558325997</text:p>
          </table:table-cell>
          <table:table-cell table:formula="of:=ROUND([.C$1:.C$1048576];4)*100" office:value-type="float" office:value="61.58" calcext:value-type="float">
            <text:p>61,58</text:p>
          </table:table-cell>
          <table:table-cell table:formula="of:=RAND()" office:value-type="float" office:value="0.866352449718523" calcext:value-type="float">
            <text:p>0,866352449718523</text:p>
          </table:table-cell>
          <table:table-cell table:formula="of:=ROUND([.E$1:.E$1048576];4)*100" office:value-type="float" office:value="86.64" calcext:value-type="float">
            <text:p>86,64</text:p>
          </table:table-cell>
          <table:table-cell table:formula="of:=RAND()" office:value-type="float" office:value="0.766518568733276" calcext:value-type="float">
            <text:p>0,766518568733276</text:p>
          </table:table-cell>
          <table:table-cell table:formula="of:=ROUND([.G$1:.G$1048576];4)*100" office:value-type="float" office:value="76.65" calcext:value-type="float">
            <text:p>76,65</text:p>
          </table:table-cell>
          <table:table-cell table:formula="of:=RAND()" office:value-type="float" office:value="0.501867319240233" calcext:value-type="float">
            <text:p>0,501867319240233</text:p>
          </table:table-cell>
          <table:table-cell table:formula="of:=ROUND([.I$1:.I$1048576];4)*100" office:value-type="float" office:value="50.19" calcext:value-type="float">
            <text:p>50,19</text:p>
          </table:table-cell>
          <table:table-cell table:style-name="ce8" table:formula="of:=MEDIAN([.B39];[.D39];[.F39];[.H39];[.J39])" office:value-type="float" office:value="76.65" calcext:value-type="float">
            <text:p>76,65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114478788314468" calcext:value-type="float">
            <text:p>0,114478788314468</text:p>
          </table:table-cell>
          <table:table-cell table:style-name="ce7" table:formula="of:=ROUND([.A$1:.A$1048576];4)*100" office:value-type="float" office:value="11.45" calcext:value-type="float">
            <text:p>11,45</text:p>
          </table:table-cell>
          <table:table-cell table:style-name="ce5" table:formula="of:=RAND()" office:value-type="float" office:value="0.626072742997336" calcext:value-type="float">
            <text:p>0,626072742997336</text:p>
          </table:table-cell>
          <table:table-cell table:style-name="ce7" table:formula="of:=ROUND([.C$1:.C$1048576];4)*100" office:value-type="float" office:value="62.61" calcext:value-type="float">
            <text:p>62,61</text:p>
          </table:table-cell>
          <table:table-cell table:style-name="ce5" table:formula="of:=RAND()" office:value-type="float" office:value="0.298299948851921" calcext:value-type="float">
            <text:p>0,298299948851921</text:p>
          </table:table-cell>
          <table:table-cell table:style-name="ce7" table:formula="of:=ROUND([.E$1:.E$1048576];4)*100" office:value-type="float" office:value="29.83" calcext:value-type="float">
            <text:p>29,83</text:p>
          </table:table-cell>
          <table:table-cell table:style-name="ce5" table:formula="of:=RAND()" office:value-type="float" office:value="0.441903116236727" calcext:value-type="float">
            <text:p>0,441903116236727</text:p>
          </table:table-cell>
          <table:table-cell table:style-name="ce7" table:formula="of:=ROUND([.G$1:.G$1048576];4)*100" office:value-type="float" office:value="44.19" calcext:value-type="float">
            <text:p>44,19</text:p>
          </table:table-cell>
          <table:table-cell table:style-name="ce5" table:formula="of:=RAND()" office:value-type="float" office:value="0.307186854721051" calcext:value-type="float">
            <text:p>0,307186854721051</text:p>
          </table:table-cell>
          <table:table-cell table:style-name="ce7" table:formula="of:=ROUND([.I$1:.I$1048576];4)*100" office:value-type="float" office:value="30.72" calcext:value-type="float">
            <text:p>30,72</text:p>
          </table:table-cell>
          <table:table-cell table:style-name="ce9" table:formula="of:=MEDIAN([.B40];[.D40];[.F40];[.H40];[.J40])" office:value-type="float" office:value="30.72" calcext:value-type="float">
            <text:p>30,72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50913594533567" calcext:value-type="float">
            <text:p>0,50913594533567</text:p>
          </table:table-cell>
          <table:table-cell table:formula="of:=ROUND([.A$1:.A$1048576];4)*100" office:value-type="float" office:value="50.91" calcext:value-type="float">
            <text:p>50,91</text:p>
          </table:table-cell>
          <table:table-cell table:formula="of:=RAND()" office:value-type="float" office:value="0.451983923808156" calcext:value-type="float">
            <text:p>0,451983923808156</text:p>
          </table:table-cell>
          <table:table-cell table:formula="of:=ROUND([.C$1:.C$1048576];4)*100" office:value-type="float" office:value="45.2" calcext:value-type="float">
            <text:p>45,2</text:p>
          </table:table-cell>
          <table:table-cell table:formula="of:=RAND()" office:value-type="float" office:value="0.862124055109311" calcext:value-type="float">
            <text:p>0,862124055109311</text:p>
          </table:table-cell>
          <table:table-cell table:formula="of:=ROUND([.E$1:.E$1048576];4)*100" office:value-type="float" office:value="86.21" calcext:value-type="float">
            <text:p>86,21</text:p>
          </table:table-cell>
          <table:table-cell table:formula="of:=RAND()" office:value-type="float" office:value="0.805413004032015" calcext:value-type="float">
            <text:p>0,805413004032015</text:p>
          </table:table-cell>
          <table:table-cell table:formula="of:=ROUND([.G$1:.G$1048576];4)*100" office:value-type="float" office:value="80.54" calcext:value-type="float">
            <text:p>80,54</text:p>
          </table:table-cell>
          <table:table-cell table:formula="of:=RAND()" office:value-type="float" office:value="0.554566349146634" calcext:value-type="float">
            <text:p>0,554566349146634</text:p>
          </table:table-cell>
          <table:table-cell table:formula="of:=ROUND([.I$1:.I$1048576];4)*100" office:value-type="float" office:value="55.46" calcext:value-type="float">
            <text:p>55,46</text:p>
          </table:table-cell>
          <table:table-cell table:style-name="ce8" table:formula="of:=MEDIAN([.B41];[.D41];[.F41];[.H41];[.J41])" office:value-type="float" office:value="55.46" calcext:value-type="float">
            <text:p>55,46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267554580736836" calcext:value-type="float">
            <text:p>0,267554580736836</text:p>
          </table:table-cell>
          <table:table-cell table:style-name="ce7" table:formula="of:=ROUND([.A$1:.A$1048576];4)*100" office:value-type="float" office:value="26.76" calcext:value-type="float">
            <text:p>26,76</text:p>
          </table:table-cell>
          <table:table-cell table:style-name="ce5" table:formula="of:=RAND()" office:value-type="float" office:value="0.0901100968162861" calcext:value-type="float">
            <text:p>0,090110096816286</text:p>
          </table:table-cell>
          <table:table-cell table:style-name="ce7" table:formula="of:=ROUND([.C$1:.C$1048576];4)*100" office:value-type="float" office:value="9.01" calcext:value-type="float">
            <text:p>9,01</text:p>
          </table:table-cell>
          <table:table-cell table:style-name="ce5" table:formula="of:=RAND()" office:value-type="float" office:value="0.634113223899391" calcext:value-type="float">
            <text:p>0,634113223899391</text:p>
          </table:table-cell>
          <table:table-cell table:style-name="ce7" table:formula="of:=ROUND([.E$1:.E$1048576];4)*100" office:value-type="float" office:value="63.41" calcext:value-type="float">
            <text:p>63,41</text:p>
          </table:table-cell>
          <table:table-cell table:style-name="ce5" table:formula="of:=RAND()" office:value-type="float" office:value="0.919775663631072" calcext:value-type="float">
            <text:p>0,919775663631072</text:p>
          </table:table-cell>
          <table:table-cell table:style-name="ce7" table:formula="of:=ROUND([.G$1:.G$1048576];4)*100" office:value-type="float" office:value="91.98" calcext:value-type="float">
            <text:p>91,98</text:p>
          </table:table-cell>
          <table:table-cell table:style-name="ce5" table:formula="of:=RAND()" office:value-type="float" office:value="0.34817141248331" calcext:value-type="float">
            <text:p>0,34817141248331</text:p>
          </table:table-cell>
          <table:table-cell table:style-name="ce7" table:formula="of:=ROUND([.I$1:.I$1048576];4)*100" office:value-type="float" office:value="34.82" calcext:value-type="float">
            <text:p>34,82</text:p>
          </table:table-cell>
          <table:table-cell table:style-name="ce9" table:formula="of:=MEDIAN([.B42];[.D42];[.F42];[.H42];[.J42])" office:value-type="float" office:value="34.82" calcext:value-type="float">
            <text:p>34,82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110188743958342" calcext:value-type="float">
            <text:p>0,110188743958342</text:p>
          </table:table-cell>
          <table:table-cell table:formula="of:=ROUND([.A$1:.A$1048576];4)*100" office:value-type="float" office:value="11.02" calcext:value-type="float">
            <text:p>11,02</text:p>
          </table:table-cell>
          <table:table-cell table:formula="of:=RAND()" office:value-type="float" office:value="0.816834313164838" calcext:value-type="float">
            <text:p>0,816834313164838</text:p>
          </table:table-cell>
          <table:table-cell table:formula="of:=ROUND([.C$1:.C$1048576];4)*100" office:value-type="float" office:value="81.68" calcext:value-type="float">
            <text:p>81,68</text:p>
          </table:table-cell>
          <table:table-cell table:formula="of:=RAND()" office:value-type="float" office:value="0.877059075036696" calcext:value-type="float">
            <text:p>0,877059075036696</text:p>
          </table:table-cell>
          <table:table-cell table:formula="of:=ROUND([.E$1:.E$1048576];4)*100" office:value-type="float" office:value="87.71" calcext:value-type="float">
            <text:p>87,71</text:p>
          </table:table-cell>
          <table:table-cell table:formula="of:=RAND()" office:value-type="float" office:value="0.499769279023982" calcext:value-type="float">
            <text:p>0,499769279023982</text:p>
          </table:table-cell>
          <table:table-cell table:formula="of:=ROUND([.G$1:.G$1048576];4)*100" office:value-type="float" office:value="49.98" calcext:value-type="float">
            <text:p>49,98</text:p>
          </table:table-cell>
          <table:table-cell table:formula="of:=RAND()" office:value-type="float" office:value="0.384338158593238" calcext:value-type="float">
            <text:p>0,384338158593238</text:p>
          </table:table-cell>
          <table:table-cell table:formula="of:=ROUND([.I$1:.I$1048576];4)*100" office:value-type="float" office:value="38.43" calcext:value-type="float">
            <text:p>38,43</text:p>
          </table:table-cell>
          <table:table-cell table:style-name="ce8" table:formula="of:=MEDIAN([.B43];[.D43];[.F43];[.H43];[.J43])" office:value-type="float" office:value="49.98" calcext:value-type="float">
            <text:p>49,98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456076778221417" calcext:value-type="float">
            <text:p>0,456076778221417</text:p>
          </table:table-cell>
          <table:table-cell table:style-name="ce7" table:formula="of:=ROUND([.A$1:.A$1048576];4)*100" office:value-type="float" office:value="45.61" calcext:value-type="float">
            <text:p>45,61</text:p>
          </table:table-cell>
          <table:table-cell table:style-name="ce5" table:formula="of:=RAND()" office:value-type="float" office:value="0.653817332488227" calcext:value-type="float">
            <text:p>0,653817332488227</text:p>
          </table:table-cell>
          <table:table-cell table:style-name="ce7" table:formula="of:=ROUND([.C$1:.C$1048576];4)*100" office:value-type="float" office:value="65.38" calcext:value-type="float">
            <text:p>65,38</text:p>
          </table:table-cell>
          <table:table-cell table:style-name="ce5" table:formula="of:=RAND()" office:value-type="float" office:value="0.5431595494886" calcext:value-type="float">
            <text:p>0,5431595494886</text:p>
          </table:table-cell>
          <table:table-cell table:style-name="ce7" table:formula="of:=ROUND([.E$1:.E$1048576];4)*100" office:value-type="float" office:value="54.32" calcext:value-type="float">
            <text:p>54,32</text:p>
          </table:table-cell>
          <table:table-cell table:style-name="ce5" table:formula="of:=RAND()" office:value-type="float" office:value="0.179437552310424" calcext:value-type="float">
            <text:p>0,179437552310424</text:p>
          </table:table-cell>
          <table:table-cell table:style-name="ce7" table:formula="of:=ROUND([.G$1:.G$1048576];4)*100" office:value-type="float" office:value="17.94" calcext:value-type="float">
            <text:p>17,94</text:p>
          </table:table-cell>
          <table:table-cell table:style-name="ce5" table:formula="of:=RAND()" office:value-type="float" office:value="0.208453557068347" calcext:value-type="float">
            <text:p>0,208453557068347</text:p>
          </table:table-cell>
          <table:table-cell table:style-name="ce7" table:formula="of:=ROUND([.I$1:.I$1048576];4)*100" office:value-type="float" office:value="20.85" calcext:value-type="float">
            <text:p>20,85</text:p>
          </table:table-cell>
          <table:table-cell table:style-name="ce9" table:formula="of:=MEDIAN([.B44];[.D44];[.F44];[.H44];[.J44])" office:value-type="float" office:value="45.61" calcext:value-type="float">
            <text:p>45,61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22457646722802" calcext:value-type="float">
            <text:p>0,22457646722802</text:p>
          </table:table-cell>
          <table:table-cell table:formula="of:=ROUND([.A$1:.A$1048576];4)*100" office:value-type="float" office:value="22.46" calcext:value-type="float">
            <text:p>22,46</text:p>
          </table:table-cell>
          <table:table-cell table:formula="of:=RAND()" office:value-type="float" office:value="0.492334537617724" calcext:value-type="float">
            <text:p>0,492334537617724</text:p>
          </table:table-cell>
          <table:table-cell table:formula="of:=ROUND([.C$1:.C$1048576];4)*100" office:value-type="float" office:value="49.23" calcext:value-type="float">
            <text:p>49,23</text:p>
          </table:table-cell>
          <table:table-cell table:formula="of:=RAND()" office:value-type="float" office:value="0.885939004788086" calcext:value-type="float">
            <text:p>0,885939004788086</text:p>
          </table:table-cell>
          <table:table-cell table:formula="of:=ROUND([.E$1:.E$1048576];4)*100" office:value-type="float" office:value="88.59" calcext:value-type="float">
            <text:p>88,59</text:p>
          </table:table-cell>
          <table:table-cell table:formula="of:=RAND()" office:value-type="float" office:value="0.738903214040698" calcext:value-type="float">
            <text:p>0,738903214040698</text:p>
          </table:table-cell>
          <table:table-cell table:formula="of:=ROUND([.G$1:.G$1048576];4)*100" office:value-type="float" office:value="73.89" calcext:value-type="float">
            <text:p>73,89</text:p>
          </table:table-cell>
          <table:table-cell table:formula="of:=RAND()" office:value-type="float" office:value="0.640689206901283" calcext:value-type="float">
            <text:p>0,640689206901283</text:p>
          </table:table-cell>
          <table:table-cell table:formula="of:=ROUND([.I$1:.I$1048576];4)*100" office:value-type="float" office:value="64.07" calcext:value-type="float">
            <text:p>64,07</text:p>
          </table:table-cell>
          <table:table-cell table:style-name="ce8" table:formula="of:=MEDIAN([.B45];[.D45];[.F45];[.H45];[.J45])" office:value-type="float" office:value="64.07" calcext:value-type="float">
            <text:p>64,07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813312516907224" calcext:value-type="float">
            <text:p>0,813312516907224</text:p>
          </table:table-cell>
          <table:table-cell table:style-name="ce7" table:formula="of:=ROUND([.A$1:.A$1048576];4)*100" office:value-type="float" office:value="81.33" calcext:value-type="float">
            <text:p>81,33</text:p>
          </table:table-cell>
          <table:table-cell table:style-name="ce5" table:formula="of:=RAND()" office:value-type="float" office:value="0.454738948626973" calcext:value-type="float">
            <text:p>0,454738948626973</text:p>
          </table:table-cell>
          <table:table-cell table:style-name="ce7" table:formula="of:=ROUND([.C$1:.C$1048576];4)*100" office:value-type="float" office:value="45.47" calcext:value-type="float">
            <text:p>45,47</text:p>
          </table:table-cell>
          <table:table-cell table:style-name="ce5" table:formula="of:=RAND()" office:value-type="float" office:value="0.885989500614258" calcext:value-type="float">
            <text:p>0,885989500614258</text:p>
          </table:table-cell>
          <table:table-cell table:style-name="ce7" table:formula="of:=ROUND([.E$1:.E$1048576];4)*100" office:value-type="float" office:value="88.6" calcext:value-type="float">
            <text:p>88,6</text:p>
          </table:table-cell>
          <table:table-cell table:style-name="ce5" table:formula="of:=RAND()" office:value-type="float" office:value="0.558104123694949" calcext:value-type="float">
            <text:p>0,558104123694949</text:p>
          </table:table-cell>
          <table:table-cell table:style-name="ce7" table:formula="of:=ROUND([.G$1:.G$1048576];4)*100" office:value-type="float" office:value="55.81" calcext:value-type="float">
            <text:p>55,81</text:p>
          </table:table-cell>
          <table:table-cell table:style-name="ce5" table:formula="of:=RAND()" office:value-type="float" office:value="0.198799975244039" calcext:value-type="float">
            <text:p>0,198799975244039</text:p>
          </table:table-cell>
          <table:table-cell table:style-name="ce7" table:formula="of:=ROUND([.I$1:.I$1048576];4)*100" office:value-type="float" office:value="19.88" calcext:value-type="float">
            <text:p>19,88</text:p>
          </table:table-cell>
          <table:table-cell table:style-name="ce9" table:formula="of:=MEDIAN([.B46];[.D46];[.F46];[.H46];[.J46])" office:value-type="float" office:value="55.81" calcext:value-type="float">
            <text:p>55,81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0502575278954641" calcext:value-type="float">
            <text:p>0,050257527895464</text:p>
          </table:table-cell>
          <table:table-cell table:formula="of:=ROUND([.A$1:.A$1048576];4)*100" office:value-type="float" office:value="5.03" calcext:value-type="float">
            <text:p>5,03</text:p>
          </table:table-cell>
          <table:table-cell table:formula="of:=RAND()" office:value-type="float" office:value="0.581245319598373" calcext:value-type="float">
            <text:p>0,581245319598373</text:p>
          </table:table-cell>
          <table:table-cell table:formula="of:=ROUND([.C$1:.C$1048576];4)*100" office:value-type="float" office:value="58.12" calcext:value-type="float">
            <text:p>58,12</text:p>
          </table:table-cell>
          <table:table-cell table:formula="of:=RAND()" office:value-type="float" office:value="0.695799886478303" calcext:value-type="float">
            <text:p>0,695799886478303</text:p>
          </table:table-cell>
          <table:table-cell table:formula="of:=ROUND([.E$1:.E$1048576];4)*100" office:value-type="float" office:value="69.58" calcext:value-type="float">
            <text:p>69,58</text:p>
          </table:table-cell>
          <table:table-cell table:formula="of:=RAND()" office:value-type="float" office:value="0.643681588972654" calcext:value-type="float">
            <text:p>0,643681588972654</text:p>
          </table:table-cell>
          <table:table-cell table:formula="of:=ROUND([.G$1:.G$1048576];4)*100" office:value-type="float" office:value="64.37" calcext:value-type="float">
            <text:p>64,37</text:p>
          </table:table-cell>
          <table:table-cell table:formula="of:=RAND()" office:value-type="float" office:value="0.995189422524125" calcext:value-type="float">
            <text:p>0,995189422524125</text:p>
          </table:table-cell>
          <table:table-cell table:formula="of:=ROUND([.I$1:.I$1048576];4)*100" office:value-type="float" office:value="99.52" calcext:value-type="float">
            <text:p>99,52</text:p>
          </table:table-cell>
          <table:table-cell table:style-name="ce8" table:formula="of:=MEDIAN([.B47];[.D47];[.F47];[.H47];[.J47])" office:value-type="float" office:value="64.37" calcext:value-type="float">
            <text:p>64,37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161111267060515" calcext:value-type="float">
            <text:p>0,161111267060515</text:p>
          </table:table-cell>
          <table:table-cell table:style-name="ce7" table:formula="of:=ROUND([.A$1:.A$1048576];4)*100" office:value-type="float" office:value="16.11" calcext:value-type="float">
            <text:p>16,11</text:p>
          </table:table-cell>
          <table:table-cell table:style-name="ce5" table:formula="of:=RAND()" office:value-type="float" office:value="0.507865224866231" calcext:value-type="float">
            <text:p>0,507865224866231</text:p>
          </table:table-cell>
          <table:table-cell table:style-name="ce7" table:formula="of:=ROUND([.C$1:.C$1048576];4)*100" office:value-type="float" office:value="50.79" calcext:value-type="float">
            <text:p>50,79</text:p>
          </table:table-cell>
          <table:table-cell table:style-name="ce5" table:formula="of:=RAND()" office:value-type="float" office:value="0.506970668471608" calcext:value-type="float">
            <text:p>0,506970668471608</text:p>
          </table:table-cell>
          <table:table-cell table:style-name="ce7" table:formula="of:=ROUND([.E$1:.E$1048576];4)*100" office:value-type="float" office:value="50.7" calcext:value-type="float">
            <text:p>50,7</text:p>
          </table:table-cell>
          <table:table-cell table:style-name="ce5" table:formula="of:=RAND()" office:value-type="float" office:value="0.907215434161071" calcext:value-type="float">
            <text:p>0,907215434161071</text:p>
          </table:table-cell>
          <table:table-cell table:style-name="ce7" table:formula="of:=ROUND([.G$1:.G$1048576];4)*100" office:value-type="float" office:value="90.72" calcext:value-type="float">
            <text:p>90,72</text:p>
          </table:table-cell>
          <table:table-cell table:style-name="ce5" table:formula="of:=RAND()" office:value-type="float" office:value="0.873077508939526" calcext:value-type="float">
            <text:p>0,873077508939526</text:p>
          </table:table-cell>
          <table:table-cell table:style-name="ce7" table:formula="of:=ROUND([.I$1:.I$1048576];4)*100" office:value-type="float" office:value="87.31" calcext:value-type="float">
            <text:p>87,31</text:p>
          </table:table-cell>
          <table:table-cell table:style-name="ce9" table:formula="of:=MEDIAN([.B48];[.D48];[.F48];[.H48];[.J48])" office:value-type="float" office:value="50.79" calcext:value-type="float">
            <text:p>50,79</text:p>
          </table:table-cell>
          <table:table-cell table:style-name="ce11" table:number-columns-repeated="4"/>
          <table:table-cell table:number-columns-repeated="1009"/>
        </table:table-row>
        <table:table-row table:style-name="ro1">
          <table:table-cell table:formula="of:=RAND()" office:value-type="float" office:value="0.0880412668849486" calcext:value-type="float">
            <text:p>0,088041266884949</text:p>
          </table:table-cell>
          <table:table-cell table:formula="of:=ROUND([.A$1:.A$1048576];4)*100" office:value-type="float" office:value="8.8" calcext:value-type="float">
            <text:p>8,8</text:p>
          </table:table-cell>
          <table:table-cell table:formula="of:=RAND()" office:value-type="float" office:value="0.885179424246913" calcext:value-type="float">
            <text:p>0,885179424246913</text:p>
          </table:table-cell>
          <table:table-cell table:formula="of:=ROUND([.C$1:.C$1048576];4)*100" office:value-type="float" office:value="88.52" calcext:value-type="float">
            <text:p>88,52</text:p>
          </table:table-cell>
          <table:table-cell table:formula="of:=RAND()" office:value-type="float" office:value="0.0185695867217236" calcext:value-type="float">
            <text:p>0,018569586721724</text:p>
          </table:table-cell>
          <table:table-cell table:formula="of:=ROUND([.E$1:.E$1048576];4)*100" office:value-type="float" office:value="1.86" calcext:value-type="float">
            <text:p>1,86</text:p>
          </table:table-cell>
          <table:table-cell table:formula="of:=RAND()" office:value-type="float" office:value="0.997241287683943" calcext:value-type="float">
            <text:p>0,997241287683943</text:p>
          </table:table-cell>
          <table:table-cell table:formula="of:=ROUND([.G$1:.G$1048576];4)*100" office:value-type="float" office:value="99.72" calcext:value-type="float">
            <text:p>99,72</text:p>
          </table:table-cell>
          <table:table-cell table:formula="of:=RAND()" office:value-type="float" office:value="0.336938489538196" calcext:value-type="float">
            <text:p>0,336938489538196</text:p>
          </table:table-cell>
          <table:table-cell table:formula="of:=ROUND([.I$1:.I$1048576];4)*100" office:value-type="float" office:value="33.69" calcext:value-type="float">
            <text:p>33,69</text:p>
          </table:table-cell>
          <table:table-cell table:style-name="ce8" table:formula="of:=MEDIAN([.B49];[.D49];[.F49];[.H49];[.J49])" office:value-type="float" office:value="33.69" calcext:value-type="float">
            <text:p>33,69</text:p>
          </table:table-cell>
          <table:table-cell table:number-columns-repeated="1013"/>
        </table:table-row>
        <table:table-row table:style-name="ro1">
          <table:table-cell table:style-name="ce5" table:formula="of:=RAND()" office:value-type="float" office:value="0.223469920026446" calcext:value-type="float">
            <text:p>0,223469920026446</text:p>
          </table:table-cell>
          <table:table-cell table:style-name="ce7" table:formula="of:=ROUND([.A$1:.A$1048576];4)*100" office:value-type="float" office:value="22.35" calcext:value-type="float">
            <text:p>22,35</text:p>
          </table:table-cell>
          <table:table-cell table:style-name="ce5" table:formula="of:=RAND()" office:value-type="float" office:value="0.786338808988838" calcext:value-type="float">
            <text:p>0,786338808988838</text:p>
          </table:table-cell>
          <table:table-cell table:style-name="ce7" table:formula="of:=ROUND([.C$1:.C$1048576];4)*100" office:value-type="float" office:value="78.63" calcext:value-type="float">
            <text:p>78,63</text:p>
          </table:table-cell>
          <table:table-cell table:style-name="ce5" table:formula="of:=RAND()" office:value-type="float" office:value="0.891456373690286" calcext:value-type="float">
            <text:p>0,891456373690286</text:p>
          </table:table-cell>
          <table:table-cell table:style-name="ce7" table:formula="of:=ROUND([.E$1:.E$1048576];4)*100" office:value-type="float" office:value="89.15" calcext:value-type="float">
            <text:p>89,15</text:p>
          </table:table-cell>
          <table:table-cell table:style-name="ce5" table:formula="of:=RAND()" office:value-type="float" office:value="0.948186636279214" calcext:value-type="float">
            <text:p>0,948186636279214</text:p>
          </table:table-cell>
          <table:table-cell table:style-name="ce7" table:formula="of:=ROUND([.G$1:.G$1048576];4)*100" office:value-type="float" office:value="94.82" calcext:value-type="float">
            <text:p>94,82</text:p>
          </table:table-cell>
          <table:table-cell table:style-name="ce5" table:formula="of:=RAND()" office:value-type="float" office:value="0.437874550737519" calcext:value-type="float">
            <text:p>0,437874550737519</text:p>
          </table:table-cell>
          <table:table-cell table:style-name="ce7" table:formula="of:=ROUND([.I$1:.I$1048576];4)*100" office:value-type="float" office:value="43.79" calcext:value-type="float">
            <text:p>43,79</text:p>
          </table:table-cell>
          <table:table-cell table:style-name="ce9" table:formula="of:=MEDIAN([.B50];[.D50];[.F50];[.H50];[.J50])" office:value-type="float" office:value="78.63" calcext:value-type="float">
            <text:p>78,63</text:p>
          </table:table-cell>
          <table:table-cell table:style-name="ce11" table:number-columns-repeated="4"/>
          <table:table-cell table:number-columns-repeated="100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0:16:07.69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9:50:37.995000000</meta:creation-date>
    <dc:date>2019-11-03T10:36:14.524000000</dc:date>
    <meta:editing-duration>PT39M39S</meta:editing-duration>
    <meta:editing-cycles>10</meta:editing-cycles>
    <meta:generator>LibreOffice/6.1.4.2$Windows_x86 LibreOffice_project/9d0f32d1f0b509096fd65e0d4bec26ddd1938fd3</meta:generator>
    <meta:document-statistic meta:table-count="5" meta:cell-count="1750" meta:object-count="0"/>
  </office:meta>
</office:document-meta>
</file>